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64pt"/>
    </style:style>
    <style:style style:name="co2" style:family="table-column">
      <style:table-column-properties fo:break-before="auto" style:column-width="65.71pt"/>
    </style:style>
    <style:style style:name="co3" style:family="table-column">
      <style:table-column-properties fo:break-before="auto" style:column-width="203.81pt"/>
    </style:style>
    <style:style style:name="co4" style:family="table-column">
      <style:table-column-properties fo:break-before="auto" style:column-width="117.81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68.34pt"/>
    </style:style>
    <style:style style:name="co7" style:family="table-column">
      <style:table-column-properties fo:break-before="auto" style:column-width="134.76pt"/>
    </style:style>
    <style:style style:name="co8" style:family="table-column">
      <style:table-column-properties fo:break-before="auto" style:column-width="144.96pt"/>
    </style:style>
    <style:style style:name="co9" style:family="table-column">
      <style:table-column-properties fo:break-before="auto" style:column-width="162.54pt"/>
    </style:style>
    <style:style style:name="co10" style:family="table-column">
      <style:table-column-properties fo:break-before="auto" style:column-width="134.11pt"/>
    </style:style>
    <style:style style:name="co11" style:family="table-column">
      <style:table-column-properties fo:break-before="auto" style:column-width="110.41pt"/>
    </style:style>
    <style:style style:name="co12" style:family="table-column">
      <style:table-column-properties fo:break-before="auto" style:column-width="132.04pt"/>
    </style:style>
    <style:style style:name="co13" style:family="table-column">
      <style:table-column-properties fo:break-before="auto" style:column-width="75.86pt"/>
    </style:style>
    <style:style style:name="co14" style:family="table-column">
      <style:table-column-properties fo:break-before="auto" style:column-width="71.8pt"/>
    </style:style>
    <style:style style:name="co15" style:family="table-column">
      <style:table-column-properties fo:break-before="auto" style:column-width="64.35pt"/>
    </style:style>
    <style:style style:name="co16" style:family="table-column">
      <style:table-column-properties fo:break-before="auto" style:column-width="172.66pt"/>
    </style:style>
    <style:style style:name="co17" style:family="table-column">
      <style:table-column-properties fo:break-before="auto" style:column-width="45.35pt"/>
    </style:style>
    <style:style style:name="co18" style:family="table-column">
      <style:table-column-properties fo:break-before="auto" style:column-width="138.16pt"/>
    </style:style>
    <style:style style:name="co19" style:family="table-column">
      <style:table-column-properties fo:break-before="auto" style:column-width="96.21pt"/>
    </style:style>
    <style:style style:name="co20" style:family="table-column">
      <style:table-column-properties fo:break-before="auto" style:column-width="97.51pt"/>
    </style:style>
    <style:style style:name="co21" style:family="table-column">
      <style:table-column-properties fo:break-before="auto" style:column-width="216pt"/>
    </style:style>
    <style:style style:name="co22" style:family="table-column">
      <style:table-column-properties fo:break-before="auto" style:column-width="138.84pt"/>
    </style:style>
    <style:style style:name="co23" style:family="table-column">
      <style:table-column-properties fo:break-before="auto" style:column-width="98.1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asic_20_Stats_20_and_20_Scratch_20_Work">
      <style:table-properties table:display="true" style:writing-mode="lr-tb"/>
    </style:style>
    <style:style style:name="ta2" style:family="table" style:master-page-name="PageStyle_5f_Chi_20_Square_20_GOF">
      <style:table-properties table:display="true" style:writing-mode="lr-tb"/>
    </style:style>
    <style:style style:name="ta3" style:family="table" style:master-page-name="PageStyle_5f_Chi_20_Square_20_2-Way_20_Observed">
      <style:table-properties table:display="true" style:writing-mode="lr-tb"/>
    </style:style>
    <style:style style:name="ta4" style:family="table" style:master-page-name="PageStyle_5f_Chi_20_Square_20_2-Way_20_Expected">
      <style:table-properties table:display="true" style:writing-mode="lr-tb"/>
    </style:style>
    <style:style style:name="ta5" style:family="table" style:master-page-name="PageStyle_5f_Chi_20_Square_20_Work">
      <style:table-properties table:display="true" style:writing-mode="lr-tb"/>
    </style:style>
    <style:style style:name="ta6" style:family="table" style:master-page-name="PageStyle_5f_Standard_20_Normal_20_Distribution">
      <style:table-properties table:display="true" style:writing-mode="lr-tb"/>
    </style:style>
    <style:style style:name="ta7" style:family="table" style:master-page-name="PageStyle_5f_Normal_20_Distributio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="Calibri" style:font-style-complex="normal" fo:font-size="24pt" fo:font-weight="bold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bold" style:font-weight-complex="bold" style:font-style-asian="normal" fo:color="#000000"/>
    </style:style>
    <style:style style:name="T2" style:family="text">
      <style:text-properties style:font-name="Calibri" style:font-style-complex="normal" fo:font-size="24pt" fo:font-weight="bold" style:text-underline-style="none" style:text-underline-color="font-color" style:text-line-through-type="none" fo:font-style="normal" style:text-outline="false" fo:text-shadow="none" style:font-size-asian="24pt" style:font-size-complex="24pt" style:font-weight-asian="bold" style:font-weight-complex="bold" style:font-style-asian="normal" fo:color="#000000" style:text-position="33% 58%"/>
    </style:style>
    <style:style style:name="T3" style:family="text">
      <style:text-properties style:font-name="Calibri" style:font-style-complex="normal" fo:font-size="24pt" fo:font-weight="bold" style:text-underline-style="none" style:text-underline-color="font-color" style:text-line-through-type="none" fo:font-style="normal" style:text-outline="false" fo:text-shadow="none" style:font-size-asian="24pt" style:font-size-complex="24pt" style:font-weight-asian="bold" style:font-weight-complex="bold" style:font-style-asian="normal" fo:color="#000000" style:text-position="0% 100%"/>
    </style:style>
    <style:style style:name="T4" style:family="text">
      <style:text-properties style:font-style-complex="normal" fo:color="#000000" style:font-style-asian="normal" style:font-weight-complex="bold" style:font-weight-asian="bold" style:font-size-complex="24pt" style:font-size-asian="24pt" fo:text-shadow="none" style:text-outline="false" fo:font-style="normal" style:text-line-through-type="none" style:text-underline-style="none" style:text-underline-color="font-color" fo:font-weight="bold" fo:font-size="24pt" style:font-name="Calibri"/>
    </style:style>
    <style:style style:name="T5" style:family="text">
      <style:text-properties style:font-style-complex="normal" fo:color="#000000" style:font-style-asian="normal" style:font-weight-complex="bold" style:font-weight-asian="bold" style:font-size-complex="24pt" style:font-size-asian="24pt" fo:text-shadow="none" style:text-outline="false" fo:font-style="normal" style:text-line-through-type="none" style:text-underline-style="none" style:text-underline-color="font-color" fo:font-weight="bold" fo:font-size="24pt" style:font-name="Calibri" style:text-position="33% 58%"/>
    </style:style>
    <style:style style:name="T6" style:family="text">
      <style:text-properties style:font-style-complex="normal" fo:color="#000000" style:font-style-asian="normal" style:font-weight-complex="bold" style:font-weight-asian="bold" style:font-size-complex="24pt" style:font-size-asian="24pt" fo:text-shadow="none" style:text-outline="false" fo:font-style="normal" style:text-line-through-type="none" style:text-underline-style="none" style:text-underline-color="font-color" fo:font-weight="bold" fo:font-size="24pt" style:font-name="Calibri" style:text-position="0% 100%"/>
    </style:style>
    <style:style style:name="T7" style:family="text">
      <style:text-properties style:font-name="Calibri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fo:color="#000000"/>
    </style:style>
    <style:style style:name="T8" style:family="text">
      <style:text-properties style:font-name="Calibri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000000" style:text-position="33% 58%"/>
    </style:style>
    <style:style style:name="T9" style:family="text">
      <style:text-properties style:font-name="Calibri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000000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Stats and Scratch Wor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Mean</text:p>
          </table:table-cell>
          <table:table-cell table:style-name="ce2" table:formula="of:=AVERAGE([.A1:.A10])" office:value-type="float" office:value="38.6" calcext:value-type="float">
            <text:p>38.6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2" table:formula="of:=MEDIAN([.A1:.A10])" office:value-type="float" office:value="34" calcext:value-type="float">
            <text:p>34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Standard Deviation</text:p>
          </table:table-cell>
          <table:table-cell table:style-name="ce2" table:formula="of:=stdev.s([.A1:.A10])" office:value-type="float" office:value="25.96664527" calcext:value-type="float">
            <text:p>25.96664527</text:p>
          </table:table-cell>
          <table:table-cell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Minimum</text:p>
          </table:table-cell>
          <table:table-cell table:style-name="ce2" table:formula="of:=MIN([.A1:.A10])" office:value-type="float" office:value="10" calcext:value-type="float">
            <text:p>1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2" table:formula="of:=QUARTILE([.A1:.A10];1)" office:value-type="float" office:value="19.75" calcext:value-type="float">
            <text:p>19.75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2" table:formula="of:=MEDIAN([.A1:.A10])" office:value-type="float" office:value="34" calcext:value-type="float">
            <text:p>34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Q3</text:p>
          </table:table-cell>
          <table:table-cell table:style-name="ce2" table:formula="of:=QUARTILE([.A1:.A10];3)" office:value-type="float" office:value="51.75" calcext:value-type="float">
            <text:p>51.75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Maximum</text:p>
          </table:table-cell>
          <table:table-cell table:style-name="ce2" table:formula="of:=MAX([.A1:.A10])" office:value-type="float" office:value="91" calcext:value-type="float">
            <text:p>91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99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 Square GOF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<text:span text:style-name="T1">(O-E)</text:span><text:span text:style-name="T2">2</text:span><text:span text:style-name="T3">/E</text:span>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4" table:formula="of:=IF(OR([.A2]=&quot;&quot;;[.B2]=&quot;&quot;);&quot;&quot;;ROUND(([.A2]-[.B2])^2/[.B2];3))" office:value-type="float" office:value="1.667" calcext:value-type="float">
            <text:p>1.667</text:p>
          </table:table-cell>
          <table:table-cell table:style-name="ce5"/>
          <table:table-cell table:style-name="ce6" office:value-type="string" calcext:value-type="string">
            <text:p><text:span text:style-name="T4">χ</text:span><text:span text:style-name="T5">2</text:span><text:span text:style-name="T6">=</text:span></text:p>
          </table:table-cell>
          <table:table-cell table:style-name="ce7" table:formula="of:=SUM([.C$1:.C$1048576])" office:value-type="float" office:value="13.25" calcext:value-type="float">
            <text:p>13.2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formula="of:=IF(OR([.A3]=&quot;&quot;;[.B3]=&quot;&quot;);&quot;&quot;;ROUND(([.A3]-[.B3])^2/[.B3];3))" office:value-type="float" office:value="7.5" calcext:value-type="float">
            <text:p>7.5</text:p>
          </table:table-cell>
          <table:table-cell table:style-name="ce5"/>
          <table:table-cell table:style-name="ce6" office:value-type="string" calcext:value-type="string">
            <text:p>df=</text:p>
          </table:table-cell>
          <table:table-cell table:style-name="ce7" table:formula="of:=COUNT([.A$1:.A$1048576])-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(OR([.A4]=&quot;&quot;;[.B4]=&quot;&quot;);&quot;&quot;;ROUND(([.A4]-[.B4])^2/[.B4];3))" office:value-type="float" office:value="4.083" calcext:value-type="float">
            <text:p>4.083</text:p>
          </table:table-cell>
          <table:table-cell table:style-name="ce1"/>
          <table:table-cell table:style-name="ce6" office:value-type="string" calcext:value-type="string">
            <text:p>P-value=</text:p>
          </table:table-cell>
          <table:table-cell table:style-name="ce7" table:formula="of:=COM.MICROSOFT.CHISQ.DIST.RT([.F2];[.F3])" office:value-type="float" office:value="0.00132678043102699" calcext:value-type="float">
            <text:p>0.00132678043102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]=&quot;&quot;;[.B5]=&quot;&quot;);&quot;&quot;;ROUND(([.A5]-[.B5])^2/[.B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]=&quot;&quot;;[.B6]=&quot;&quot;);&quot;&quot;;ROUND(([.A6]-[.B6])^2/[.B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]=&quot;&quot;;[.B7]=&quot;&quot;);&quot;&quot;;ROUND(([.A7]-[.B7])^2/[.B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]=&quot;&quot;;[.B8]=&quot;&quot;);&quot;&quot;;ROUND(([.A8]-[.B8])^2/[.B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]=&quot;&quot;;[.B9]=&quot;&quot;);&quot;&quot;;ROUND(([.A9]-[.B9])^2/[.B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]=&quot;&quot;;[.B10]=&quot;&quot;);&quot;&quot;;ROUND(([.A10]-[.B10])^2/[.B1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]=&quot;&quot;;[.B11]=&quot;&quot;);&quot;&quot;;ROUND(([.A11]-[.B11])^2/[.B1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]=&quot;&quot;;[.B12]=&quot;&quot;);&quot;&quot;;ROUND(([.A12]-[.B12])^2/[.B1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]=&quot;&quot;;[.B13]=&quot;&quot;);&quot;&quot;;ROUND(([.A13]-[.B13])^2/[.B1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]=&quot;&quot;;[.B14]=&quot;&quot;);&quot;&quot;;ROUND(([.A14]-[.B14])^2/[.B1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]=&quot;&quot;;[.B15]=&quot;&quot;);&quot;&quot;;ROUND(([.A15]-[.B15])^2/[.B1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]=&quot;&quot;;[.B16]=&quot;&quot;);&quot;&quot;;ROUND(([.A16]-[.B16])^2/[.B1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]=&quot;&quot;;[.B17]=&quot;&quot;);&quot;&quot;;ROUND(([.A17]-[.B17])^2/[.B1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]=&quot;&quot;;[.B18]=&quot;&quot;);&quot;&quot;;ROUND(([.A18]-[.B18])^2/[.B1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]=&quot;&quot;;[.B19]=&quot;&quot;);&quot;&quot;;ROUND(([.A19]-[.B19])^2/[.B1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0]=&quot;&quot;;[.B20]=&quot;&quot;);&quot;&quot;;ROUND(([.A20]-[.B20])^2/[.B2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1]=&quot;&quot;;[.B21]=&quot;&quot;);&quot;&quot;;ROUND(([.A21]-[.B21])^2/[.B2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2]=&quot;&quot;;[.B22]=&quot;&quot;);&quot;&quot;;ROUND(([.A22]-[.B22])^2/[.B2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3]=&quot;&quot;;[.B23]=&quot;&quot;);&quot;&quot;;ROUND(([.A23]-[.B23])^2/[.B2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4]=&quot;&quot;;[.B24]=&quot;&quot;);&quot;&quot;;ROUND(([.A24]-[.B24])^2/[.B2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5]=&quot;&quot;;[.B25]=&quot;&quot;);&quot;&quot;;ROUND(([.A25]-[.B25])^2/[.B2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6]=&quot;&quot;;[.B26]=&quot;&quot;);&quot;&quot;;ROUND(([.A26]-[.B26])^2/[.B2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7]=&quot;&quot;;[.B27]=&quot;&quot;);&quot;&quot;;ROUND(([.A27]-[.B27])^2/[.B2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8]=&quot;&quot;;[.B28]=&quot;&quot;);&quot;&quot;;ROUND(([.A28]-[.B28])^2/[.B2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9]=&quot;&quot;;[.B29]=&quot;&quot;);&quot;&quot;;ROUND(([.A29]-[.B29])^2/[.B2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0]=&quot;&quot;;[.B30]=&quot;&quot;);&quot;&quot;;ROUND(([.A30]-[.B30])^2/[.B3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1]=&quot;&quot;;[.B31]=&quot;&quot;);&quot;&quot;;ROUND(([.A31]-[.B31])^2/[.B3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2]=&quot;&quot;;[.B32]=&quot;&quot;);&quot;&quot;;ROUND(([.A32]-[.B32])^2/[.B3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3]=&quot;&quot;;[.B33]=&quot;&quot;);&quot;&quot;;ROUND(([.A33]-[.B33])^2/[.B3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4]=&quot;&quot;;[.B34]=&quot;&quot;);&quot;&quot;;ROUND(([.A34]-[.B34])^2/[.B3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5]=&quot;&quot;;[.B35]=&quot;&quot;);&quot;&quot;;ROUND(([.A35]-[.B35])^2/[.B3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6]=&quot;&quot;;[.B36]=&quot;&quot;);&quot;&quot;;ROUND(([.A36]-[.B36])^2/[.B3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7]=&quot;&quot;;[.B37]=&quot;&quot;);&quot;&quot;;ROUND(([.A37]-[.B37])^2/[.B3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8]=&quot;&quot;;[.B38]=&quot;&quot;);&quot;&quot;;ROUND(([.A38]-[.B38])^2/[.B3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39]=&quot;&quot;;[.B39]=&quot;&quot;);&quot;&quot;;ROUND(([.A39]-[.B39])^2/[.B3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0]=&quot;&quot;;[.B40]=&quot;&quot;);&quot;&quot;;ROUND(([.A40]-[.B40])^2/[.B4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1]=&quot;&quot;;[.B41]=&quot;&quot;);&quot;&quot;;ROUND(([.A41]-[.B41])^2/[.B4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2]=&quot;&quot;;[.B42]=&quot;&quot;);&quot;&quot;;ROUND(([.A42]-[.B42])^2/[.B4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3]=&quot;&quot;;[.B43]=&quot;&quot;);&quot;&quot;;ROUND(([.A43]-[.B43])^2/[.B4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4]=&quot;&quot;;[.B44]=&quot;&quot;);&quot;&quot;;ROUND(([.A44]-[.B44])^2/[.B4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5]=&quot;&quot;;[.B45]=&quot;&quot;);&quot;&quot;;ROUND(([.A45]-[.B45])^2/[.B4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6]=&quot;&quot;;[.B46]=&quot;&quot;);&quot;&quot;;ROUND(([.A46]-[.B46])^2/[.B4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7]=&quot;&quot;;[.B47]=&quot;&quot;);&quot;&quot;;ROUND(([.A47]-[.B47])^2/[.B4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8]=&quot;&quot;;[.B48]=&quot;&quot;);&quot;&quot;;ROUND(([.A48]-[.B48])^2/[.B4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49]=&quot;&quot;;[.B49]=&quot;&quot;);&quot;&quot;;ROUND(([.A49]-[.B49])^2/[.B4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0]=&quot;&quot;;[.B50]=&quot;&quot;);&quot;&quot;;ROUND(([.A50]-[.B50])^2/[.B5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1]=&quot;&quot;;[.B51]=&quot;&quot;);&quot;&quot;;ROUND(([.A51]-[.B51])^2/[.B5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2]=&quot;&quot;;[.B52]=&quot;&quot;);&quot;&quot;;ROUND(([.A52]-[.B52])^2/[.B5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3]=&quot;&quot;;[.B53]=&quot;&quot;);&quot;&quot;;ROUND(([.A53]-[.B53])^2/[.B5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4]=&quot;&quot;;[.B54]=&quot;&quot;);&quot;&quot;;ROUND(([.A54]-[.B54])^2/[.B5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5]=&quot;&quot;;[.B55]=&quot;&quot;);&quot;&quot;;ROUND(([.A55]-[.B55])^2/[.B5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6]=&quot;&quot;;[.B56]=&quot;&quot;);&quot;&quot;;ROUND(([.A56]-[.B56])^2/[.B5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7]=&quot;&quot;;[.B57]=&quot;&quot;);&quot;&quot;;ROUND(([.A57]-[.B57])^2/[.B5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8]=&quot;&quot;;[.B58]=&quot;&quot;);&quot;&quot;;ROUND(([.A58]-[.B58])^2/[.B5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59]=&quot;&quot;;[.B59]=&quot;&quot;);&quot;&quot;;ROUND(([.A59]-[.B59])^2/[.B5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0]=&quot;&quot;;[.B60]=&quot;&quot;);&quot;&quot;;ROUND(([.A60]-[.B60])^2/[.B6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1]=&quot;&quot;;[.B61]=&quot;&quot;);&quot;&quot;;ROUND(([.A61]-[.B61])^2/[.B6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2]=&quot;&quot;;[.B62]=&quot;&quot;);&quot;&quot;;ROUND(([.A62]-[.B62])^2/[.B6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3]=&quot;&quot;;[.B63]=&quot;&quot;);&quot;&quot;;ROUND(([.A63]-[.B63])^2/[.B6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4]=&quot;&quot;;[.B64]=&quot;&quot;);&quot;&quot;;ROUND(([.A64]-[.B64])^2/[.B6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5]=&quot;&quot;;[.B65]=&quot;&quot;);&quot;&quot;;ROUND(([.A65]-[.B65])^2/[.B6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6]=&quot;&quot;;[.B66]=&quot;&quot;);&quot;&quot;;ROUND(([.A66]-[.B66])^2/[.B6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7]=&quot;&quot;;[.B67]=&quot;&quot;);&quot;&quot;;ROUND(([.A67]-[.B67])^2/[.B6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8]=&quot;&quot;;[.B68]=&quot;&quot;);&quot;&quot;;ROUND(([.A68]-[.B68])^2/[.B6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69]=&quot;&quot;;[.B69]=&quot;&quot;);&quot;&quot;;ROUND(([.A69]-[.B69])^2/[.B6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0]=&quot;&quot;;[.B70]=&quot;&quot;);&quot;&quot;;ROUND(([.A70]-[.B70])^2/[.B7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1]=&quot;&quot;;[.B71]=&quot;&quot;);&quot;&quot;;ROUND(([.A71]-[.B71])^2/[.B7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2]=&quot;&quot;;[.B72]=&quot;&quot;);&quot;&quot;;ROUND(([.A72]-[.B72])^2/[.B7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3]=&quot;&quot;;[.B73]=&quot;&quot;);&quot;&quot;;ROUND(([.A73]-[.B73])^2/[.B7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4]=&quot;&quot;;[.B74]=&quot;&quot;);&quot;&quot;;ROUND(([.A74]-[.B74])^2/[.B7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5]=&quot;&quot;;[.B75]=&quot;&quot;);&quot;&quot;;ROUND(([.A75]-[.B75])^2/[.B7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6]=&quot;&quot;;[.B76]=&quot;&quot;);&quot;&quot;;ROUND(([.A76]-[.B76])^2/[.B7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7]=&quot;&quot;;[.B77]=&quot;&quot;);&quot;&quot;;ROUND(([.A77]-[.B77])^2/[.B7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8]=&quot;&quot;;[.B78]=&quot;&quot;);&quot;&quot;;ROUND(([.A78]-[.B78])^2/[.B7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79]=&quot;&quot;;[.B79]=&quot;&quot;);&quot;&quot;;ROUND(([.A79]-[.B79])^2/[.B7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0]=&quot;&quot;;[.B80]=&quot;&quot;);&quot;&quot;;ROUND(([.A80]-[.B80])^2/[.B8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1]=&quot;&quot;;[.B81]=&quot;&quot;);&quot;&quot;;ROUND(([.A81]-[.B81])^2/[.B8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2]=&quot;&quot;;[.B82]=&quot;&quot;);&quot;&quot;;ROUND(([.A82]-[.B82])^2/[.B8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3]=&quot;&quot;;[.B83]=&quot;&quot;);&quot;&quot;;ROUND(([.A83]-[.B83])^2/[.B8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4]=&quot;&quot;;[.B84]=&quot;&quot;);&quot;&quot;;ROUND(([.A84]-[.B84])^2/[.B8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5]=&quot;&quot;;[.B85]=&quot;&quot;);&quot;&quot;;ROUND(([.A85]-[.B85])^2/[.B8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6]=&quot;&quot;;[.B86]=&quot;&quot;);&quot;&quot;;ROUND(([.A86]-[.B86])^2/[.B8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7]=&quot;&quot;;[.B87]=&quot;&quot;);&quot;&quot;;ROUND(([.A87]-[.B87])^2/[.B8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8]=&quot;&quot;;[.B88]=&quot;&quot;);&quot;&quot;;ROUND(([.A88]-[.B88])^2/[.B8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89]=&quot;&quot;;[.B89]=&quot;&quot;);&quot;&quot;;ROUND(([.A89]-[.B89])^2/[.B8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0]=&quot;&quot;;[.B90]=&quot;&quot;);&quot;&quot;;ROUND(([.A90]-[.B90])^2/[.B9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1]=&quot;&quot;;[.B91]=&quot;&quot;);&quot;&quot;;ROUND(([.A91]-[.B91])^2/[.B9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2]=&quot;&quot;;[.B92]=&quot;&quot;);&quot;&quot;;ROUND(([.A92]-[.B92])^2/[.B9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3]=&quot;&quot;;[.B93]=&quot;&quot;);&quot;&quot;;ROUND(([.A93]-[.B93])^2/[.B9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4]=&quot;&quot;;[.B94]=&quot;&quot;);&quot;&quot;;ROUND(([.A94]-[.B94])^2/[.B9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5]=&quot;&quot;;[.B95]=&quot;&quot;);&quot;&quot;;ROUND(([.A95]-[.B95])^2/[.B9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6]=&quot;&quot;;[.B96]=&quot;&quot;);&quot;&quot;;ROUND(([.A96]-[.B96])^2/[.B9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7]=&quot;&quot;;[.B97]=&quot;&quot;);&quot;&quot;;ROUND(([.A97]-[.B97])^2/[.B9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8]=&quot;&quot;;[.B98]=&quot;&quot;);&quot;&quot;;ROUND(([.A98]-[.B98])^2/[.B9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99]=&quot;&quot;;[.B99]=&quot;&quot;);&quot;&quot;;ROUND(([.A99]-[.B99])^2/[.B9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0]=&quot;&quot;;[.B100]=&quot;&quot;);&quot;&quot;;ROUND(([.A100]-[.B100])^2/[.B10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1]=&quot;&quot;;[.B101]=&quot;&quot;);&quot;&quot;;ROUND(([.A101]-[.B101])^2/[.B10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2]=&quot;&quot;;[.B102]=&quot;&quot;);&quot;&quot;;ROUND(([.A102]-[.B102])^2/[.B10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3]=&quot;&quot;;[.B103]=&quot;&quot;);&quot;&quot;;ROUND(([.A103]-[.B103])^2/[.B10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4]=&quot;&quot;;[.B104]=&quot;&quot;);&quot;&quot;;ROUND(([.A104]-[.B104])^2/[.B10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5]=&quot;&quot;;[.B105]=&quot;&quot;);&quot;&quot;;ROUND(([.A105]-[.B105])^2/[.B10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6]=&quot;&quot;;[.B106]=&quot;&quot;);&quot;&quot;;ROUND(([.A106]-[.B106])^2/[.B10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7]=&quot;&quot;;[.B107]=&quot;&quot;);&quot;&quot;;ROUND(([.A107]-[.B107])^2/[.B10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8]=&quot;&quot;;[.B108]=&quot;&quot;);&quot;&quot;;ROUND(([.A108]-[.B108])^2/[.B10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09]=&quot;&quot;;[.B109]=&quot;&quot;);&quot;&quot;;ROUND(([.A109]-[.B109])^2/[.B10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0]=&quot;&quot;;[.B110]=&quot;&quot;);&quot;&quot;;ROUND(([.A110]-[.B110])^2/[.B11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1]=&quot;&quot;;[.B111]=&quot;&quot;);&quot;&quot;;ROUND(([.A111]-[.B111])^2/[.B11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2]=&quot;&quot;;[.B112]=&quot;&quot;);&quot;&quot;;ROUND(([.A112]-[.B112])^2/[.B11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3]=&quot;&quot;;[.B113]=&quot;&quot;);&quot;&quot;;ROUND(([.A113]-[.B113])^2/[.B11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4]=&quot;&quot;;[.B114]=&quot;&quot;);&quot;&quot;;ROUND(([.A114]-[.B114])^2/[.B11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5]=&quot;&quot;;[.B115]=&quot;&quot;);&quot;&quot;;ROUND(([.A115]-[.B115])^2/[.B11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6]=&quot;&quot;;[.B116]=&quot;&quot;);&quot;&quot;;ROUND(([.A116]-[.B116])^2/[.B11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7]=&quot;&quot;;[.B117]=&quot;&quot;);&quot;&quot;;ROUND(([.A117]-[.B117])^2/[.B11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8]=&quot;&quot;;[.B118]=&quot;&quot;);&quot;&quot;;ROUND(([.A118]-[.B118])^2/[.B11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19]=&quot;&quot;;[.B119]=&quot;&quot;);&quot;&quot;;ROUND(([.A119]-[.B119])^2/[.B11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0]=&quot;&quot;;[.B120]=&quot;&quot;);&quot;&quot;;ROUND(([.A120]-[.B120])^2/[.B12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1]=&quot;&quot;;[.B121]=&quot;&quot;);&quot;&quot;;ROUND(([.A121]-[.B121])^2/[.B12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2]=&quot;&quot;;[.B122]=&quot;&quot;);&quot;&quot;;ROUND(([.A122]-[.B122])^2/[.B12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3]=&quot;&quot;;[.B123]=&quot;&quot;);&quot;&quot;;ROUND(([.A123]-[.B123])^2/[.B12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4]=&quot;&quot;;[.B124]=&quot;&quot;);&quot;&quot;;ROUND(([.A124]-[.B124])^2/[.B12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5]=&quot;&quot;;[.B125]=&quot;&quot;);&quot;&quot;;ROUND(([.A125]-[.B125])^2/[.B12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6]=&quot;&quot;;[.B126]=&quot;&quot;);&quot;&quot;;ROUND(([.A126]-[.B126])^2/[.B12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7]=&quot;&quot;;[.B127]=&quot;&quot;);&quot;&quot;;ROUND(([.A127]-[.B127])^2/[.B12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8]=&quot;&quot;;[.B128]=&quot;&quot;);&quot;&quot;;ROUND(([.A128]-[.B128])^2/[.B12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29]=&quot;&quot;;[.B129]=&quot;&quot;);&quot;&quot;;ROUND(([.A129]-[.B129])^2/[.B12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0]=&quot;&quot;;[.B130]=&quot;&quot;);&quot;&quot;;ROUND(([.A130]-[.B130])^2/[.B13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1]=&quot;&quot;;[.B131]=&quot;&quot;);&quot;&quot;;ROUND(([.A131]-[.B131])^2/[.B13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2]=&quot;&quot;;[.B132]=&quot;&quot;);&quot;&quot;;ROUND(([.A132]-[.B132])^2/[.B13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3]=&quot;&quot;;[.B133]=&quot;&quot;);&quot;&quot;;ROUND(([.A133]-[.B133])^2/[.B13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4]=&quot;&quot;;[.B134]=&quot;&quot;);&quot;&quot;;ROUND(([.A134]-[.B134])^2/[.B13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5]=&quot;&quot;;[.B135]=&quot;&quot;);&quot;&quot;;ROUND(([.A135]-[.B135])^2/[.B13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6]=&quot;&quot;;[.B136]=&quot;&quot;);&quot;&quot;;ROUND(([.A136]-[.B136])^2/[.B13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7]=&quot;&quot;;[.B137]=&quot;&quot;);&quot;&quot;;ROUND(([.A137]-[.B137])^2/[.B13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8]=&quot;&quot;;[.B138]=&quot;&quot;);&quot;&quot;;ROUND(([.A138]-[.B138])^2/[.B13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39]=&quot;&quot;;[.B139]=&quot;&quot;);&quot;&quot;;ROUND(([.A139]-[.B139])^2/[.B13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0]=&quot;&quot;;[.B140]=&quot;&quot;);&quot;&quot;;ROUND(([.A140]-[.B140])^2/[.B14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1]=&quot;&quot;;[.B141]=&quot;&quot;);&quot;&quot;;ROUND(([.A141]-[.B141])^2/[.B14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2]=&quot;&quot;;[.B142]=&quot;&quot;);&quot;&quot;;ROUND(([.A142]-[.B142])^2/[.B14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3]=&quot;&quot;;[.B143]=&quot;&quot;);&quot;&quot;;ROUND(([.A143]-[.B143])^2/[.B14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4]=&quot;&quot;;[.B144]=&quot;&quot;);&quot;&quot;;ROUND(([.A144]-[.B144])^2/[.B14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5]=&quot;&quot;;[.B145]=&quot;&quot;);&quot;&quot;;ROUND(([.A145]-[.B145])^2/[.B14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6]=&quot;&quot;;[.B146]=&quot;&quot;);&quot;&quot;;ROUND(([.A146]-[.B146])^2/[.B14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7]=&quot;&quot;;[.B147]=&quot;&quot;);&quot;&quot;;ROUND(([.A147]-[.B147])^2/[.B14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8]=&quot;&quot;;[.B148]=&quot;&quot;);&quot;&quot;;ROUND(([.A148]-[.B148])^2/[.B14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49]=&quot;&quot;;[.B149]=&quot;&quot;);&quot;&quot;;ROUND(([.A149]-[.B149])^2/[.B14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0]=&quot;&quot;;[.B150]=&quot;&quot;);&quot;&quot;;ROUND(([.A150]-[.B150])^2/[.B15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1]=&quot;&quot;;[.B151]=&quot;&quot;);&quot;&quot;;ROUND(([.A151]-[.B151])^2/[.B15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2]=&quot;&quot;;[.B152]=&quot;&quot;);&quot;&quot;;ROUND(([.A152]-[.B152])^2/[.B15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3]=&quot;&quot;;[.B153]=&quot;&quot;);&quot;&quot;;ROUND(([.A153]-[.B153])^2/[.B15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4]=&quot;&quot;;[.B154]=&quot;&quot;);&quot;&quot;;ROUND(([.A154]-[.B154])^2/[.B15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5]=&quot;&quot;;[.B155]=&quot;&quot;);&quot;&quot;;ROUND(([.A155]-[.B155])^2/[.B15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6]=&quot;&quot;;[.B156]=&quot;&quot;);&quot;&quot;;ROUND(([.A156]-[.B156])^2/[.B15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7]=&quot;&quot;;[.B157]=&quot;&quot;);&quot;&quot;;ROUND(([.A157]-[.B157])^2/[.B15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8]=&quot;&quot;;[.B158]=&quot;&quot;);&quot;&quot;;ROUND(([.A158]-[.B158])^2/[.B15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59]=&quot;&quot;;[.B159]=&quot;&quot;);&quot;&quot;;ROUND(([.A159]-[.B159])^2/[.B15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0]=&quot;&quot;;[.B160]=&quot;&quot;);&quot;&quot;;ROUND(([.A160]-[.B160])^2/[.B16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1]=&quot;&quot;;[.B161]=&quot;&quot;);&quot;&quot;;ROUND(([.A161]-[.B161])^2/[.B16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2]=&quot;&quot;;[.B162]=&quot;&quot;);&quot;&quot;;ROUND(([.A162]-[.B162])^2/[.B16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3]=&quot;&quot;;[.B163]=&quot;&quot;);&quot;&quot;;ROUND(([.A163]-[.B163])^2/[.B16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4]=&quot;&quot;;[.B164]=&quot;&quot;);&quot;&quot;;ROUND(([.A164]-[.B164])^2/[.B16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5]=&quot;&quot;;[.B165]=&quot;&quot;);&quot;&quot;;ROUND(([.A165]-[.B165])^2/[.B16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6]=&quot;&quot;;[.B166]=&quot;&quot;);&quot;&quot;;ROUND(([.A166]-[.B166])^2/[.B16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7]=&quot;&quot;;[.B167]=&quot;&quot;);&quot;&quot;;ROUND(([.A167]-[.B167])^2/[.B16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8]=&quot;&quot;;[.B168]=&quot;&quot;);&quot;&quot;;ROUND(([.A168]-[.B168])^2/[.B16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69]=&quot;&quot;;[.B169]=&quot;&quot;);&quot;&quot;;ROUND(([.A169]-[.B169])^2/[.B16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0]=&quot;&quot;;[.B170]=&quot;&quot;);&quot;&quot;;ROUND(([.A170]-[.B170])^2/[.B17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1]=&quot;&quot;;[.B171]=&quot;&quot;);&quot;&quot;;ROUND(([.A171]-[.B171])^2/[.B17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2]=&quot;&quot;;[.B172]=&quot;&quot;);&quot;&quot;;ROUND(([.A172]-[.B172])^2/[.B17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3]=&quot;&quot;;[.B173]=&quot;&quot;);&quot;&quot;;ROUND(([.A173]-[.B173])^2/[.B17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4]=&quot;&quot;;[.B174]=&quot;&quot;);&quot;&quot;;ROUND(([.A174]-[.B174])^2/[.B17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5]=&quot;&quot;;[.B175]=&quot;&quot;);&quot;&quot;;ROUND(([.A175]-[.B175])^2/[.B17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6]=&quot;&quot;;[.B176]=&quot;&quot;);&quot;&quot;;ROUND(([.A176]-[.B176])^2/[.B17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7]=&quot;&quot;;[.B177]=&quot;&quot;);&quot;&quot;;ROUND(([.A177]-[.B177])^2/[.B17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8]=&quot;&quot;;[.B178]=&quot;&quot;);&quot;&quot;;ROUND(([.A178]-[.B178])^2/[.B17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79]=&quot;&quot;;[.B179]=&quot;&quot;);&quot;&quot;;ROUND(([.A179]-[.B179])^2/[.B17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0]=&quot;&quot;;[.B180]=&quot;&quot;);&quot;&quot;;ROUND(([.A180]-[.B180])^2/[.B18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1]=&quot;&quot;;[.B181]=&quot;&quot;);&quot;&quot;;ROUND(([.A181]-[.B181])^2/[.B18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2]=&quot;&quot;;[.B182]=&quot;&quot;);&quot;&quot;;ROUND(([.A182]-[.B182])^2/[.B18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3]=&quot;&quot;;[.B183]=&quot;&quot;);&quot;&quot;;ROUND(([.A183]-[.B183])^2/[.B18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4]=&quot;&quot;;[.B184]=&quot;&quot;);&quot;&quot;;ROUND(([.A184]-[.B184])^2/[.B18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5]=&quot;&quot;;[.B185]=&quot;&quot;);&quot;&quot;;ROUND(([.A185]-[.B185])^2/[.B18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6]=&quot;&quot;;[.B186]=&quot;&quot;);&quot;&quot;;ROUND(([.A186]-[.B186])^2/[.B18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7]=&quot;&quot;;[.B187]=&quot;&quot;);&quot;&quot;;ROUND(([.A187]-[.B187])^2/[.B18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8]=&quot;&quot;;[.B188]=&quot;&quot;);&quot;&quot;;ROUND(([.A188]-[.B188])^2/[.B18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89]=&quot;&quot;;[.B189]=&quot;&quot;);&quot;&quot;;ROUND(([.A189]-[.B189])^2/[.B18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0]=&quot;&quot;;[.B190]=&quot;&quot;);&quot;&quot;;ROUND(([.A190]-[.B190])^2/[.B19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1]=&quot;&quot;;[.B191]=&quot;&quot;);&quot;&quot;;ROUND(([.A191]-[.B191])^2/[.B191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2]=&quot;&quot;;[.B192]=&quot;&quot;);&quot;&quot;;ROUND(([.A192]-[.B192])^2/[.B192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3]=&quot;&quot;;[.B193]=&quot;&quot;);&quot;&quot;;ROUND(([.A193]-[.B193])^2/[.B193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4]=&quot;&quot;;[.B194]=&quot;&quot;);&quot;&quot;;ROUND(([.A194]-[.B194])^2/[.B194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5]=&quot;&quot;;[.B195]=&quot;&quot;);&quot;&quot;;ROUND(([.A195]-[.B195])^2/[.B195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6]=&quot;&quot;;[.B196]=&quot;&quot;);&quot;&quot;;ROUND(([.A196]-[.B196])^2/[.B196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7]=&quot;&quot;;[.B197]=&quot;&quot;);&quot;&quot;;ROUND(([.A197]-[.B197])^2/[.B197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8]=&quot;&quot;;[.B198]=&quot;&quot;);&quot;&quot;;ROUND(([.A198]-[.B198])^2/[.B198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199]=&quot;&quot;;[.B199]=&quot;&quot;);&quot;&quot;;ROUND(([.A199]-[.B199])^2/[.B199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formula="of:=IF(OR([.A200]=&quot;&quot;;[.B200]=&quot;&quot;);&quot;&quot;;ROUND(([.A200]-[.B200])^2/[.B200];3))">
            <text:p/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80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 Square 2-Way Observed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3">
          <table:table-cell table:style-name="ce8"/>
          <table:table-cell table:style-name="ce10" office:value-type="string" calcext:value-type="string">
            <text:p><text:span text:style-name="T7">χ</text:span><text:span text:style-name="T8">2</text:span><text:span text:style-name="T9">=</text:span></text:p>
          </table:table-cell>
          <table:table-cell table:formula="of:=ROUND(SUM([$'Chi Square Work'.B6:.M25]);2)" office:value-type="float" office:value="23.24" calcext:value-type="float">
            <text:p>23.24</text:p>
          </table:table-cell>
          <table:table-cell/>
          <table:table-cell table:style-name="ce14" office:value-type="string" calcext:value-type="string" table:number-columns-spanned="3" table:number-rows-spanned="1">
            <text:p>Start entering data in the highlighted cell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10" office:value-type="string" calcext:value-type="string">
            <text:p>df=</text:p>
          </table:table-cell>
          <table:table-cell table:formula="of:=(COUNT([.A$1:.A$1048576])-2)*(COUNT([.$A6:.$AMJ6])-2)" office:value-type="float" office:value="6" calcext:value-type="float">
            <text:p>6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8"/>
          <table:table-cell table:style-name="ce10" office:value-type="string" calcext:value-type="string">
            <text:p>P-Value=</text:p>
          </table:table-cell>
          <table:table-cell table:formula="of:=ROUND(chisq.dist.rt([.C1];[.C2]);4)" office:value-type="float" office:value="0.0007" calcext:value-type="float">
            <text:p>0.0007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8"/>
          <table:table-cell table:number-columns-repeated="2"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4" table:number-rows-spanned="1">
            <text:p>OBSERVED</text:p>
          </table:table-cell>
          <table:covered-table-cell table:number-columns-repeated="3"/>
          <table:table-cell table:style-name="ce8"/>
          <table:table-cell table:style-name="ce9" table:number-columns-spanned="4" table:number-rows-spanned="1"/>
          <table:covered-table-cell table:number-columns-repeated="3"/>
          <table:table-cell table:number-columns-repeated="1015"/>
        </table:table-row>
        <table:table-row table:style-name="ro3">
          <table:table-cell table:style-name="ce8" table:formula="of:=SUM([.A7:.A26])" office:value-type="float" office:value="1000" calcext:value-type="float">
            <text:p>1000</text:p>
          </table:table-cell>
          <table:table-cell table:style-name="ce8" table:formula="of:=IF([.B7]=&quot;&quot;;&quot;&quot;;SUM([.B7:.B26]))" office:value-type="float" office:value="300" calcext:value-type="float">
            <text:p>300</text:p>
          </table:table-cell>
          <table:table-cell table:style-name="ce8" table:formula="of:=IF([.C7]=&quot;&quot;;&quot;&quot;;SUM([.C7:.C26]))" office:value-type="float" office:value="250" calcext:value-type="float">
            <text:p>250</text:p>
          </table:table-cell>
          <table:table-cell table:style-name="ce8" table:formula="of:=IF([.D7]=&quot;&quot;;&quot;&quot;;SUM([.D7:.D26]))" office:value-type="float" office:value="350" calcext:value-type="float">
            <text:p>350</text:p>
          </table:table-cell>
          <table:table-cell table:style-name="ce8" table:formula="of:=IF([.E7]=&quot;&quot;;&quot;&quot;;SUM([.E7:.E26]))" office:value-type="float" office:value="100" calcext:value-type="float">
            <text:p>100</text:p>
          </table:table-cell>
          <table:table-cell table:style-name="ce8" table:formula="of:=IF([.F7]=&quot;&quot;;&quot;&quot;;SUM([.F7:.F26]))">
            <text:p/>
          </table:table-cell>
          <table:table-cell table:style-name="ce8" table:formula="of:=IF([.G7]=&quot;&quot;;&quot;&quot;;SUM([.G7:.G26]))">
            <text:p/>
          </table:table-cell>
          <table:table-cell table:style-name="ce8" table:formula="of:=IF([.H7]=&quot;&quot;;&quot;&quot;;SUM([.H7:.H26]))">
            <text:p/>
          </table:table-cell>
          <table:table-cell table:style-name="ce8" table:formula="of:=IF([.I7]=&quot;&quot;;&quot;&quot;;SUM([.I7:.I26]))">
            <text:p/>
          </table:table-cell>
          <table:table-cell table:style-name="ce8" table:formula="of:=IF([.J7]=&quot;&quot;;&quot;&quot;;SUM([.J7:.J26]))">
            <text:p/>
          </table:table-cell>
          <table:table-cell table:style-name="ce8" table:formula="of:=IF([.K7]=&quot;&quot;;&quot;&quot;;SUM([.K7:.K26]))">
            <text:p/>
          </table:table-cell>
          <table:table-cell table:style-name="ce8" table:formula="of:=IF([.L7]=&quot;&quot;;&quot;&quot;;SUM([.L7:.L26]))">
            <text:p/>
          </table:table-cell>
          <table:table-cell table:style-name="ce8" table:formula="of:=IF([.M7]=&quot;&quot;;&quot;&quot;;SUM([.M7:.M26]))">
            <text:p/>
          </table:table-cell>
          <table:table-cell table:number-columns-repeated="1011"/>
        </table:table-row>
        <table:table-row table:style-name="ro3">
          <table:table-cell table:style-name="ce8" table:formula="of:=IF([.B7]=&quot;&quot;;&quot;&quot;;SUM([.B7:.M7]))" office:value-type="float" office:value="400" calcext:value-type="float">
            <text:p>400</text:p>
          </table:table-cell>
          <table:table-cell table:style-name="ce11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55" calcext:value-type="float">
            <text:p>55</text:p>
          </table:table-cell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8" table:formula="of:=IF([.B8]=&quot;&quot;;&quot;&quot;;SUM([.B8:.M8]))"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8" table:formula="of:=IF([.B9]=&quot;&quot;;&quot;&quot;;SUM([.B9:.M9]))" office:value-type="float" office:value="350" calcext:value-type="float">
            <text:p>35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35" calcext:value-type="float">
            <text:p>35</text:p>
          </table:table-cell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8" table:formula="of:=IF([.B10]=&quot;&quot;;&quot;&quot;;SUM([.B10:.M10]))">
            <text:p/>
          </table:table-cell>
          <table:table-cell table:style-name="ce12"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11]=&quot;&quot;;&quot;&quot;;SUM([.B11:.M11]))">
            <text:p/>
          </table:table-cell>
          <table:table-cell table:number-columns-repeated="2"/>
          <table:table-cell table:style-name="ce13" table:number-columns-repeated="6"/>
          <table:table-cell table:style-name="ce16"/>
          <table:table-cell table:style-name="ce15"/>
          <table:table-cell table:style-name="ce13" table:number-columns-repeated="2"/>
          <table:table-cell table:number-columns-repeated="1011"/>
        </table:table-row>
        <table:table-row table:style-name="ro3">
          <table:table-cell table:style-name="ce8" table:formula="of:=IF([.B12]=&quot;&quot;;&quot;&quot;;SUM([.B12:.M12]))">
            <text:p/>
          </table:table-cell>
          <table:table-cell table:number-columns-repeated="2"/>
          <table:table-cell table:style-name="ce13" table:number-columns-repeated="6"/>
          <table:table-cell table:style-name="ce16"/>
          <table:table-cell table:style-name="ce15"/>
          <table:table-cell table:style-name="ce13" table:number-columns-repeated="2"/>
          <table:table-cell table:number-columns-repeated="1011"/>
        </table:table-row>
        <table:table-row table:style-name="ro3">
          <table:table-cell table:style-name="ce8" table:formula="of:=IF([.B13]=&quot;&quot;;&quot;&quot;;SUM([.B13:.M13]))">
            <text:p/>
          </table:table-cell>
          <table:table-cell table:number-columns-repeated="2"/>
          <table:table-cell table:style-name="ce13" table:number-columns-repeated="6"/>
          <table:table-cell table:style-name="ce16"/>
          <table:table-cell table:style-name="ce15"/>
          <table:table-cell table:style-name="ce13" table:number-columns-repeated="2"/>
          <table:table-cell table:number-columns-repeated="1011"/>
        </table:table-row>
        <table:table-row table:style-name="ro3">
          <table:table-cell table:style-name="ce8" table:formula="of:=IF([.B14]=&quot;&quot;;&quot;&quot;;SUM([.B14:.M14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15]=&quot;&quot;;&quot;&quot;;SUM([.B15:.M15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16]=&quot;&quot;;&quot;&quot;;SUM([.B16:.M16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17]=&quot;&quot;;&quot;&quot;;SUM([.B17:.M17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18]=&quot;&quot;;&quot;&quot;;SUM([.B18:.M18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19]=&quot;&quot;;&quot;&quot;;SUM([.B19:.M19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20]=&quot;&quot;;&quot;&quot;;SUM([.B20:.M20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21]=&quot;&quot;;&quot;&quot;;SUM([.B21:.M21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22]=&quot;&quot;;&quot;&quot;;SUM([.B22:.M22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23]=&quot;&quot;;&quot;&quot;;SUM([.B23:.M23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24]=&quot;&quot;;&quot;&quot;;SUM([.B24:.M24]))">
            <text:p/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3">
          <table:table-cell table:style-name="ce8" table:formula="of:=IF([.B25]=&quot;&quot;;&quot;&quot;;SUM([.B25:.M25]))">
            <text:p/>
          </table:table-cell>
          <table:table-cell table:number-columns-repeated="2"/>
          <table:table-cell table:style-name="ce13" table:number-columns-repeated="2"/>
          <table:table-cell table:style-name="ce15"/>
          <table:table-cell table:style-name="ce13" table:number-columns-repeated="7"/>
          <table:table-cell table:number-columns-repeated="1011"/>
        </table:table-row>
        <table:table-row table:style-name="ro3">
          <table:table-cell table:style-name="ce8" table:formula="of:=IF([.B26]=&quot;&quot;;&quot;&quot;;SUM([.B26:.M26]))">
            <text:p/>
          </table:table-cell>
          <table:table-cell table:number-columns-repeated="1023"/>
        </table:table-row>
        <table:table-row table:style-name="ro3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 Square 2-Way Expected" table:style-name="ta4">
        <table:table-column table:style-name="co15" table:number-columns-repeated="26" table:default-cell-style-name="Default"/>
        <table:table-column table:style-name="co6" table:number-columns-repeated="998" table:default-cell-style-name="Default"/>
        <table:table-row table:style-name="ro3" table:number-rows-repeated="6">
          <table:table-cell table:number-columns-repeated="1024"/>
        </table:table-row>
        <table:table-row table:style-name="ro3">
          <table:table-cell/>
          <table:table-cell table:formula="of:=IF([$'Chi Square 2-Way Observed'.B7]=&quot;&quot;;&quot;&quot;;[$'Chi Square 2-Way Observed'.B$6]*[$'Chi Square 2-Way Observed'.$A7]/[$'Chi Square 2-Way Observed'.$A$6])" office:value-type="float" office:value="120" calcext:value-type="float">
            <text:p>120</text:p>
          </table:table-cell>
          <table:table-cell table:formula="of:=IF([$'Chi Square 2-Way Observed'.C7]=&quot;&quot;;&quot;&quot;;[$'Chi Square 2-Way Observed'.C$6]*[$'Chi Square 2-Way Observed'.$A7]/[$'Chi Square 2-Way Observed'.$A$6])" office:value-type="float" office:value="100" calcext:value-type="float">
            <text:p>100</text:p>
          </table:table-cell>
          <table:table-cell table:formula="of:=IF([$'Chi Square 2-Way Observed'.D7]=&quot;&quot;;&quot;&quot;;[$'Chi Square 2-Way Observed'.D$6]*[$'Chi Square 2-Way Observed'.$A7]/[$'Chi Square 2-Way Observed'.$A$6])" office:value-type="float" office:value="140" calcext:value-type="float">
            <text:p>140</text:p>
          </table:table-cell>
          <table:table-cell table:formula="of:=IF([$'Chi Square 2-Way Observed'.E7]=&quot;&quot;;&quot;&quot;;[$'Chi Square 2-Way Observed'.E$6]*[$'Chi Square 2-Way Observed'.$A7]/[$'Chi Square 2-Way Observed'.$A$6])" office:value-type="float" office:value="40" calcext:value-type="float">
            <text:p>40</text:p>
          </table:table-cell>
          <table:table-cell table:formula="of:=IF([$'Chi Square 2-Way Observed'.F7]=&quot;&quot;;&quot;&quot;;[$'Chi Square 2-Way Observed'.F$6]*[$'Chi Square 2-Way Observed'.$A7]/[$'Chi Square 2-Way Observed'.$A$6])">
            <text:p/>
          </table:table-cell>
          <table:table-cell table:formula="of:=IF([$'Chi Square 2-Way Observed'.G7]=&quot;&quot;;&quot;&quot;;[$'Chi Square 2-Way Observed'.G$6]*[$'Chi Square 2-Way Observed'.$A7]/[$'Chi Square 2-Way Observed'.$A$6])">
            <text:p/>
          </table:table-cell>
          <table:table-cell table:formula="of:=IF([$'Chi Square 2-Way Observed'.H7]=&quot;&quot;;&quot;&quot;;[$'Chi Square 2-Way Observed'.H$6]*[$'Chi Square 2-Way Observed'.$A7]/[$'Chi Square 2-Way Observed'.$A$6])">
            <text:p/>
          </table:table-cell>
          <table:table-cell table:formula="of:=IF([$'Chi Square 2-Way Observed'.I7]=&quot;&quot;;&quot;&quot;;[$'Chi Square 2-Way Observed'.I$6]*[$'Chi Square 2-Way Observed'.$A7]/[$'Chi Square 2-Way Observed'.$A$6])">
            <text:p/>
          </table:table-cell>
          <table:table-cell table:formula="of:=IF([$'Chi Square 2-Way Observed'.J7]=&quot;&quot;;&quot;&quot;;[$'Chi Square 2-Way Observed'.J$6]*[$'Chi Square 2-Way Observed'.$A7]/[$'Chi Square 2-Way Observed'.$A$6])">
            <text:p/>
          </table:table-cell>
          <table:table-cell table:formula="of:=IF([$'Chi Square 2-Way Observed'.K7]=&quot;&quot;;&quot;&quot;;[$'Chi Square 2-Way Observed'.K$6]*[$'Chi Square 2-Way Observed'.$A7]/[$'Chi Square 2-Way Observed'.$A$6])">
            <text:p/>
          </table:table-cell>
          <table:table-cell table:formula="of:=IF([$'Chi Square 2-Way Observed'.L7]=&quot;&quot;;&quot;&quot;;[$'Chi Square 2-Way Observed'.L$6]*[$'Chi Square 2-Way Observed'.$A7]/[$'Chi Square 2-Way Observed'.$A$6])">
            <text:p/>
          </table:table-cell>
          <table:table-cell table:formula="of:=IF([$'Chi Square 2-Way Observed'.M7]=&quot;&quot;;&quot;&quot;;[$'Chi Square 2-Way Observed'.M$6]*[$'Chi Square 2-Way Observed'.$A7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8]=&quot;&quot;;&quot;&quot;;[$'Chi Square 2-Way Observed'.B$6]*[$'Chi Square 2-Way Observed'.$A8]/[$'Chi Square 2-Way Observed'.$A$6])" office:value-type="float" office:value="75" calcext:value-type="float">
            <text:p>75</text:p>
          </table:table-cell>
          <table:table-cell table:formula="of:=IF([$'Chi Square 2-Way Observed'.C8]=&quot;&quot;;&quot;&quot;;[$'Chi Square 2-Way Observed'.C$6]*[$'Chi Square 2-Way Observed'.$A8]/[$'Chi Square 2-Way Observed'.$A$6])" office:value-type="float" office:value="62.5" calcext:value-type="float">
            <text:p>62.5</text:p>
          </table:table-cell>
          <table:table-cell table:formula="of:=IF([$'Chi Square 2-Way Observed'.D8]=&quot;&quot;;&quot;&quot;;[$'Chi Square 2-Way Observed'.D$6]*[$'Chi Square 2-Way Observed'.$A8]/[$'Chi Square 2-Way Observed'.$A$6])" office:value-type="float" office:value="87.5" calcext:value-type="float">
            <text:p>87.5</text:p>
          </table:table-cell>
          <table:table-cell table:formula="of:=IF([$'Chi Square 2-Way Observed'.E8]=&quot;&quot;;&quot;&quot;;[$'Chi Square 2-Way Observed'.E$6]*[$'Chi Square 2-Way Observed'.$A8]/[$'Chi Square 2-Way Observed'.$A$6])" office:value-type="float" office:value="25" calcext:value-type="float">
            <text:p>25</text:p>
          </table:table-cell>
          <table:table-cell table:formula="of:=IF([$'Chi Square 2-Way Observed'.F8]=&quot;&quot;;&quot;&quot;;[$'Chi Square 2-Way Observed'.F$6]*[$'Chi Square 2-Way Observed'.$A8]/[$'Chi Square 2-Way Observed'.$A$6])">
            <text:p/>
          </table:table-cell>
          <table:table-cell table:formula="of:=IF([$'Chi Square 2-Way Observed'.G8]=&quot;&quot;;&quot;&quot;;[$'Chi Square 2-Way Observed'.G$6]*[$'Chi Square 2-Way Observed'.$A8]/[$'Chi Square 2-Way Observed'.$A$6])">
            <text:p/>
          </table:table-cell>
          <table:table-cell table:formula="of:=IF([$'Chi Square 2-Way Observed'.H8]=&quot;&quot;;&quot;&quot;;[$'Chi Square 2-Way Observed'.H$6]*[$'Chi Square 2-Way Observed'.$A8]/[$'Chi Square 2-Way Observed'.$A$6])">
            <text:p/>
          </table:table-cell>
          <table:table-cell table:formula="of:=IF([$'Chi Square 2-Way Observed'.I8]=&quot;&quot;;&quot;&quot;;[$'Chi Square 2-Way Observed'.I$6]*[$'Chi Square 2-Way Observed'.$A8]/[$'Chi Square 2-Way Observed'.$A$6])">
            <text:p/>
          </table:table-cell>
          <table:table-cell table:formula="of:=IF([$'Chi Square 2-Way Observed'.J8]=&quot;&quot;;&quot;&quot;;[$'Chi Square 2-Way Observed'.J$6]*[$'Chi Square 2-Way Observed'.$A8]/[$'Chi Square 2-Way Observed'.$A$6])">
            <text:p/>
          </table:table-cell>
          <table:table-cell table:formula="of:=IF([$'Chi Square 2-Way Observed'.K8]=&quot;&quot;;&quot;&quot;;[$'Chi Square 2-Way Observed'.K$6]*[$'Chi Square 2-Way Observed'.$A8]/[$'Chi Square 2-Way Observed'.$A$6])">
            <text:p/>
          </table:table-cell>
          <table:table-cell table:formula="of:=IF([$'Chi Square 2-Way Observed'.L8]=&quot;&quot;;&quot;&quot;;[$'Chi Square 2-Way Observed'.L$6]*[$'Chi Square 2-Way Observed'.$A8]/[$'Chi Square 2-Way Observed'.$A$6])">
            <text:p/>
          </table:table-cell>
          <table:table-cell table:formula="of:=IF([$'Chi Square 2-Way Observed'.M8]=&quot;&quot;;&quot;&quot;;[$'Chi Square 2-Way Observed'.M$6]*[$'Chi Square 2-Way Observed'.$A8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9]=&quot;&quot;;&quot;&quot;;[$'Chi Square 2-Way Observed'.B$6]*[$'Chi Square 2-Way Observed'.$A9]/[$'Chi Square 2-Way Observed'.$A$6])" office:value-type="float" office:value="105" calcext:value-type="float">
            <text:p>105</text:p>
          </table:table-cell>
          <table:table-cell table:formula="of:=IF([$'Chi Square 2-Way Observed'.C9]=&quot;&quot;;&quot;&quot;;[$'Chi Square 2-Way Observed'.C$6]*[$'Chi Square 2-Way Observed'.$A9]/[$'Chi Square 2-Way Observed'.$A$6])" office:value-type="float" office:value="87.5" calcext:value-type="float">
            <text:p>87.5</text:p>
          </table:table-cell>
          <table:table-cell table:formula="of:=IF([$'Chi Square 2-Way Observed'.D9]=&quot;&quot;;&quot;&quot;;[$'Chi Square 2-Way Observed'.D$6]*[$'Chi Square 2-Way Observed'.$A9]/[$'Chi Square 2-Way Observed'.$A$6])" office:value-type="float" office:value="122.5" calcext:value-type="float">
            <text:p>122.5</text:p>
          </table:table-cell>
          <table:table-cell table:formula="of:=IF([$'Chi Square 2-Way Observed'.E9]=&quot;&quot;;&quot;&quot;;[$'Chi Square 2-Way Observed'.E$6]*[$'Chi Square 2-Way Observed'.$A9]/[$'Chi Square 2-Way Observed'.$A$6])" office:value-type="float" office:value="35" calcext:value-type="float">
            <text:p>35</text:p>
          </table:table-cell>
          <table:table-cell table:formula="of:=IF([$'Chi Square 2-Way Observed'.F9]=&quot;&quot;;&quot;&quot;;[$'Chi Square 2-Way Observed'.F$6]*[$'Chi Square 2-Way Observed'.$A9]/[$'Chi Square 2-Way Observed'.$A$6])">
            <text:p/>
          </table:table-cell>
          <table:table-cell table:formula="of:=IF([$'Chi Square 2-Way Observed'.G9]=&quot;&quot;;&quot;&quot;;[$'Chi Square 2-Way Observed'.G$6]*[$'Chi Square 2-Way Observed'.$A9]/[$'Chi Square 2-Way Observed'.$A$6])">
            <text:p/>
          </table:table-cell>
          <table:table-cell table:formula="of:=IF([$'Chi Square 2-Way Observed'.H9]=&quot;&quot;;&quot;&quot;;[$'Chi Square 2-Way Observed'.H$6]*[$'Chi Square 2-Way Observed'.$A9]/[$'Chi Square 2-Way Observed'.$A$6])">
            <text:p/>
          </table:table-cell>
          <table:table-cell table:formula="of:=IF([$'Chi Square 2-Way Observed'.I9]=&quot;&quot;;&quot;&quot;;[$'Chi Square 2-Way Observed'.I$6]*[$'Chi Square 2-Way Observed'.$A9]/[$'Chi Square 2-Way Observed'.$A$6])">
            <text:p/>
          </table:table-cell>
          <table:table-cell table:formula="of:=IF([$'Chi Square 2-Way Observed'.J9]=&quot;&quot;;&quot;&quot;;[$'Chi Square 2-Way Observed'.J$6]*[$'Chi Square 2-Way Observed'.$A9]/[$'Chi Square 2-Way Observed'.$A$6])">
            <text:p/>
          </table:table-cell>
          <table:table-cell table:formula="of:=IF([$'Chi Square 2-Way Observed'.K9]=&quot;&quot;;&quot;&quot;;[$'Chi Square 2-Way Observed'.K$6]*[$'Chi Square 2-Way Observed'.$A9]/[$'Chi Square 2-Way Observed'.$A$6])">
            <text:p/>
          </table:table-cell>
          <table:table-cell table:formula="of:=IF([$'Chi Square 2-Way Observed'.L9]=&quot;&quot;;&quot;&quot;;[$'Chi Square 2-Way Observed'.L$6]*[$'Chi Square 2-Way Observed'.$A9]/[$'Chi Square 2-Way Observed'.$A$6])">
            <text:p/>
          </table:table-cell>
          <table:table-cell table:formula="of:=IF([$'Chi Square 2-Way Observed'.M9]=&quot;&quot;;&quot;&quot;;[$'Chi Square 2-Way Observed'.M$6]*[$'Chi Square 2-Way Observed'.$A9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0]=&quot;&quot;;&quot;&quot;;[$'Chi Square 2-Way Observed'.B$6]*[$'Chi Square 2-Way Observed'.$A10]/[$'Chi Square 2-Way Observed'.$A$6])">
            <text:p/>
          </table:table-cell>
          <table:table-cell table:formula="of:=IF([$'Chi Square 2-Way Observed'.C10]=&quot;&quot;;&quot;&quot;;[$'Chi Square 2-Way Observed'.C$6]*[$'Chi Square 2-Way Observed'.$A10]/[$'Chi Square 2-Way Observed'.$A$6])">
            <text:p/>
          </table:table-cell>
          <table:table-cell table:formula="of:=IF([$'Chi Square 2-Way Observed'.D10]=&quot;&quot;;&quot;&quot;;[$'Chi Square 2-Way Observed'.D$6]*[$'Chi Square 2-Way Observed'.$A10]/[$'Chi Square 2-Way Observed'.$A$6])">
            <text:p/>
          </table:table-cell>
          <table:table-cell table:formula="of:=IF([$'Chi Square 2-Way Observed'.E10]=&quot;&quot;;&quot;&quot;;[$'Chi Square 2-Way Observed'.E$6]*[$'Chi Square 2-Way Observed'.$A10]/[$'Chi Square 2-Way Observed'.$A$6])">
            <text:p/>
          </table:table-cell>
          <table:table-cell table:formula="of:=IF([$'Chi Square 2-Way Observed'.F10]=&quot;&quot;;&quot;&quot;;[$'Chi Square 2-Way Observed'.F$6]*[$'Chi Square 2-Way Observed'.$A10]/[$'Chi Square 2-Way Observed'.$A$6])">
            <text:p/>
          </table:table-cell>
          <table:table-cell table:formula="of:=IF([$'Chi Square 2-Way Observed'.G10]=&quot;&quot;;&quot;&quot;;[$'Chi Square 2-Way Observed'.G$6]*[$'Chi Square 2-Way Observed'.$A10]/[$'Chi Square 2-Way Observed'.$A$6])">
            <text:p/>
          </table:table-cell>
          <table:table-cell table:formula="of:=IF([$'Chi Square 2-Way Observed'.H10]=&quot;&quot;;&quot;&quot;;[$'Chi Square 2-Way Observed'.H$6]*[$'Chi Square 2-Way Observed'.$A10]/[$'Chi Square 2-Way Observed'.$A$6])">
            <text:p/>
          </table:table-cell>
          <table:table-cell table:formula="of:=IF([$'Chi Square 2-Way Observed'.I10]=&quot;&quot;;&quot;&quot;;[$'Chi Square 2-Way Observed'.I$6]*[$'Chi Square 2-Way Observed'.$A10]/[$'Chi Square 2-Way Observed'.$A$6])">
            <text:p/>
          </table:table-cell>
          <table:table-cell table:formula="of:=IF([$'Chi Square 2-Way Observed'.J10]=&quot;&quot;;&quot;&quot;;[$'Chi Square 2-Way Observed'.J$6]*[$'Chi Square 2-Way Observed'.$A10]/[$'Chi Square 2-Way Observed'.$A$6])">
            <text:p/>
          </table:table-cell>
          <table:table-cell table:formula="of:=IF([$'Chi Square 2-Way Observed'.K10]=&quot;&quot;;&quot;&quot;;[$'Chi Square 2-Way Observed'.K$6]*[$'Chi Square 2-Way Observed'.$A10]/[$'Chi Square 2-Way Observed'.$A$6])">
            <text:p/>
          </table:table-cell>
          <table:table-cell table:formula="of:=IF([$'Chi Square 2-Way Observed'.L10]=&quot;&quot;;&quot;&quot;;[$'Chi Square 2-Way Observed'.L$6]*[$'Chi Square 2-Way Observed'.$A10]/[$'Chi Square 2-Way Observed'.$A$6])">
            <text:p/>
          </table:table-cell>
          <table:table-cell table:formula="of:=IF([$'Chi Square 2-Way Observed'.M10]=&quot;&quot;;&quot;&quot;;[$'Chi Square 2-Way Observed'.M$6]*[$'Chi Square 2-Way Observed'.$A10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1]=&quot;&quot;;&quot;&quot;;[$'Chi Square 2-Way Observed'.B$6]*[$'Chi Square 2-Way Observed'.$A11]/[$'Chi Square 2-Way Observed'.$A$6])">
            <text:p/>
          </table:table-cell>
          <table:table-cell table:formula="of:=IF([$'Chi Square 2-Way Observed'.C11]=&quot;&quot;;&quot;&quot;;[$'Chi Square 2-Way Observed'.C$6]*[$'Chi Square 2-Way Observed'.$A11]/[$'Chi Square 2-Way Observed'.$A$6])">
            <text:p/>
          </table:table-cell>
          <table:table-cell table:formula="of:=IF([$'Chi Square 2-Way Observed'.D11]=&quot;&quot;;&quot;&quot;;[$'Chi Square 2-Way Observed'.D$6]*[$'Chi Square 2-Way Observed'.$A11]/[$'Chi Square 2-Way Observed'.$A$6])">
            <text:p/>
          </table:table-cell>
          <table:table-cell table:formula="of:=IF([$'Chi Square 2-Way Observed'.E11]=&quot;&quot;;&quot;&quot;;[$'Chi Square 2-Way Observed'.E$6]*[$'Chi Square 2-Way Observed'.$A11]/[$'Chi Square 2-Way Observed'.$A$6])">
            <text:p/>
          </table:table-cell>
          <table:table-cell table:formula="of:=IF([$'Chi Square 2-Way Observed'.F11]=&quot;&quot;;&quot;&quot;;[$'Chi Square 2-Way Observed'.F$6]*[$'Chi Square 2-Way Observed'.$A11]/[$'Chi Square 2-Way Observed'.$A$6])">
            <text:p/>
          </table:table-cell>
          <table:table-cell table:formula="of:=IF([$'Chi Square 2-Way Observed'.G11]=&quot;&quot;;&quot;&quot;;[$'Chi Square 2-Way Observed'.G$6]*[$'Chi Square 2-Way Observed'.$A11]/[$'Chi Square 2-Way Observed'.$A$6])">
            <text:p/>
          </table:table-cell>
          <table:table-cell table:formula="of:=IF([$'Chi Square 2-Way Observed'.H11]=&quot;&quot;;&quot;&quot;;[$'Chi Square 2-Way Observed'.H$6]*[$'Chi Square 2-Way Observed'.$A11]/[$'Chi Square 2-Way Observed'.$A$6])">
            <text:p/>
          </table:table-cell>
          <table:table-cell table:formula="of:=IF([$'Chi Square 2-Way Observed'.I11]=&quot;&quot;;&quot;&quot;;[$'Chi Square 2-Way Observed'.I$6]*[$'Chi Square 2-Way Observed'.$A11]/[$'Chi Square 2-Way Observed'.$A$6])">
            <text:p/>
          </table:table-cell>
          <table:table-cell table:formula="of:=IF([$'Chi Square 2-Way Observed'.J11]=&quot;&quot;;&quot;&quot;;[$'Chi Square 2-Way Observed'.J$6]*[$'Chi Square 2-Way Observed'.$A11]/[$'Chi Square 2-Way Observed'.$A$6])">
            <text:p/>
          </table:table-cell>
          <table:table-cell table:formula="of:=IF([$'Chi Square 2-Way Observed'.K11]=&quot;&quot;;&quot;&quot;;[$'Chi Square 2-Way Observed'.K$6]*[$'Chi Square 2-Way Observed'.$A11]/[$'Chi Square 2-Way Observed'.$A$6])">
            <text:p/>
          </table:table-cell>
          <table:table-cell table:formula="of:=IF([$'Chi Square 2-Way Observed'.L11]=&quot;&quot;;&quot;&quot;;[$'Chi Square 2-Way Observed'.L$6]*[$'Chi Square 2-Way Observed'.$A11]/[$'Chi Square 2-Way Observed'.$A$6])">
            <text:p/>
          </table:table-cell>
          <table:table-cell table:formula="of:=IF([$'Chi Square 2-Way Observed'.M11]=&quot;&quot;;&quot;&quot;;[$'Chi Square 2-Way Observed'.M$6]*[$'Chi Square 2-Way Observed'.$A11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2]=&quot;&quot;;&quot;&quot;;[$'Chi Square 2-Way Observed'.B$6]*[$'Chi Square 2-Way Observed'.$A12]/[$'Chi Square 2-Way Observed'.$A$6])">
            <text:p/>
          </table:table-cell>
          <table:table-cell table:formula="of:=IF([$'Chi Square 2-Way Observed'.C12]=&quot;&quot;;&quot;&quot;;[$'Chi Square 2-Way Observed'.C$6]*[$'Chi Square 2-Way Observed'.$A12]/[$'Chi Square 2-Way Observed'.$A$6])">
            <text:p/>
          </table:table-cell>
          <table:table-cell table:formula="of:=IF([$'Chi Square 2-Way Observed'.D12]=&quot;&quot;;&quot;&quot;;[$'Chi Square 2-Way Observed'.D$6]*[$'Chi Square 2-Way Observed'.$A12]/[$'Chi Square 2-Way Observed'.$A$6])">
            <text:p/>
          </table:table-cell>
          <table:table-cell table:formula="of:=IF([$'Chi Square 2-Way Observed'.E12]=&quot;&quot;;&quot;&quot;;[$'Chi Square 2-Way Observed'.E$6]*[$'Chi Square 2-Way Observed'.$A12]/[$'Chi Square 2-Way Observed'.$A$6])">
            <text:p/>
          </table:table-cell>
          <table:table-cell table:formula="of:=IF([$'Chi Square 2-Way Observed'.F12]=&quot;&quot;;&quot;&quot;;[$'Chi Square 2-Way Observed'.F$6]*[$'Chi Square 2-Way Observed'.$A12]/[$'Chi Square 2-Way Observed'.$A$6])">
            <text:p/>
          </table:table-cell>
          <table:table-cell table:formula="of:=IF([$'Chi Square 2-Way Observed'.G12]=&quot;&quot;;&quot;&quot;;[$'Chi Square 2-Way Observed'.G$6]*[$'Chi Square 2-Way Observed'.$A12]/[$'Chi Square 2-Way Observed'.$A$6])">
            <text:p/>
          </table:table-cell>
          <table:table-cell table:formula="of:=IF([$'Chi Square 2-Way Observed'.H12]=&quot;&quot;;&quot;&quot;;[$'Chi Square 2-Way Observed'.H$6]*[$'Chi Square 2-Way Observed'.$A12]/[$'Chi Square 2-Way Observed'.$A$6])">
            <text:p/>
          </table:table-cell>
          <table:table-cell table:formula="of:=IF([$'Chi Square 2-Way Observed'.I12]=&quot;&quot;;&quot;&quot;;[$'Chi Square 2-Way Observed'.I$6]*[$'Chi Square 2-Way Observed'.$A12]/[$'Chi Square 2-Way Observed'.$A$6])">
            <text:p/>
          </table:table-cell>
          <table:table-cell table:formula="of:=IF([$'Chi Square 2-Way Observed'.J12]=&quot;&quot;;&quot;&quot;;[$'Chi Square 2-Way Observed'.J$6]*[$'Chi Square 2-Way Observed'.$A12]/[$'Chi Square 2-Way Observed'.$A$6])">
            <text:p/>
          </table:table-cell>
          <table:table-cell table:formula="of:=IF([$'Chi Square 2-Way Observed'.K12]=&quot;&quot;;&quot;&quot;;[$'Chi Square 2-Way Observed'.K$6]*[$'Chi Square 2-Way Observed'.$A12]/[$'Chi Square 2-Way Observed'.$A$6])">
            <text:p/>
          </table:table-cell>
          <table:table-cell table:formula="of:=IF([$'Chi Square 2-Way Observed'.L12]=&quot;&quot;;&quot;&quot;;[$'Chi Square 2-Way Observed'.L$6]*[$'Chi Square 2-Way Observed'.$A12]/[$'Chi Square 2-Way Observed'.$A$6])">
            <text:p/>
          </table:table-cell>
          <table:table-cell table:formula="of:=IF([$'Chi Square 2-Way Observed'.M12]=&quot;&quot;;&quot;&quot;;[$'Chi Square 2-Way Observed'.M$6]*[$'Chi Square 2-Way Observed'.$A12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3]=&quot;&quot;;&quot;&quot;;[$'Chi Square 2-Way Observed'.B$6]*[$'Chi Square 2-Way Observed'.$A13]/[$'Chi Square 2-Way Observed'.$A$6])">
            <text:p/>
          </table:table-cell>
          <table:table-cell table:formula="of:=IF([$'Chi Square 2-Way Observed'.C13]=&quot;&quot;;&quot;&quot;;[$'Chi Square 2-Way Observed'.C$6]*[$'Chi Square 2-Way Observed'.$A13]/[$'Chi Square 2-Way Observed'.$A$6])">
            <text:p/>
          </table:table-cell>
          <table:table-cell table:formula="of:=IF([$'Chi Square 2-Way Observed'.D13]=&quot;&quot;;&quot;&quot;;[$'Chi Square 2-Way Observed'.D$6]*[$'Chi Square 2-Way Observed'.$A13]/[$'Chi Square 2-Way Observed'.$A$6])">
            <text:p/>
          </table:table-cell>
          <table:table-cell table:formula="of:=IF([$'Chi Square 2-Way Observed'.E13]=&quot;&quot;;&quot;&quot;;[$'Chi Square 2-Way Observed'.E$6]*[$'Chi Square 2-Way Observed'.$A13]/[$'Chi Square 2-Way Observed'.$A$6])">
            <text:p/>
          </table:table-cell>
          <table:table-cell table:formula="of:=IF([$'Chi Square 2-Way Observed'.F13]=&quot;&quot;;&quot;&quot;;[$'Chi Square 2-Way Observed'.F$6]*[$'Chi Square 2-Way Observed'.$A13]/[$'Chi Square 2-Way Observed'.$A$6])">
            <text:p/>
          </table:table-cell>
          <table:table-cell table:formula="of:=IF([$'Chi Square 2-Way Observed'.G13]=&quot;&quot;;&quot;&quot;;[$'Chi Square 2-Way Observed'.G$6]*[$'Chi Square 2-Way Observed'.$A13]/[$'Chi Square 2-Way Observed'.$A$6])">
            <text:p/>
          </table:table-cell>
          <table:table-cell table:formula="of:=IF([$'Chi Square 2-Way Observed'.H13]=&quot;&quot;;&quot;&quot;;[$'Chi Square 2-Way Observed'.H$6]*[$'Chi Square 2-Way Observed'.$A13]/[$'Chi Square 2-Way Observed'.$A$6])">
            <text:p/>
          </table:table-cell>
          <table:table-cell table:formula="of:=IF([$'Chi Square 2-Way Observed'.I13]=&quot;&quot;;&quot;&quot;;[$'Chi Square 2-Way Observed'.I$6]*[$'Chi Square 2-Way Observed'.$A13]/[$'Chi Square 2-Way Observed'.$A$6])">
            <text:p/>
          </table:table-cell>
          <table:table-cell table:formula="of:=IF([$'Chi Square 2-Way Observed'.J13]=&quot;&quot;;&quot;&quot;;[$'Chi Square 2-Way Observed'.J$6]*[$'Chi Square 2-Way Observed'.$A13]/[$'Chi Square 2-Way Observed'.$A$6])">
            <text:p/>
          </table:table-cell>
          <table:table-cell table:formula="of:=IF([$'Chi Square 2-Way Observed'.K13]=&quot;&quot;;&quot;&quot;;[$'Chi Square 2-Way Observed'.K$6]*[$'Chi Square 2-Way Observed'.$A13]/[$'Chi Square 2-Way Observed'.$A$6])">
            <text:p/>
          </table:table-cell>
          <table:table-cell table:formula="of:=IF([$'Chi Square 2-Way Observed'.L13]=&quot;&quot;;&quot;&quot;;[$'Chi Square 2-Way Observed'.L$6]*[$'Chi Square 2-Way Observed'.$A13]/[$'Chi Square 2-Way Observed'.$A$6])">
            <text:p/>
          </table:table-cell>
          <table:table-cell table:formula="of:=IF([$'Chi Square 2-Way Observed'.M13]=&quot;&quot;;&quot;&quot;;[$'Chi Square 2-Way Observed'.M$6]*[$'Chi Square 2-Way Observed'.$A13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4]=&quot;&quot;;&quot;&quot;;[$'Chi Square 2-Way Observed'.B$6]*[$'Chi Square 2-Way Observed'.$A14]/[$'Chi Square 2-Way Observed'.$A$6])">
            <text:p/>
          </table:table-cell>
          <table:table-cell table:formula="of:=IF([$'Chi Square 2-Way Observed'.C14]=&quot;&quot;;&quot;&quot;;[$'Chi Square 2-Way Observed'.C$6]*[$'Chi Square 2-Way Observed'.$A14]/[$'Chi Square 2-Way Observed'.$A$6])">
            <text:p/>
          </table:table-cell>
          <table:table-cell table:formula="of:=IF([$'Chi Square 2-Way Observed'.D14]=&quot;&quot;;&quot;&quot;;[$'Chi Square 2-Way Observed'.D$6]*[$'Chi Square 2-Way Observed'.$A14]/[$'Chi Square 2-Way Observed'.$A$6])">
            <text:p/>
          </table:table-cell>
          <table:table-cell table:formula="of:=IF([$'Chi Square 2-Way Observed'.E14]=&quot;&quot;;&quot;&quot;;[$'Chi Square 2-Way Observed'.E$6]*[$'Chi Square 2-Way Observed'.$A14]/[$'Chi Square 2-Way Observed'.$A$6])">
            <text:p/>
          </table:table-cell>
          <table:table-cell table:formula="of:=IF([$'Chi Square 2-Way Observed'.F14]=&quot;&quot;;&quot;&quot;;[$'Chi Square 2-Way Observed'.F$6]*[$'Chi Square 2-Way Observed'.$A14]/[$'Chi Square 2-Way Observed'.$A$6])">
            <text:p/>
          </table:table-cell>
          <table:table-cell table:formula="of:=IF([$'Chi Square 2-Way Observed'.G14]=&quot;&quot;;&quot;&quot;;[$'Chi Square 2-Way Observed'.G$6]*[$'Chi Square 2-Way Observed'.$A14]/[$'Chi Square 2-Way Observed'.$A$6])">
            <text:p/>
          </table:table-cell>
          <table:table-cell table:formula="of:=IF([$'Chi Square 2-Way Observed'.H14]=&quot;&quot;;&quot;&quot;;[$'Chi Square 2-Way Observed'.H$6]*[$'Chi Square 2-Way Observed'.$A14]/[$'Chi Square 2-Way Observed'.$A$6])">
            <text:p/>
          </table:table-cell>
          <table:table-cell table:formula="of:=IF([$'Chi Square 2-Way Observed'.I14]=&quot;&quot;;&quot;&quot;;[$'Chi Square 2-Way Observed'.I$6]*[$'Chi Square 2-Way Observed'.$A14]/[$'Chi Square 2-Way Observed'.$A$6])">
            <text:p/>
          </table:table-cell>
          <table:table-cell table:formula="of:=IF([$'Chi Square 2-Way Observed'.J14]=&quot;&quot;;&quot;&quot;;[$'Chi Square 2-Way Observed'.J$6]*[$'Chi Square 2-Way Observed'.$A14]/[$'Chi Square 2-Way Observed'.$A$6])">
            <text:p/>
          </table:table-cell>
          <table:table-cell table:formula="of:=IF([$'Chi Square 2-Way Observed'.K14]=&quot;&quot;;&quot;&quot;;[$'Chi Square 2-Way Observed'.K$6]*[$'Chi Square 2-Way Observed'.$A14]/[$'Chi Square 2-Way Observed'.$A$6])">
            <text:p/>
          </table:table-cell>
          <table:table-cell table:formula="of:=IF([$'Chi Square 2-Way Observed'.L14]=&quot;&quot;;&quot;&quot;;[$'Chi Square 2-Way Observed'.L$6]*[$'Chi Square 2-Way Observed'.$A14]/[$'Chi Square 2-Way Observed'.$A$6])">
            <text:p/>
          </table:table-cell>
          <table:table-cell table:formula="of:=IF([$'Chi Square 2-Way Observed'.M14]=&quot;&quot;;&quot;&quot;;[$'Chi Square 2-Way Observed'.M$6]*[$'Chi Square 2-Way Observed'.$A14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5]=&quot;&quot;;&quot;&quot;;[$'Chi Square 2-Way Observed'.B$6]*[$'Chi Square 2-Way Observed'.$A15]/[$'Chi Square 2-Way Observed'.$A$6])">
            <text:p/>
          </table:table-cell>
          <table:table-cell table:formula="of:=IF([$'Chi Square 2-Way Observed'.C15]=&quot;&quot;;&quot;&quot;;[$'Chi Square 2-Way Observed'.C$6]*[$'Chi Square 2-Way Observed'.$A15]/[$'Chi Square 2-Way Observed'.$A$6])">
            <text:p/>
          </table:table-cell>
          <table:table-cell table:formula="of:=IF([$'Chi Square 2-Way Observed'.D15]=&quot;&quot;;&quot;&quot;;[$'Chi Square 2-Way Observed'.D$6]*[$'Chi Square 2-Way Observed'.$A15]/[$'Chi Square 2-Way Observed'.$A$6])">
            <text:p/>
          </table:table-cell>
          <table:table-cell table:formula="of:=IF([$'Chi Square 2-Way Observed'.E15]=&quot;&quot;;&quot;&quot;;[$'Chi Square 2-Way Observed'.E$6]*[$'Chi Square 2-Way Observed'.$A15]/[$'Chi Square 2-Way Observed'.$A$6])">
            <text:p/>
          </table:table-cell>
          <table:table-cell table:formula="of:=IF([$'Chi Square 2-Way Observed'.F15]=&quot;&quot;;&quot;&quot;;[$'Chi Square 2-Way Observed'.F$6]*[$'Chi Square 2-Way Observed'.$A15]/[$'Chi Square 2-Way Observed'.$A$6])">
            <text:p/>
          </table:table-cell>
          <table:table-cell table:formula="of:=IF([$'Chi Square 2-Way Observed'.G15]=&quot;&quot;;&quot;&quot;;[$'Chi Square 2-Way Observed'.G$6]*[$'Chi Square 2-Way Observed'.$A15]/[$'Chi Square 2-Way Observed'.$A$6])">
            <text:p/>
          </table:table-cell>
          <table:table-cell table:formula="of:=IF([$'Chi Square 2-Way Observed'.H15]=&quot;&quot;;&quot;&quot;;[$'Chi Square 2-Way Observed'.H$6]*[$'Chi Square 2-Way Observed'.$A15]/[$'Chi Square 2-Way Observed'.$A$6])">
            <text:p/>
          </table:table-cell>
          <table:table-cell table:formula="of:=IF([$'Chi Square 2-Way Observed'.I15]=&quot;&quot;;&quot;&quot;;[$'Chi Square 2-Way Observed'.I$6]*[$'Chi Square 2-Way Observed'.$A15]/[$'Chi Square 2-Way Observed'.$A$6])">
            <text:p/>
          </table:table-cell>
          <table:table-cell table:formula="of:=IF([$'Chi Square 2-Way Observed'.J15]=&quot;&quot;;&quot;&quot;;[$'Chi Square 2-Way Observed'.J$6]*[$'Chi Square 2-Way Observed'.$A15]/[$'Chi Square 2-Way Observed'.$A$6])">
            <text:p/>
          </table:table-cell>
          <table:table-cell table:formula="of:=IF([$'Chi Square 2-Way Observed'.K15]=&quot;&quot;;&quot;&quot;;[$'Chi Square 2-Way Observed'.K$6]*[$'Chi Square 2-Way Observed'.$A15]/[$'Chi Square 2-Way Observed'.$A$6])">
            <text:p/>
          </table:table-cell>
          <table:table-cell table:formula="of:=IF([$'Chi Square 2-Way Observed'.L15]=&quot;&quot;;&quot;&quot;;[$'Chi Square 2-Way Observed'.L$6]*[$'Chi Square 2-Way Observed'.$A15]/[$'Chi Square 2-Way Observed'.$A$6])">
            <text:p/>
          </table:table-cell>
          <table:table-cell table:formula="of:=IF([$'Chi Square 2-Way Observed'.M15]=&quot;&quot;;&quot;&quot;;[$'Chi Square 2-Way Observed'.M$6]*[$'Chi Square 2-Way Observed'.$A15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6]=&quot;&quot;;&quot;&quot;;[$'Chi Square 2-Way Observed'.B$6]*[$'Chi Square 2-Way Observed'.$A16]/[$'Chi Square 2-Way Observed'.$A$6])">
            <text:p/>
          </table:table-cell>
          <table:table-cell table:formula="of:=IF([$'Chi Square 2-Way Observed'.C16]=&quot;&quot;;&quot;&quot;;[$'Chi Square 2-Way Observed'.C$6]*[$'Chi Square 2-Way Observed'.$A16]/[$'Chi Square 2-Way Observed'.$A$6])">
            <text:p/>
          </table:table-cell>
          <table:table-cell table:formula="of:=IF([$'Chi Square 2-Way Observed'.D16]=&quot;&quot;;&quot;&quot;;[$'Chi Square 2-Way Observed'.D$6]*[$'Chi Square 2-Way Observed'.$A16]/[$'Chi Square 2-Way Observed'.$A$6])">
            <text:p/>
          </table:table-cell>
          <table:table-cell table:formula="of:=IF([$'Chi Square 2-Way Observed'.E16]=&quot;&quot;;&quot;&quot;;[$'Chi Square 2-Way Observed'.E$6]*[$'Chi Square 2-Way Observed'.$A16]/[$'Chi Square 2-Way Observed'.$A$6])">
            <text:p/>
          </table:table-cell>
          <table:table-cell table:formula="of:=IF([$'Chi Square 2-Way Observed'.F16]=&quot;&quot;;&quot;&quot;;[$'Chi Square 2-Way Observed'.F$6]*[$'Chi Square 2-Way Observed'.$A16]/[$'Chi Square 2-Way Observed'.$A$6])">
            <text:p/>
          </table:table-cell>
          <table:table-cell table:formula="of:=IF([$'Chi Square 2-Way Observed'.G16]=&quot;&quot;;&quot;&quot;;[$'Chi Square 2-Way Observed'.G$6]*[$'Chi Square 2-Way Observed'.$A16]/[$'Chi Square 2-Way Observed'.$A$6])">
            <text:p/>
          </table:table-cell>
          <table:table-cell table:formula="of:=IF([$'Chi Square 2-Way Observed'.H16]=&quot;&quot;;&quot;&quot;;[$'Chi Square 2-Way Observed'.H$6]*[$'Chi Square 2-Way Observed'.$A16]/[$'Chi Square 2-Way Observed'.$A$6])">
            <text:p/>
          </table:table-cell>
          <table:table-cell table:formula="of:=IF([$'Chi Square 2-Way Observed'.I16]=&quot;&quot;;&quot;&quot;;[$'Chi Square 2-Way Observed'.I$6]*[$'Chi Square 2-Way Observed'.$A16]/[$'Chi Square 2-Way Observed'.$A$6])">
            <text:p/>
          </table:table-cell>
          <table:table-cell table:formula="of:=IF([$'Chi Square 2-Way Observed'.J16]=&quot;&quot;;&quot;&quot;;[$'Chi Square 2-Way Observed'.J$6]*[$'Chi Square 2-Way Observed'.$A16]/[$'Chi Square 2-Way Observed'.$A$6])">
            <text:p/>
          </table:table-cell>
          <table:table-cell table:formula="of:=IF([$'Chi Square 2-Way Observed'.K16]=&quot;&quot;;&quot;&quot;;[$'Chi Square 2-Way Observed'.K$6]*[$'Chi Square 2-Way Observed'.$A16]/[$'Chi Square 2-Way Observed'.$A$6])">
            <text:p/>
          </table:table-cell>
          <table:table-cell table:formula="of:=IF([$'Chi Square 2-Way Observed'.L16]=&quot;&quot;;&quot;&quot;;[$'Chi Square 2-Way Observed'.L$6]*[$'Chi Square 2-Way Observed'.$A16]/[$'Chi Square 2-Way Observed'.$A$6])">
            <text:p/>
          </table:table-cell>
          <table:table-cell table:formula="of:=IF([$'Chi Square 2-Way Observed'.M16]=&quot;&quot;;&quot;&quot;;[$'Chi Square 2-Way Observed'.M$6]*[$'Chi Square 2-Way Observed'.$A16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7]=&quot;&quot;;&quot;&quot;;[$'Chi Square 2-Way Observed'.B$6]*[$'Chi Square 2-Way Observed'.$A17]/[$'Chi Square 2-Way Observed'.$A$6])">
            <text:p/>
          </table:table-cell>
          <table:table-cell table:formula="of:=IF([$'Chi Square 2-Way Observed'.C17]=&quot;&quot;;&quot;&quot;;[$'Chi Square 2-Way Observed'.C$6]*[$'Chi Square 2-Way Observed'.$A17]/[$'Chi Square 2-Way Observed'.$A$6])">
            <text:p/>
          </table:table-cell>
          <table:table-cell table:formula="of:=IF([$'Chi Square 2-Way Observed'.D17]=&quot;&quot;;&quot;&quot;;[$'Chi Square 2-Way Observed'.D$6]*[$'Chi Square 2-Way Observed'.$A17]/[$'Chi Square 2-Way Observed'.$A$6])">
            <text:p/>
          </table:table-cell>
          <table:table-cell table:formula="of:=IF([$'Chi Square 2-Way Observed'.E17]=&quot;&quot;;&quot;&quot;;[$'Chi Square 2-Way Observed'.E$6]*[$'Chi Square 2-Way Observed'.$A17]/[$'Chi Square 2-Way Observed'.$A$6])">
            <text:p/>
          </table:table-cell>
          <table:table-cell table:formula="of:=IF([$'Chi Square 2-Way Observed'.F17]=&quot;&quot;;&quot;&quot;;[$'Chi Square 2-Way Observed'.F$6]*[$'Chi Square 2-Way Observed'.$A17]/[$'Chi Square 2-Way Observed'.$A$6])">
            <text:p/>
          </table:table-cell>
          <table:table-cell table:formula="of:=IF([$'Chi Square 2-Way Observed'.G17]=&quot;&quot;;&quot;&quot;;[$'Chi Square 2-Way Observed'.G$6]*[$'Chi Square 2-Way Observed'.$A17]/[$'Chi Square 2-Way Observed'.$A$6])">
            <text:p/>
          </table:table-cell>
          <table:table-cell table:formula="of:=IF([$'Chi Square 2-Way Observed'.H17]=&quot;&quot;;&quot;&quot;;[$'Chi Square 2-Way Observed'.H$6]*[$'Chi Square 2-Way Observed'.$A17]/[$'Chi Square 2-Way Observed'.$A$6])">
            <text:p/>
          </table:table-cell>
          <table:table-cell table:formula="of:=IF([$'Chi Square 2-Way Observed'.I17]=&quot;&quot;;&quot;&quot;;[$'Chi Square 2-Way Observed'.I$6]*[$'Chi Square 2-Way Observed'.$A17]/[$'Chi Square 2-Way Observed'.$A$6])">
            <text:p/>
          </table:table-cell>
          <table:table-cell table:formula="of:=IF([$'Chi Square 2-Way Observed'.J17]=&quot;&quot;;&quot;&quot;;[$'Chi Square 2-Way Observed'.J$6]*[$'Chi Square 2-Way Observed'.$A17]/[$'Chi Square 2-Way Observed'.$A$6])">
            <text:p/>
          </table:table-cell>
          <table:table-cell table:formula="of:=IF([$'Chi Square 2-Way Observed'.K17]=&quot;&quot;;&quot;&quot;;[$'Chi Square 2-Way Observed'.K$6]*[$'Chi Square 2-Way Observed'.$A17]/[$'Chi Square 2-Way Observed'.$A$6])">
            <text:p/>
          </table:table-cell>
          <table:table-cell table:formula="of:=IF([$'Chi Square 2-Way Observed'.L17]=&quot;&quot;;&quot;&quot;;[$'Chi Square 2-Way Observed'.L$6]*[$'Chi Square 2-Way Observed'.$A17]/[$'Chi Square 2-Way Observed'.$A$6])">
            <text:p/>
          </table:table-cell>
          <table:table-cell table:formula="of:=IF([$'Chi Square 2-Way Observed'.M17]=&quot;&quot;;&quot;&quot;;[$'Chi Square 2-Way Observed'.M$6]*[$'Chi Square 2-Way Observed'.$A17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8]=&quot;&quot;;&quot;&quot;;[$'Chi Square 2-Way Observed'.B$6]*[$'Chi Square 2-Way Observed'.$A18]/[$'Chi Square 2-Way Observed'.$A$6])">
            <text:p/>
          </table:table-cell>
          <table:table-cell table:formula="of:=IF([$'Chi Square 2-Way Observed'.C18]=&quot;&quot;;&quot;&quot;;[$'Chi Square 2-Way Observed'.C$6]*[$'Chi Square 2-Way Observed'.$A18]/[$'Chi Square 2-Way Observed'.$A$6])">
            <text:p/>
          </table:table-cell>
          <table:table-cell table:formula="of:=IF([$'Chi Square 2-Way Observed'.D18]=&quot;&quot;;&quot;&quot;;[$'Chi Square 2-Way Observed'.D$6]*[$'Chi Square 2-Way Observed'.$A18]/[$'Chi Square 2-Way Observed'.$A$6])">
            <text:p/>
          </table:table-cell>
          <table:table-cell table:formula="of:=IF([$'Chi Square 2-Way Observed'.E18]=&quot;&quot;;&quot;&quot;;[$'Chi Square 2-Way Observed'.E$6]*[$'Chi Square 2-Way Observed'.$A18]/[$'Chi Square 2-Way Observed'.$A$6])">
            <text:p/>
          </table:table-cell>
          <table:table-cell table:formula="of:=IF([$'Chi Square 2-Way Observed'.F18]=&quot;&quot;;&quot;&quot;;[$'Chi Square 2-Way Observed'.F$6]*[$'Chi Square 2-Way Observed'.$A18]/[$'Chi Square 2-Way Observed'.$A$6])">
            <text:p/>
          </table:table-cell>
          <table:table-cell table:formula="of:=IF([$'Chi Square 2-Way Observed'.G18]=&quot;&quot;;&quot;&quot;;[$'Chi Square 2-Way Observed'.G$6]*[$'Chi Square 2-Way Observed'.$A18]/[$'Chi Square 2-Way Observed'.$A$6])">
            <text:p/>
          </table:table-cell>
          <table:table-cell table:formula="of:=IF([$'Chi Square 2-Way Observed'.H18]=&quot;&quot;;&quot;&quot;;[$'Chi Square 2-Way Observed'.H$6]*[$'Chi Square 2-Way Observed'.$A18]/[$'Chi Square 2-Way Observed'.$A$6])">
            <text:p/>
          </table:table-cell>
          <table:table-cell table:formula="of:=IF([$'Chi Square 2-Way Observed'.I18]=&quot;&quot;;&quot;&quot;;[$'Chi Square 2-Way Observed'.I$6]*[$'Chi Square 2-Way Observed'.$A18]/[$'Chi Square 2-Way Observed'.$A$6])">
            <text:p/>
          </table:table-cell>
          <table:table-cell table:formula="of:=IF([$'Chi Square 2-Way Observed'.J18]=&quot;&quot;;&quot;&quot;;[$'Chi Square 2-Way Observed'.J$6]*[$'Chi Square 2-Way Observed'.$A18]/[$'Chi Square 2-Way Observed'.$A$6])">
            <text:p/>
          </table:table-cell>
          <table:table-cell table:formula="of:=IF([$'Chi Square 2-Way Observed'.K18]=&quot;&quot;;&quot;&quot;;[$'Chi Square 2-Way Observed'.K$6]*[$'Chi Square 2-Way Observed'.$A18]/[$'Chi Square 2-Way Observed'.$A$6])">
            <text:p/>
          </table:table-cell>
          <table:table-cell table:formula="of:=IF([$'Chi Square 2-Way Observed'.L18]=&quot;&quot;;&quot;&quot;;[$'Chi Square 2-Way Observed'.L$6]*[$'Chi Square 2-Way Observed'.$A18]/[$'Chi Square 2-Way Observed'.$A$6])">
            <text:p/>
          </table:table-cell>
          <table:table-cell table:formula="of:=IF([$'Chi Square 2-Way Observed'.M18]=&quot;&quot;;&quot;&quot;;[$'Chi Square 2-Way Observed'.M$6]*[$'Chi Square 2-Way Observed'.$A18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9]=&quot;&quot;;&quot;&quot;;[$'Chi Square 2-Way Observed'.B$6]*[$'Chi Square 2-Way Observed'.$A19]/[$'Chi Square 2-Way Observed'.$A$6])">
            <text:p/>
          </table:table-cell>
          <table:table-cell table:formula="of:=IF([$'Chi Square 2-Way Observed'.C19]=&quot;&quot;;&quot;&quot;;[$'Chi Square 2-Way Observed'.C$6]*[$'Chi Square 2-Way Observed'.$A19]/[$'Chi Square 2-Way Observed'.$A$6])">
            <text:p/>
          </table:table-cell>
          <table:table-cell table:formula="of:=IF([$'Chi Square 2-Way Observed'.D19]=&quot;&quot;;&quot;&quot;;[$'Chi Square 2-Way Observed'.D$6]*[$'Chi Square 2-Way Observed'.$A19]/[$'Chi Square 2-Way Observed'.$A$6])">
            <text:p/>
          </table:table-cell>
          <table:table-cell table:formula="of:=IF([$'Chi Square 2-Way Observed'.E19]=&quot;&quot;;&quot;&quot;;[$'Chi Square 2-Way Observed'.E$6]*[$'Chi Square 2-Way Observed'.$A19]/[$'Chi Square 2-Way Observed'.$A$6])">
            <text:p/>
          </table:table-cell>
          <table:table-cell table:formula="of:=IF([$'Chi Square 2-Way Observed'.F19]=&quot;&quot;;&quot;&quot;;[$'Chi Square 2-Way Observed'.F$6]*[$'Chi Square 2-Way Observed'.$A19]/[$'Chi Square 2-Way Observed'.$A$6])">
            <text:p/>
          </table:table-cell>
          <table:table-cell table:formula="of:=IF([$'Chi Square 2-Way Observed'.G19]=&quot;&quot;;&quot;&quot;;[$'Chi Square 2-Way Observed'.G$6]*[$'Chi Square 2-Way Observed'.$A19]/[$'Chi Square 2-Way Observed'.$A$6])">
            <text:p/>
          </table:table-cell>
          <table:table-cell table:formula="of:=IF([$'Chi Square 2-Way Observed'.H19]=&quot;&quot;;&quot;&quot;;[$'Chi Square 2-Way Observed'.H$6]*[$'Chi Square 2-Way Observed'.$A19]/[$'Chi Square 2-Way Observed'.$A$6])">
            <text:p/>
          </table:table-cell>
          <table:table-cell table:formula="of:=IF([$'Chi Square 2-Way Observed'.I19]=&quot;&quot;;&quot;&quot;;[$'Chi Square 2-Way Observed'.I$6]*[$'Chi Square 2-Way Observed'.$A19]/[$'Chi Square 2-Way Observed'.$A$6])">
            <text:p/>
          </table:table-cell>
          <table:table-cell table:formula="of:=IF([$'Chi Square 2-Way Observed'.J19]=&quot;&quot;;&quot;&quot;;[$'Chi Square 2-Way Observed'.J$6]*[$'Chi Square 2-Way Observed'.$A19]/[$'Chi Square 2-Way Observed'.$A$6])">
            <text:p/>
          </table:table-cell>
          <table:table-cell table:formula="of:=IF([$'Chi Square 2-Way Observed'.K19]=&quot;&quot;;&quot;&quot;;[$'Chi Square 2-Way Observed'.K$6]*[$'Chi Square 2-Way Observed'.$A19]/[$'Chi Square 2-Way Observed'.$A$6])">
            <text:p/>
          </table:table-cell>
          <table:table-cell table:formula="of:=IF([$'Chi Square 2-Way Observed'.L19]=&quot;&quot;;&quot;&quot;;[$'Chi Square 2-Way Observed'.L$6]*[$'Chi Square 2-Way Observed'.$A19]/[$'Chi Square 2-Way Observed'.$A$6])">
            <text:p/>
          </table:table-cell>
          <table:table-cell table:formula="of:=IF([$'Chi Square 2-Way Observed'.M19]=&quot;&quot;;&quot;&quot;;[$'Chi Square 2-Way Observed'.M$6]*[$'Chi Square 2-Way Observed'.$A19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0]=&quot;&quot;;&quot;&quot;;[$'Chi Square 2-Way Observed'.B$6]*[$'Chi Square 2-Way Observed'.$A20]/[$'Chi Square 2-Way Observed'.$A$6])">
            <text:p/>
          </table:table-cell>
          <table:table-cell table:formula="of:=IF([$'Chi Square 2-Way Observed'.C20]=&quot;&quot;;&quot;&quot;;[$'Chi Square 2-Way Observed'.C$6]*[$'Chi Square 2-Way Observed'.$A20]/[$'Chi Square 2-Way Observed'.$A$6])">
            <text:p/>
          </table:table-cell>
          <table:table-cell table:formula="of:=IF([$'Chi Square 2-Way Observed'.D20]=&quot;&quot;;&quot;&quot;;[$'Chi Square 2-Way Observed'.D$6]*[$'Chi Square 2-Way Observed'.$A20]/[$'Chi Square 2-Way Observed'.$A$6])">
            <text:p/>
          </table:table-cell>
          <table:table-cell table:formula="of:=IF([$'Chi Square 2-Way Observed'.E20]=&quot;&quot;;&quot;&quot;;[$'Chi Square 2-Way Observed'.E$6]*[$'Chi Square 2-Way Observed'.$A20]/[$'Chi Square 2-Way Observed'.$A$6])">
            <text:p/>
          </table:table-cell>
          <table:table-cell table:formula="of:=IF([$'Chi Square 2-Way Observed'.F20]=&quot;&quot;;&quot;&quot;;[$'Chi Square 2-Way Observed'.F$6]*[$'Chi Square 2-Way Observed'.$A20]/[$'Chi Square 2-Way Observed'.$A$6])">
            <text:p/>
          </table:table-cell>
          <table:table-cell table:formula="of:=IF([$'Chi Square 2-Way Observed'.G20]=&quot;&quot;;&quot;&quot;;[$'Chi Square 2-Way Observed'.G$6]*[$'Chi Square 2-Way Observed'.$A20]/[$'Chi Square 2-Way Observed'.$A$6])">
            <text:p/>
          </table:table-cell>
          <table:table-cell table:formula="of:=IF([$'Chi Square 2-Way Observed'.H20]=&quot;&quot;;&quot;&quot;;[$'Chi Square 2-Way Observed'.H$6]*[$'Chi Square 2-Way Observed'.$A20]/[$'Chi Square 2-Way Observed'.$A$6])">
            <text:p/>
          </table:table-cell>
          <table:table-cell table:formula="of:=IF([$'Chi Square 2-Way Observed'.I20]=&quot;&quot;;&quot;&quot;;[$'Chi Square 2-Way Observed'.I$6]*[$'Chi Square 2-Way Observed'.$A20]/[$'Chi Square 2-Way Observed'.$A$6])">
            <text:p/>
          </table:table-cell>
          <table:table-cell table:formula="of:=IF([$'Chi Square 2-Way Observed'.J20]=&quot;&quot;;&quot;&quot;;[$'Chi Square 2-Way Observed'.J$6]*[$'Chi Square 2-Way Observed'.$A20]/[$'Chi Square 2-Way Observed'.$A$6])">
            <text:p/>
          </table:table-cell>
          <table:table-cell table:formula="of:=IF([$'Chi Square 2-Way Observed'.K20]=&quot;&quot;;&quot;&quot;;[$'Chi Square 2-Way Observed'.K$6]*[$'Chi Square 2-Way Observed'.$A20]/[$'Chi Square 2-Way Observed'.$A$6])">
            <text:p/>
          </table:table-cell>
          <table:table-cell table:formula="of:=IF([$'Chi Square 2-Way Observed'.L20]=&quot;&quot;;&quot;&quot;;[$'Chi Square 2-Way Observed'.L$6]*[$'Chi Square 2-Way Observed'.$A20]/[$'Chi Square 2-Way Observed'.$A$6])">
            <text:p/>
          </table:table-cell>
          <table:table-cell table:formula="of:=IF([$'Chi Square 2-Way Observed'.M20]=&quot;&quot;;&quot;&quot;;[$'Chi Square 2-Way Observed'.M$6]*[$'Chi Square 2-Way Observed'.$A20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1]=&quot;&quot;;&quot;&quot;;[$'Chi Square 2-Way Observed'.B$6]*[$'Chi Square 2-Way Observed'.$A21]/[$'Chi Square 2-Way Observed'.$A$6])">
            <text:p/>
          </table:table-cell>
          <table:table-cell table:formula="of:=IF([$'Chi Square 2-Way Observed'.C21]=&quot;&quot;;&quot;&quot;;[$'Chi Square 2-Way Observed'.C$6]*[$'Chi Square 2-Way Observed'.$A21]/[$'Chi Square 2-Way Observed'.$A$6])">
            <text:p/>
          </table:table-cell>
          <table:table-cell table:formula="of:=IF([$'Chi Square 2-Way Observed'.D21]=&quot;&quot;;&quot;&quot;;[$'Chi Square 2-Way Observed'.D$6]*[$'Chi Square 2-Way Observed'.$A21]/[$'Chi Square 2-Way Observed'.$A$6])">
            <text:p/>
          </table:table-cell>
          <table:table-cell table:formula="of:=IF([$'Chi Square 2-Way Observed'.E21]=&quot;&quot;;&quot;&quot;;[$'Chi Square 2-Way Observed'.E$6]*[$'Chi Square 2-Way Observed'.$A21]/[$'Chi Square 2-Way Observed'.$A$6])">
            <text:p/>
          </table:table-cell>
          <table:table-cell table:formula="of:=IF([$'Chi Square 2-Way Observed'.F21]=&quot;&quot;;&quot;&quot;;[$'Chi Square 2-Way Observed'.F$6]*[$'Chi Square 2-Way Observed'.$A21]/[$'Chi Square 2-Way Observed'.$A$6])">
            <text:p/>
          </table:table-cell>
          <table:table-cell table:formula="of:=IF([$'Chi Square 2-Way Observed'.G21]=&quot;&quot;;&quot;&quot;;[$'Chi Square 2-Way Observed'.G$6]*[$'Chi Square 2-Way Observed'.$A21]/[$'Chi Square 2-Way Observed'.$A$6])">
            <text:p/>
          </table:table-cell>
          <table:table-cell table:formula="of:=IF([$'Chi Square 2-Way Observed'.H21]=&quot;&quot;;&quot;&quot;;[$'Chi Square 2-Way Observed'.H$6]*[$'Chi Square 2-Way Observed'.$A21]/[$'Chi Square 2-Way Observed'.$A$6])">
            <text:p/>
          </table:table-cell>
          <table:table-cell table:formula="of:=IF([$'Chi Square 2-Way Observed'.I21]=&quot;&quot;;&quot;&quot;;[$'Chi Square 2-Way Observed'.I$6]*[$'Chi Square 2-Way Observed'.$A21]/[$'Chi Square 2-Way Observed'.$A$6])">
            <text:p/>
          </table:table-cell>
          <table:table-cell table:formula="of:=IF([$'Chi Square 2-Way Observed'.J21]=&quot;&quot;;&quot;&quot;;[$'Chi Square 2-Way Observed'.J$6]*[$'Chi Square 2-Way Observed'.$A21]/[$'Chi Square 2-Way Observed'.$A$6])">
            <text:p/>
          </table:table-cell>
          <table:table-cell table:formula="of:=IF([$'Chi Square 2-Way Observed'.K21]=&quot;&quot;;&quot;&quot;;[$'Chi Square 2-Way Observed'.K$6]*[$'Chi Square 2-Way Observed'.$A21]/[$'Chi Square 2-Way Observed'.$A$6])">
            <text:p/>
          </table:table-cell>
          <table:table-cell table:formula="of:=IF([$'Chi Square 2-Way Observed'.L21]=&quot;&quot;;&quot;&quot;;[$'Chi Square 2-Way Observed'.L$6]*[$'Chi Square 2-Way Observed'.$A21]/[$'Chi Square 2-Way Observed'.$A$6])">
            <text:p/>
          </table:table-cell>
          <table:table-cell table:formula="of:=IF([$'Chi Square 2-Way Observed'.M21]=&quot;&quot;;&quot;&quot;;[$'Chi Square 2-Way Observed'.M$6]*[$'Chi Square 2-Way Observed'.$A21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2]=&quot;&quot;;&quot;&quot;;[$'Chi Square 2-Way Observed'.B$6]*[$'Chi Square 2-Way Observed'.$A22]/[$'Chi Square 2-Way Observed'.$A$6])">
            <text:p/>
          </table:table-cell>
          <table:table-cell table:formula="of:=IF([$'Chi Square 2-Way Observed'.C22]=&quot;&quot;;&quot;&quot;;[$'Chi Square 2-Way Observed'.C$6]*[$'Chi Square 2-Way Observed'.$A22]/[$'Chi Square 2-Way Observed'.$A$6])">
            <text:p/>
          </table:table-cell>
          <table:table-cell table:formula="of:=IF([$'Chi Square 2-Way Observed'.D22]=&quot;&quot;;&quot;&quot;;[$'Chi Square 2-Way Observed'.D$6]*[$'Chi Square 2-Way Observed'.$A22]/[$'Chi Square 2-Way Observed'.$A$6])">
            <text:p/>
          </table:table-cell>
          <table:table-cell table:formula="of:=IF([$'Chi Square 2-Way Observed'.E22]=&quot;&quot;;&quot;&quot;;[$'Chi Square 2-Way Observed'.E$6]*[$'Chi Square 2-Way Observed'.$A22]/[$'Chi Square 2-Way Observed'.$A$6])">
            <text:p/>
          </table:table-cell>
          <table:table-cell table:formula="of:=IF([$'Chi Square 2-Way Observed'.F22]=&quot;&quot;;&quot;&quot;;[$'Chi Square 2-Way Observed'.F$6]*[$'Chi Square 2-Way Observed'.$A22]/[$'Chi Square 2-Way Observed'.$A$6])">
            <text:p/>
          </table:table-cell>
          <table:table-cell table:formula="of:=IF([$'Chi Square 2-Way Observed'.G22]=&quot;&quot;;&quot;&quot;;[$'Chi Square 2-Way Observed'.G$6]*[$'Chi Square 2-Way Observed'.$A22]/[$'Chi Square 2-Way Observed'.$A$6])">
            <text:p/>
          </table:table-cell>
          <table:table-cell table:formula="of:=IF([$'Chi Square 2-Way Observed'.H22]=&quot;&quot;;&quot;&quot;;[$'Chi Square 2-Way Observed'.H$6]*[$'Chi Square 2-Way Observed'.$A22]/[$'Chi Square 2-Way Observed'.$A$6])">
            <text:p/>
          </table:table-cell>
          <table:table-cell table:formula="of:=IF([$'Chi Square 2-Way Observed'.I22]=&quot;&quot;;&quot;&quot;;[$'Chi Square 2-Way Observed'.I$6]*[$'Chi Square 2-Way Observed'.$A22]/[$'Chi Square 2-Way Observed'.$A$6])">
            <text:p/>
          </table:table-cell>
          <table:table-cell table:formula="of:=IF([$'Chi Square 2-Way Observed'.J22]=&quot;&quot;;&quot;&quot;;[$'Chi Square 2-Way Observed'.J$6]*[$'Chi Square 2-Way Observed'.$A22]/[$'Chi Square 2-Way Observed'.$A$6])">
            <text:p/>
          </table:table-cell>
          <table:table-cell table:formula="of:=IF([$'Chi Square 2-Way Observed'.K22]=&quot;&quot;;&quot;&quot;;[$'Chi Square 2-Way Observed'.K$6]*[$'Chi Square 2-Way Observed'.$A22]/[$'Chi Square 2-Way Observed'.$A$6])">
            <text:p/>
          </table:table-cell>
          <table:table-cell table:formula="of:=IF([$'Chi Square 2-Way Observed'.L22]=&quot;&quot;;&quot;&quot;;[$'Chi Square 2-Way Observed'.L$6]*[$'Chi Square 2-Way Observed'.$A22]/[$'Chi Square 2-Way Observed'.$A$6])">
            <text:p/>
          </table:table-cell>
          <table:table-cell table:formula="of:=IF([$'Chi Square 2-Way Observed'.M22]=&quot;&quot;;&quot;&quot;;[$'Chi Square 2-Way Observed'.M$6]*[$'Chi Square 2-Way Observed'.$A22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3]=&quot;&quot;;&quot;&quot;;[$'Chi Square 2-Way Observed'.B$6]*[$'Chi Square 2-Way Observed'.$A23]/[$'Chi Square 2-Way Observed'.$A$6])">
            <text:p/>
          </table:table-cell>
          <table:table-cell table:formula="of:=IF([$'Chi Square 2-Way Observed'.C23]=&quot;&quot;;&quot;&quot;;[$'Chi Square 2-Way Observed'.C$6]*[$'Chi Square 2-Way Observed'.$A23]/[$'Chi Square 2-Way Observed'.$A$6])">
            <text:p/>
          </table:table-cell>
          <table:table-cell table:formula="of:=IF([$'Chi Square 2-Way Observed'.D23]=&quot;&quot;;&quot;&quot;;[$'Chi Square 2-Way Observed'.D$6]*[$'Chi Square 2-Way Observed'.$A23]/[$'Chi Square 2-Way Observed'.$A$6])">
            <text:p/>
          </table:table-cell>
          <table:table-cell table:formula="of:=IF([$'Chi Square 2-Way Observed'.E23]=&quot;&quot;;&quot;&quot;;[$'Chi Square 2-Way Observed'.E$6]*[$'Chi Square 2-Way Observed'.$A23]/[$'Chi Square 2-Way Observed'.$A$6])">
            <text:p/>
          </table:table-cell>
          <table:table-cell table:formula="of:=IF([$'Chi Square 2-Way Observed'.F23]=&quot;&quot;;&quot;&quot;;[$'Chi Square 2-Way Observed'.F$6]*[$'Chi Square 2-Way Observed'.$A23]/[$'Chi Square 2-Way Observed'.$A$6])">
            <text:p/>
          </table:table-cell>
          <table:table-cell table:formula="of:=IF([$'Chi Square 2-Way Observed'.G23]=&quot;&quot;;&quot;&quot;;[$'Chi Square 2-Way Observed'.G$6]*[$'Chi Square 2-Way Observed'.$A23]/[$'Chi Square 2-Way Observed'.$A$6])">
            <text:p/>
          </table:table-cell>
          <table:table-cell table:formula="of:=IF([$'Chi Square 2-Way Observed'.H23]=&quot;&quot;;&quot;&quot;;[$'Chi Square 2-Way Observed'.H$6]*[$'Chi Square 2-Way Observed'.$A23]/[$'Chi Square 2-Way Observed'.$A$6])">
            <text:p/>
          </table:table-cell>
          <table:table-cell table:formula="of:=IF([$'Chi Square 2-Way Observed'.I23]=&quot;&quot;;&quot;&quot;;[$'Chi Square 2-Way Observed'.I$6]*[$'Chi Square 2-Way Observed'.$A23]/[$'Chi Square 2-Way Observed'.$A$6])">
            <text:p/>
          </table:table-cell>
          <table:table-cell table:formula="of:=IF([$'Chi Square 2-Way Observed'.J23]=&quot;&quot;;&quot;&quot;;[$'Chi Square 2-Way Observed'.J$6]*[$'Chi Square 2-Way Observed'.$A23]/[$'Chi Square 2-Way Observed'.$A$6])">
            <text:p/>
          </table:table-cell>
          <table:table-cell table:formula="of:=IF([$'Chi Square 2-Way Observed'.K23]=&quot;&quot;;&quot;&quot;;[$'Chi Square 2-Way Observed'.K$6]*[$'Chi Square 2-Way Observed'.$A23]/[$'Chi Square 2-Way Observed'.$A$6])">
            <text:p/>
          </table:table-cell>
          <table:table-cell table:formula="of:=IF([$'Chi Square 2-Way Observed'.L23]=&quot;&quot;;&quot;&quot;;[$'Chi Square 2-Way Observed'.L$6]*[$'Chi Square 2-Way Observed'.$A23]/[$'Chi Square 2-Way Observed'.$A$6])">
            <text:p/>
          </table:table-cell>
          <table:table-cell table:formula="of:=IF([$'Chi Square 2-Way Observed'.M23]=&quot;&quot;;&quot;&quot;;[$'Chi Square 2-Way Observed'.M$6]*[$'Chi Square 2-Way Observed'.$A23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4]=&quot;&quot;;&quot;&quot;;[$'Chi Square 2-Way Observed'.B$6]*[$'Chi Square 2-Way Observed'.$A24]/[$'Chi Square 2-Way Observed'.$A$6])">
            <text:p/>
          </table:table-cell>
          <table:table-cell table:formula="of:=IF([$'Chi Square 2-Way Observed'.C24]=&quot;&quot;;&quot;&quot;;[$'Chi Square 2-Way Observed'.C$6]*[$'Chi Square 2-Way Observed'.$A24]/[$'Chi Square 2-Way Observed'.$A$6])">
            <text:p/>
          </table:table-cell>
          <table:table-cell table:formula="of:=IF([$'Chi Square 2-Way Observed'.D24]=&quot;&quot;;&quot;&quot;;[$'Chi Square 2-Way Observed'.D$6]*[$'Chi Square 2-Way Observed'.$A24]/[$'Chi Square 2-Way Observed'.$A$6])">
            <text:p/>
          </table:table-cell>
          <table:table-cell table:formula="of:=IF([$'Chi Square 2-Way Observed'.E24]=&quot;&quot;;&quot;&quot;;[$'Chi Square 2-Way Observed'.E$6]*[$'Chi Square 2-Way Observed'.$A24]/[$'Chi Square 2-Way Observed'.$A$6])">
            <text:p/>
          </table:table-cell>
          <table:table-cell table:formula="of:=IF([$'Chi Square 2-Way Observed'.F24]=&quot;&quot;;&quot;&quot;;[$'Chi Square 2-Way Observed'.F$6]*[$'Chi Square 2-Way Observed'.$A24]/[$'Chi Square 2-Way Observed'.$A$6])">
            <text:p/>
          </table:table-cell>
          <table:table-cell table:formula="of:=IF([$'Chi Square 2-Way Observed'.G24]=&quot;&quot;;&quot;&quot;;[$'Chi Square 2-Way Observed'.G$6]*[$'Chi Square 2-Way Observed'.$A24]/[$'Chi Square 2-Way Observed'.$A$6])">
            <text:p/>
          </table:table-cell>
          <table:table-cell table:formula="of:=IF([$'Chi Square 2-Way Observed'.H24]=&quot;&quot;;&quot;&quot;;[$'Chi Square 2-Way Observed'.H$6]*[$'Chi Square 2-Way Observed'.$A24]/[$'Chi Square 2-Way Observed'.$A$6])">
            <text:p/>
          </table:table-cell>
          <table:table-cell table:formula="of:=IF([$'Chi Square 2-Way Observed'.I24]=&quot;&quot;;&quot;&quot;;[$'Chi Square 2-Way Observed'.I$6]*[$'Chi Square 2-Way Observed'.$A24]/[$'Chi Square 2-Way Observed'.$A$6])">
            <text:p/>
          </table:table-cell>
          <table:table-cell table:formula="of:=IF([$'Chi Square 2-Way Observed'.J24]=&quot;&quot;;&quot;&quot;;[$'Chi Square 2-Way Observed'.J$6]*[$'Chi Square 2-Way Observed'.$A24]/[$'Chi Square 2-Way Observed'.$A$6])">
            <text:p/>
          </table:table-cell>
          <table:table-cell table:formula="of:=IF([$'Chi Square 2-Way Observed'.K24]=&quot;&quot;;&quot;&quot;;[$'Chi Square 2-Way Observed'.K$6]*[$'Chi Square 2-Way Observed'.$A24]/[$'Chi Square 2-Way Observed'.$A$6])">
            <text:p/>
          </table:table-cell>
          <table:table-cell table:formula="of:=IF([$'Chi Square 2-Way Observed'.L24]=&quot;&quot;;&quot;&quot;;[$'Chi Square 2-Way Observed'.L$6]*[$'Chi Square 2-Way Observed'.$A24]/[$'Chi Square 2-Way Observed'.$A$6])">
            <text:p/>
          </table:table-cell>
          <table:table-cell table:formula="of:=IF([$'Chi Square 2-Way Observed'.M24]=&quot;&quot;;&quot;&quot;;[$'Chi Square 2-Way Observed'.M$6]*[$'Chi Square 2-Way Observed'.$A24]/[$'Chi Square 2-Way Observed'.$A$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5]=&quot;&quot;;&quot;&quot;;[$'Chi Square 2-Way Observed'.B$6]*[$'Chi Square 2-Way Observed'.$A25]/[$'Chi Square 2-Way Observed'.$A$6])">
            <text:p/>
          </table:table-cell>
          <table:table-cell table:formula="of:=IF([$'Chi Square 2-Way Observed'.C25]=&quot;&quot;;&quot;&quot;;[$'Chi Square 2-Way Observed'.C$6]*[$'Chi Square 2-Way Observed'.$A25]/[$'Chi Square 2-Way Observed'.$A$6])">
            <text:p/>
          </table:table-cell>
          <table:table-cell table:formula="of:=IF([$'Chi Square 2-Way Observed'.D25]=&quot;&quot;;&quot;&quot;;[$'Chi Square 2-Way Observed'.D$6]*[$'Chi Square 2-Way Observed'.$A25]/[$'Chi Square 2-Way Observed'.$A$6])">
            <text:p/>
          </table:table-cell>
          <table:table-cell table:formula="of:=IF([$'Chi Square 2-Way Observed'.E25]=&quot;&quot;;&quot;&quot;;[$'Chi Square 2-Way Observed'.E$6]*[$'Chi Square 2-Way Observed'.$A25]/[$'Chi Square 2-Way Observed'.$A$6])">
            <text:p/>
          </table:table-cell>
          <table:table-cell table:formula="of:=IF([$'Chi Square 2-Way Observed'.F25]=&quot;&quot;;&quot;&quot;;[$'Chi Square 2-Way Observed'.F$6]*[$'Chi Square 2-Way Observed'.$A25]/[$'Chi Square 2-Way Observed'.$A$6])">
            <text:p/>
          </table:table-cell>
          <table:table-cell table:formula="of:=IF([$'Chi Square 2-Way Observed'.G25]=&quot;&quot;;&quot;&quot;;[$'Chi Square 2-Way Observed'.G$6]*[$'Chi Square 2-Way Observed'.$A25]/[$'Chi Square 2-Way Observed'.$A$6])">
            <text:p/>
          </table:table-cell>
          <table:table-cell table:formula="of:=IF([$'Chi Square 2-Way Observed'.H25]=&quot;&quot;;&quot;&quot;;[$'Chi Square 2-Way Observed'.H$6]*[$'Chi Square 2-Way Observed'.$A25]/[$'Chi Square 2-Way Observed'.$A$6])">
            <text:p/>
          </table:table-cell>
          <table:table-cell table:formula="of:=IF([$'Chi Square 2-Way Observed'.I25]=&quot;&quot;;&quot;&quot;;[$'Chi Square 2-Way Observed'.I$6]*[$'Chi Square 2-Way Observed'.$A25]/[$'Chi Square 2-Way Observed'.$A$6])">
            <text:p/>
          </table:table-cell>
          <table:table-cell table:formula="of:=IF([$'Chi Square 2-Way Observed'.J25]=&quot;&quot;;&quot;&quot;;[$'Chi Square 2-Way Observed'.J$6]*[$'Chi Square 2-Way Observed'.$A25]/[$'Chi Square 2-Way Observed'.$A$6])">
            <text:p/>
          </table:table-cell>
          <table:table-cell table:formula="of:=IF([$'Chi Square 2-Way Observed'.K25]=&quot;&quot;;&quot;&quot;;[$'Chi Square 2-Way Observed'.K$6]*[$'Chi Square 2-Way Observed'.$A25]/[$'Chi Square 2-Way Observed'.$A$6])">
            <text:p/>
          </table:table-cell>
          <table:table-cell table:formula="of:=IF([$'Chi Square 2-Way Observed'.L25]=&quot;&quot;;&quot;&quot;;[$'Chi Square 2-Way Observed'.L$6]*[$'Chi Square 2-Way Observed'.$A25]/[$'Chi Square 2-Way Observed'.$A$6])">
            <text:p/>
          </table:table-cell>
          <table:table-cell table:formula="of:=IF([$'Chi Square 2-Way Observed'.M25]=&quot;&quot;;&quot;&quot;;[$'Chi Square 2-Way Observed'.M$6]*[$'Chi Square 2-Way Observed'.$A25]/[$'Chi Square 2-Way Observed'.$A$6])">
            <text:p/>
          </table:table-cell>
          <table:table-cell table:number-columns-repeated="1011"/>
        </table:table-row>
        <table:table-row table:style-name="ro3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 Square Work" table:style-name="ta5">
        <table:table-column table:style-name="co1" table:number-columns-repeated="13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 table:formula="of:=IF([$'Chi Square 2-Way Observed'.B7]=&quot;&quot;;&quot;&quot;;([$'Chi Square 2-Way Observed'.B7]-[$'Chi Square 2-Way Expected'.B7])^2/[$'Chi Square 2-Way Expected'.B7])" office:value-type="float" office:value="1.875" calcext:value-type="float">
            <text:p>1.875</text:p>
          </table:table-cell>
          <table:table-cell table:formula="of:=IF([$'Chi Square 2-Way Observed'.C7]=&quot;&quot;;&quot;&quot;;([$'Chi Square 2-Way Observed'.C7]-[$'Chi Square 2-Way Expected'.C7])^2/[$'Chi Square 2-Way Expected'.C7])" office:value-type="float" office:value="0.25" calcext:value-type="float">
            <text:p>0.25</text:p>
          </table:table-cell>
          <table:table-cell table:formula="of:=IF([$'Chi Square 2-Way Observed'.D7]=&quot;&quot;;&quot;&quot;;([$'Chi Square 2-Way Observed'.D7]-[$'Chi Square 2-Way Expected'.D7])^2/[$'Chi Square 2-Way Expected'.D7])" office:value-type="float" office:value="0.1785714286" calcext:value-type="float">
            <text:p>0.1785714286</text:p>
          </table:table-cell>
          <table:table-cell table:formula="of:=IF([$'Chi Square 2-Way Observed'.E7]=&quot;&quot;;&quot;&quot;;([$'Chi Square 2-Way Observed'.E7]-[$'Chi Square 2-Way Expected'.E7])^2/[$'Chi Square 2-Way Expected'.E7])" office:value-type="float" office:value="5.625" calcext:value-type="float">
            <text:p>5.625</text:p>
          </table:table-cell>
          <table:table-cell table:formula="of:=IF([$'Chi Square 2-Way Observed'.F7]=&quot;&quot;;&quot;&quot;;([$'Chi Square 2-Way Observed'.F7]-[$'Chi Square 2-Way Expected'.F7])^2/[$'Chi Square 2-Way Expected'.F7])">
            <text:p/>
          </table:table-cell>
          <table:table-cell table:formula="of:=IF([$'Chi Square 2-Way Observed'.G7]=&quot;&quot;;&quot;&quot;;([$'Chi Square 2-Way Observed'.G7]-[$'Chi Square 2-Way Expected'.G7])^2/[$'Chi Square 2-Way Expected'.G7])">
            <text:p/>
          </table:table-cell>
          <table:table-cell table:formula="of:=IF([$'Chi Square 2-Way Observed'.H7]=&quot;&quot;;&quot;&quot;;([$'Chi Square 2-Way Observed'.H7]-[$'Chi Square 2-Way Expected'.H7])^2/[$'Chi Square 2-Way Expected'.H7])">
            <text:p/>
          </table:table-cell>
          <table:table-cell table:formula="of:=IF([$'Chi Square 2-Way Observed'.I7]=&quot;&quot;;&quot;&quot;;([$'Chi Square 2-Way Observed'.I7]-[$'Chi Square 2-Way Expected'.I7])^2/[$'Chi Square 2-Way Expected'.I7])">
            <text:p/>
          </table:table-cell>
          <table:table-cell table:formula="of:=IF([$'Chi Square 2-Way Observed'.J7]=&quot;&quot;;&quot;&quot;;([$'Chi Square 2-Way Observed'.J7]-[$'Chi Square 2-Way Expected'.J7])^2/[$'Chi Square 2-Way Expected'.J7])">
            <text:p/>
          </table:table-cell>
          <table:table-cell table:formula="of:=IF([$'Chi Square 2-Way Observed'.K7]=&quot;&quot;;&quot;&quot;;([$'Chi Square 2-Way Observed'.K7]-[$'Chi Square 2-Way Expected'.K7])^2/[$'Chi Square 2-Way Expected'.K7])">
            <text:p/>
          </table:table-cell>
          <table:table-cell table:formula="of:=IF([$'Chi Square 2-Way Observed'.L7]=&quot;&quot;;&quot;&quot;;([$'Chi Square 2-Way Observed'.L7]-[$'Chi Square 2-Way Expected'.L7])^2/[$'Chi Square 2-Way Expected'.L7])">
            <text:p/>
          </table:table-cell>
          <table:table-cell table:formula="of:=IF([$'Chi Square 2-Way Observed'.M7]=&quot;&quot;;&quot;&quot;;([$'Chi Square 2-Way Observed'.M7]-[$'Chi Square 2-Way Expected'.M7])^2/[$'Chi Square 2-Way Expected'.M7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8]=&quot;&quot;;&quot;&quot;;([$'Chi Square 2-Way Observed'.B8]-[$'Chi Square 2-Way Expected'.B8])^2/[$'Chi Square 2-Way Expected'.B8])" office:value-type="float" office:value="0.3333333333" calcext:value-type="float">
            <text:p>0.3333333333</text:p>
          </table:table-cell>
          <table:table-cell table:formula="of:=IF([$'Chi Square 2-Way Observed'.C8]=&quot;&quot;;&quot;&quot;;([$'Chi Square 2-Way Observed'.C8]-[$'Chi Square 2-Way Expected'.C8])^2/[$'Chi Square 2-Way Expected'.C8])" office:value-type="float" office:value="0.1" calcext:value-type="float">
            <text:p>0.1</text:p>
          </table:table-cell>
          <table:table-cell table:formula="of:=IF([$'Chi Square 2-Way Observed'.D8]=&quot;&quot;;&quot;&quot;;([$'Chi Square 2-Way Observed'.D8]-[$'Chi Square 2-Way Expected'.D8])^2/[$'Chi Square 2-Way Expected'.D8])" office:value-type="float" office:value="1.785714286" calcext:value-type="float">
            <text:p>1.785714286</text:p>
          </table:table-cell>
          <table:table-cell table:formula="of:=IF([$'Chi Square 2-Way Observed'.E8]=&quot;&quot;;&quot;&quot;;([$'Chi Square 2-Way Observed'.E8]-[$'Chi Square 2-Way Expected'.E8])^2/[$'Chi Square 2-Way Expected'.E8])" office:value-type="float" office:value="9" calcext:value-type="float">
            <text:p>9</text:p>
          </table:table-cell>
          <table:table-cell table:formula="of:=IF([$'Chi Square 2-Way Observed'.F8]=&quot;&quot;;&quot;&quot;;([$'Chi Square 2-Way Observed'.F8]-[$'Chi Square 2-Way Expected'.F8])^2/[$'Chi Square 2-Way Expected'.F8])">
            <text:p/>
          </table:table-cell>
          <table:table-cell table:formula="of:=IF([$'Chi Square 2-Way Observed'.G8]=&quot;&quot;;&quot;&quot;;([$'Chi Square 2-Way Observed'.G8]-[$'Chi Square 2-Way Expected'.G8])^2/[$'Chi Square 2-Way Expected'.G8])">
            <text:p/>
          </table:table-cell>
          <table:table-cell table:formula="of:=IF([$'Chi Square 2-Way Observed'.H8]=&quot;&quot;;&quot;&quot;;([$'Chi Square 2-Way Observed'.H8]-[$'Chi Square 2-Way Expected'.H8])^2/[$'Chi Square 2-Way Expected'.H8])">
            <text:p/>
          </table:table-cell>
          <table:table-cell table:formula="of:=IF([$'Chi Square 2-Way Observed'.I8]=&quot;&quot;;&quot;&quot;;([$'Chi Square 2-Way Observed'.I8]-[$'Chi Square 2-Way Expected'.I8])^2/[$'Chi Square 2-Way Expected'.I8])">
            <text:p/>
          </table:table-cell>
          <table:table-cell table:formula="of:=IF([$'Chi Square 2-Way Observed'.J8]=&quot;&quot;;&quot;&quot;;([$'Chi Square 2-Way Observed'.J8]-[$'Chi Square 2-Way Expected'.J8])^2/[$'Chi Square 2-Way Expected'.J8])">
            <text:p/>
          </table:table-cell>
          <table:table-cell table:formula="of:=IF([$'Chi Square 2-Way Observed'.K8]=&quot;&quot;;&quot;&quot;;([$'Chi Square 2-Way Observed'.K8]-[$'Chi Square 2-Way Expected'.K8])^2/[$'Chi Square 2-Way Expected'.K8])">
            <text:p/>
          </table:table-cell>
          <table:table-cell table:formula="of:=IF([$'Chi Square 2-Way Observed'.L8]=&quot;&quot;;&quot;&quot;;([$'Chi Square 2-Way Observed'.L8]-[$'Chi Square 2-Way Expected'.L8])^2/[$'Chi Square 2-Way Expected'.L8])">
            <text:p/>
          </table:table-cell>
          <table:table-cell table:formula="of:=IF([$'Chi Square 2-Way Observed'.M8]=&quot;&quot;;&quot;&quot;;([$'Chi Square 2-Way Observed'.M8]-[$'Chi Square 2-Way Expected'.M8])^2/[$'Chi Square 2-Way Expected'.M8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9]=&quot;&quot;;&quot;&quot;;([$'Chi Square 2-Way Observed'.B9]-[$'Chi Square 2-Way Expected'.B9])^2/[$'Chi Square 2-Way Expected'.B9])" office:value-type="float" office:value="0.9523809524" calcext:value-type="float">
            <text:p>0.9523809524</text:p>
          </table:table-cell>
          <table:table-cell table:formula="of:=IF([$'Chi Square 2-Way Observed'.C9]=&quot;&quot;;&quot;&quot;;([$'Chi Square 2-Way Observed'.C9]-[$'Chi Square 2-Way Expected'.C9])^2/[$'Chi Square 2-Way Expected'.C9])" office:value-type="float" office:value="0.6428571429" calcext:value-type="float">
            <text:p>0.6428571429</text:p>
          </table:table-cell>
          <table:table-cell table:formula="of:=IF([$'Chi Square 2-Way Observed'.D9]=&quot;&quot;;&quot;&quot;;([$'Chi Square 2-Way Observed'.D9]-[$'Chi Square 2-Way Expected'.D9])^2/[$'Chi Square 2-Way Expected'.D9])" office:value-type="float" office:value="2.5" calcext:value-type="float">
            <text:p>2.5</text:p>
          </table:table-cell>
          <table:table-cell table:formula="of:=IF([$'Chi Square 2-Way Observed'.E9]=&quot;&quot;;&quot;&quot;;([$'Chi Square 2-Way Observed'.E9]-[$'Chi Square 2-Way Expected'.E9])^2/[$'Chi Square 2-Way Expected'.E9])" office:value-type="float" office:value="0" calcext:value-type="float">
            <text:p>0</text:p>
          </table:table-cell>
          <table:table-cell table:formula="of:=IF([$'Chi Square 2-Way Observed'.F9]=&quot;&quot;;&quot;&quot;;([$'Chi Square 2-Way Observed'.F9]-[$'Chi Square 2-Way Expected'.F9])^2/[$'Chi Square 2-Way Expected'.F9])">
            <text:p/>
          </table:table-cell>
          <table:table-cell table:formula="of:=IF([$'Chi Square 2-Way Observed'.G9]=&quot;&quot;;&quot;&quot;;([$'Chi Square 2-Way Observed'.G9]-[$'Chi Square 2-Way Expected'.G9])^2/[$'Chi Square 2-Way Expected'.G9])">
            <text:p/>
          </table:table-cell>
          <table:table-cell table:formula="of:=IF([$'Chi Square 2-Way Observed'.H9]=&quot;&quot;;&quot;&quot;;([$'Chi Square 2-Way Observed'.H9]-[$'Chi Square 2-Way Expected'.H9])^2/[$'Chi Square 2-Way Expected'.H9])">
            <text:p/>
          </table:table-cell>
          <table:table-cell table:formula="of:=IF([$'Chi Square 2-Way Observed'.I9]=&quot;&quot;;&quot;&quot;;([$'Chi Square 2-Way Observed'.I9]-[$'Chi Square 2-Way Expected'.I9])^2/[$'Chi Square 2-Way Expected'.I9])">
            <text:p/>
          </table:table-cell>
          <table:table-cell table:formula="of:=IF([$'Chi Square 2-Way Observed'.J9]=&quot;&quot;;&quot;&quot;;([$'Chi Square 2-Way Observed'.J9]-[$'Chi Square 2-Way Expected'.J9])^2/[$'Chi Square 2-Way Expected'.J9])">
            <text:p/>
          </table:table-cell>
          <table:table-cell table:formula="of:=IF([$'Chi Square 2-Way Observed'.K9]=&quot;&quot;;&quot;&quot;;([$'Chi Square 2-Way Observed'.K9]-[$'Chi Square 2-Way Expected'.K9])^2/[$'Chi Square 2-Way Expected'.K9])">
            <text:p/>
          </table:table-cell>
          <table:table-cell table:formula="of:=IF([$'Chi Square 2-Way Observed'.L9]=&quot;&quot;;&quot;&quot;;([$'Chi Square 2-Way Observed'.L9]-[$'Chi Square 2-Way Expected'.L9])^2/[$'Chi Square 2-Way Expected'.L9])">
            <text:p/>
          </table:table-cell>
          <table:table-cell table:formula="of:=IF([$'Chi Square 2-Way Observed'.M9]=&quot;&quot;;&quot;&quot;;([$'Chi Square 2-Way Observed'.M9]-[$'Chi Square 2-Way Expected'.M9])^2/[$'Chi Square 2-Way Expected'.M9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0]=&quot;&quot;;&quot;&quot;;([$'Chi Square 2-Way Observed'.B10]-[$'Chi Square 2-Way Expected'.B10])^2/[$'Chi Square 2-Way Expected'.B10])">
            <text:p/>
          </table:table-cell>
          <table:table-cell table:formula="of:=IF([$'Chi Square 2-Way Observed'.C10]=&quot;&quot;;&quot;&quot;;([$'Chi Square 2-Way Observed'.C10]-[$'Chi Square 2-Way Expected'.C10])^2/[$'Chi Square 2-Way Expected'.C10])">
            <text:p/>
          </table:table-cell>
          <table:table-cell table:formula="of:=IF([$'Chi Square 2-Way Observed'.D10]=&quot;&quot;;&quot;&quot;;([$'Chi Square 2-Way Observed'.D10]-[$'Chi Square 2-Way Expected'.D10])^2/[$'Chi Square 2-Way Expected'.D10])">
            <text:p/>
          </table:table-cell>
          <table:table-cell table:formula="of:=IF([$'Chi Square 2-Way Observed'.E10]=&quot;&quot;;&quot;&quot;;([$'Chi Square 2-Way Observed'.E10]-[$'Chi Square 2-Way Expected'.E10])^2/[$'Chi Square 2-Way Expected'.E10])">
            <text:p/>
          </table:table-cell>
          <table:table-cell table:formula="of:=IF([$'Chi Square 2-Way Observed'.F10]=&quot;&quot;;&quot;&quot;;([$'Chi Square 2-Way Observed'.F10]-[$'Chi Square 2-Way Expected'.F10])^2/[$'Chi Square 2-Way Expected'.F10])">
            <text:p/>
          </table:table-cell>
          <table:table-cell table:formula="of:=IF([$'Chi Square 2-Way Observed'.G10]=&quot;&quot;;&quot;&quot;;([$'Chi Square 2-Way Observed'.G10]-[$'Chi Square 2-Way Expected'.G10])^2/[$'Chi Square 2-Way Expected'.G10])">
            <text:p/>
          </table:table-cell>
          <table:table-cell table:formula="of:=IF([$'Chi Square 2-Way Observed'.H10]=&quot;&quot;;&quot;&quot;;([$'Chi Square 2-Way Observed'.H10]-[$'Chi Square 2-Way Expected'.H10])^2/[$'Chi Square 2-Way Expected'.H10])">
            <text:p/>
          </table:table-cell>
          <table:table-cell table:formula="of:=IF([$'Chi Square 2-Way Observed'.I10]=&quot;&quot;;&quot;&quot;;([$'Chi Square 2-Way Observed'.I10]-[$'Chi Square 2-Way Expected'.I10])^2/[$'Chi Square 2-Way Expected'.I10])">
            <text:p/>
          </table:table-cell>
          <table:table-cell table:formula="of:=IF([$'Chi Square 2-Way Observed'.J10]=&quot;&quot;;&quot;&quot;;([$'Chi Square 2-Way Observed'.J10]-[$'Chi Square 2-Way Expected'.J10])^2/[$'Chi Square 2-Way Expected'.J10])">
            <text:p/>
          </table:table-cell>
          <table:table-cell table:formula="of:=IF([$'Chi Square 2-Way Observed'.K10]=&quot;&quot;;&quot;&quot;;([$'Chi Square 2-Way Observed'.K10]-[$'Chi Square 2-Way Expected'.K10])^2/[$'Chi Square 2-Way Expected'.K10])">
            <text:p/>
          </table:table-cell>
          <table:table-cell table:formula="of:=IF([$'Chi Square 2-Way Observed'.L10]=&quot;&quot;;&quot;&quot;;([$'Chi Square 2-Way Observed'.L10]-[$'Chi Square 2-Way Expected'.L10])^2/[$'Chi Square 2-Way Expected'.L10])">
            <text:p/>
          </table:table-cell>
          <table:table-cell table:formula="of:=IF([$'Chi Square 2-Way Observed'.M10]=&quot;&quot;;&quot;&quot;;([$'Chi Square 2-Way Observed'.M10]-[$'Chi Square 2-Way Expected'.M10])^2/[$'Chi Square 2-Way Expected'.M10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1]=&quot;&quot;;&quot;&quot;;([$'Chi Square 2-Way Observed'.B11]-[$'Chi Square 2-Way Expected'.B11])^2/[$'Chi Square 2-Way Expected'.B11])">
            <text:p/>
          </table:table-cell>
          <table:table-cell table:formula="of:=IF([$'Chi Square 2-Way Observed'.C11]=&quot;&quot;;&quot;&quot;;([$'Chi Square 2-Way Observed'.C11]-[$'Chi Square 2-Way Expected'.C11])^2/[$'Chi Square 2-Way Expected'.C11])">
            <text:p/>
          </table:table-cell>
          <table:table-cell table:formula="of:=IF([$'Chi Square 2-Way Observed'.D11]=&quot;&quot;;&quot;&quot;;([$'Chi Square 2-Way Observed'.D11]-[$'Chi Square 2-Way Expected'.D11])^2/[$'Chi Square 2-Way Expected'.D11])">
            <text:p/>
          </table:table-cell>
          <table:table-cell table:formula="of:=IF([$'Chi Square 2-Way Observed'.E11]=&quot;&quot;;&quot;&quot;;([$'Chi Square 2-Way Observed'.E11]-[$'Chi Square 2-Way Expected'.E11])^2/[$'Chi Square 2-Way Expected'.E11])">
            <text:p/>
          </table:table-cell>
          <table:table-cell table:formula="of:=IF([$'Chi Square 2-Way Observed'.F11]=&quot;&quot;;&quot;&quot;;([$'Chi Square 2-Way Observed'.F11]-[$'Chi Square 2-Way Expected'.F11])^2/[$'Chi Square 2-Way Expected'.F11])">
            <text:p/>
          </table:table-cell>
          <table:table-cell table:formula="of:=IF([$'Chi Square 2-Way Observed'.G11]=&quot;&quot;;&quot;&quot;;([$'Chi Square 2-Way Observed'.G11]-[$'Chi Square 2-Way Expected'.G11])^2/[$'Chi Square 2-Way Expected'.G11])">
            <text:p/>
          </table:table-cell>
          <table:table-cell table:formula="of:=IF([$'Chi Square 2-Way Observed'.H11]=&quot;&quot;;&quot;&quot;;([$'Chi Square 2-Way Observed'.H11]-[$'Chi Square 2-Way Expected'.H11])^2/[$'Chi Square 2-Way Expected'.H11])">
            <text:p/>
          </table:table-cell>
          <table:table-cell table:formula="of:=IF([$'Chi Square 2-Way Observed'.I11]=&quot;&quot;;&quot;&quot;;([$'Chi Square 2-Way Observed'.I11]-[$'Chi Square 2-Way Expected'.I11])^2/[$'Chi Square 2-Way Expected'.I11])">
            <text:p/>
          </table:table-cell>
          <table:table-cell table:formula="of:=IF([$'Chi Square 2-Way Observed'.J11]=&quot;&quot;;&quot;&quot;;([$'Chi Square 2-Way Observed'.J11]-[$'Chi Square 2-Way Expected'.J11])^2/[$'Chi Square 2-Way Expected'.J11])">
            <text:p/>
          </table:table-cell>
          <table:table-cell table:formula="of:=IF([$'Chi Square 2-Way Observed'.K11]=&quot;&quot;;&quot;&quot;;([$'Chi Square 2-Way Observed'.K11]-[$'Chi Square 2-Way Expected'.K11])^2/[$'Chi Square 2-Way Expected'.K11])">
            <text:p/>
          </table:table-cell>
          <table:table-cell table:formula="of:=IF([$'Chi Square 2-Way Observed'.L11]=&quot;&quot;;&quot;&quot;;([$'Chi Square 2-Way Observed'.L11]-[$'Chi Square 2-Way Expected'.L11])^2/[$'Chi Square 2-Way Expected'.L11])">
            <text:p/>
          </table:table-cell>
          <table:table-cell table:formula="of:=IF([$'Chi Square 2-Way Observed'.M11]=&quot;&quot;;&quot;&quot;;([$'Chi Square 2-Way Observed'.M11]-[$'Chi Square 2-Way Expected'.M11])^2/[$'Chi Square 2-Way Expected'.M11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2]=&quot;&quot;;&quot;&quot;;([$'Chi Square 2-Way Observed'.B12]-[$'Chi Square 2-Way Expected'.B12])^2/[$'Chi Square 2-Way Expected'.B12])">
            <text:p/>
          </table:table-cell>
          <table:table-cell table:formula="of:=IF([$'Chi Square 2-Way Observed'.C12]=&quot;&quot;;&quot;&quot;;([$'Chi Square 2-Way Observed'.C12]-[$'Chi Square 2-Way Expected'.C12])^2/[$'Chi Square 2-Way Expected'.C12])">
            <text:p/>
          </table:table-cell>
          <table:table-cell table:formula="of:=IF([$'Chi Square 2-Way Observed'.D12]=&quot;&quot;;&quot;&quot;;([$'Chi Square 2-Way Observed'.D12]-[$'Chi Square 2-Way Expected'.D12])^2/[$'Chi Square 2-Way Expected'.D12])">
            <text:p/>
          </table:table-cell>
          <table:table-cell table:formula="of:=IF([$'Chi Square 2-Way Observed'.E12]=&quot;&quot;;&quot;&quot;;([$'Chi Square 2-Way Observed'.E12]-[$'Chi Square 2-Way Expected'.E12])^2/[$'Chi Square 2-Way Expected'.E12])">
            <text:p/>
          </table:table-cell>
          <table:table-cell table:formula="of:=IF([$'Chi Square 2-Way Observed'.F12]=&quot;&quot;;&quot;&quot;;([$'Chi Square 2-Way Observed'.F12]-[$'Chi Square 2-Way Expected'.F12])^2/[$'Chi Square 2-Way Expected'.F12])">
            <text:p/>
          </table:table-cell>
          <table:table-cell table:formula="of:=IF([$'Chi Square 2-Way Observed'.G12]=&quot;&quot;;&quot;&quot;;([$'Chi Square 2-Way Observed'.G12]-[$'Chi Square 2-Way Expected'.G12])^2/[$'Chi Square 2-Way Expected'.G12])">
            <text:p/>
          </table:table-cell>
          <table:table-cell table:formula="of:=IF([$'Chi Square 2-Way Observed'.H12]=&quot;&quot;;&quot;&quot;;([$'Chi Square 2-Way Observed'.H12]-[$'Chi Square 2-Way Expected'.H12])^2/[$'Chi Square 2-Way Expected'.H12])">
            <text:p/>
          </table:table-cell>
          <table:table-cell table:formula="of:=IF([$'Chi Square 2-Way Observed'.I12]=&quot;&quot;;&quot;&quot;;([$'Chi Square 2-Way Observed'.I12]-[$'Chi Square 2-Way Expected'.I12])^2/[$'Chi Square 2-Way Expected'.I12])">
            <text:p/>
          </table:table-cell>
          <table:table-cell table:formula="of:=IF([$'Chi Square 2-Way Observed'.J12]=&quot;&quot;;&quot;&quot;;([$'Chi Square 2-Way Observed'.J12]-[$'Chi Square 2-Way Expected'.J12])^2/[$'Chi Square 2-Way Expected'.J12])">
            <text:p/>
          </table:table-cell>
          <table:table-cell table:formula="of:=IF([$'Chi Square 2-Way Observed'.K12]=&quot;&quot;;&quot;&quot;;([$'Chi Square 2-Way Observed'.K12]-[$'Chi Square 2-Way Expected'.K12])^2/[$'Chi Square 2-Way Expected'.K12])">
            <text:p/>
          </table:table-cell>
          <table:table-cell table:formula="of:=IF([$'Chi Square 2-Way Observed'.L12]=&quot;&quot;;&quot;&quot;;([$'Chi Square 2-Way Observed'.L12]-[$'Chi Square 2-Way Expected'.L12])^2/[$'Chi Square 2-Way Expected'.L12])">
            <text:p/>
          </table:table-cell>
          <table:table-cell table:formula="of:=IF([$'Chi Square 2-Way Observed'.M12]=&quot;&quot;;&quot;&quot;;([$'Chi Square 2-Way Observed'.M12]-[$'Chi Square 2-Way Expected'.M12])^2/[$'Chi Square 2-Way Expected'.M12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3]=&quot;&quot;;&quot;&quot;;([$'Chi Square 2-Way Observed'.B13]-[$'Chi Square 2-Way Expected'.B13])^2/[$'Chi Square 2-Way Expected'.B13])">
            <text:p/>
          </table:table-cell>
          <table:table-cell table:formula="of:=IF([$'Chi Square 2-Way Observed'.C13]=&quot;&quot;;&quot;&quot;;([$'Chi Square 2-Way Observed'.C13]-[$'Chi Square 2-Way Expected'.C13])^2/[$'Chi Square 2-Way Expected'.C13])">
            <text:p/>
          </table:table-cell>
          <table:table-cell table:formula="of:=IF([$'Chi Square 2-Way Observed'.D13]=&quot;&quot;;&quot;&quot;;([$'Chi Square 2-Way Observed'.D13]-[$'Chi Square 2-Way Expected'.D13])^2/[$'Chi Square 2-Way Expected'.D13])">
            <text:p/>
          </table:table-cell>
          <table:table-cell table:formula="of:=IF([$'Chi Square 2-Way Observed'.E13]=&quot;&quot;;&quot;&quot;;([$'Chi Square 2-Way Observed'.E13]-[$'Chi Square 2-Way Expected'.E13])^2/[$'Chi Square 2-Way Expected'.E13])">
            <text:p/>
          </table:table-cell>
          <table:table-cell table:formula="of:=IF([$'Chi Square 2-Way Observed'.F13]=&quot;&quot;;&quot;&quot;;([$'Chi Square 2-Way Observed'.F13]-[$'Chi Square 2-Way Expected'.F13])^2/[$'Chi Square 2-Way Expected'.F13])">
            <text:p/>
          </table:table-cell>
          <table:table-cell table:formula="of:=IF([$'Chi Square 2-Way Observed'.G13]=&quot;&quot;;&quot;&quot;;([$'Chi Square 2-Way Observed'.G13]-[$'Chi Square 2-Way Expected'.G13])^2/[$'Chi Square 2-Way Expected'.G13])">
            <text:p/>
          </table:table-cell>
          <table:table-cell table:formula="of:=IF([$'Chi Square 2-Way Observed'.H13]=&quot;&quot;;&quot;&quot;;([$'Chi Square 2-Way Observed'.H13]-[$'Chi Square 2-Way Expected'.H13])^2/[$'Chi Square 2-Way Expected'.H13])">
            <text:p/>
          </table:table-cell>
          <table:table-cell table:formula="of:=IF([$'Chi Square 2-Way Observed'.I13]=&quot;&quot;;&quot;&quot;;([$'Chi Square 2-Way Observed'.I13]-[$'Chi Square 2-Way Expected'.I13])^2/[$'Chi Square 2-Way Expected'.I13])">
            <text:p/>
          </table:table-cell>
          <table:table-cell table:formula="of:=IF([$'Chi Square 2-Way Observed'.J13]=&quot;&quot;;&quot;&quot;;([$'Chi Square 2-Way Observed'.J13]-[$'Chi Square 2-Way Expected'.J13])^2/[$'Chi Square 2-Way Expected'.J13])">
            <text:p/>
          </table:table-cell>
          <table:table-cell table:formula="of:=IF([$'Chi Square 2-Way Observed'.K13]=&quot;&quot;;&quot;&quot;;([$'Chi Square 2-Way Observed'.K13]-[$'Chi Square 2-Way Expected'.K13])^2/[$'Chi Square 2-Way Expected'.K13])">
            <text:p/>
          </table:table-cell>
          <table:table-cell table:formula="of:=IF([$'Chi Square 2-Way Observed'.L13]=&quot;&quot;;&quot;&quot;;([$'Chi Square 2-Way Observed'.L13]-[$'Chi Square 2-Way Expected'.L13])^2/[$'Chi Square 2-Way Expected'.L13])">
            <text:p/>
          </table:table-cell>
          <table:table-cell table:formula="of:=IF([$'Chi Square 2-Way Observed'.M13]=&quot;&quot;;&quot;&quot;;([$'Chi Square 2-Way Observed'.M13]-[$'Chi Square 2-Way Expected'.M13])^2/[$'Chi Square 2-Way Expected'.M13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4]=&quot;&quot;;&quot;&quot;;([$'Chi Square 2-Way Observed'.B14]-[$'Chi Square 2-Way Expected'.B14])^2/[$'Chi Square 2-Way Expected'.B14])">
            <text:p/>
          </table:table-cell>
          <table:table-cell table:formula="of:=IF([$'Chi Square 2-Way Observed'.C14]=&quot;&quot;;&quot;&quot;;([$'Chi Square 2-Way Observed'.C14]-[$'Chi Square 2-Way Expected'.C14])^2/[$'Chi Square 2-Way Expected'.C14])">
            <text:p/>
          </table:table-cell>
          <table:table-cell table:formula="of:=IF([$'Chi Square 2-Way Observed'.D14]=&quot;&quot;;&quot;&quot;;([$'Chi Square 2-Way Observed'.D14]-[$'Chi Square 2-Way Expected'.D14])^2/[$'Chi Square 2-Way Expected'.D14])">
            <text:p/>
          </table:table-cell>
          <table:table-cell table:formula="of:=IF([$'Chi Square 2-Way Observed'.E14]=&quot;&quot;;&quot;&quot;;([$'Chi Square 2-Way Observed'.E14]-[$'Chi Square 2-Way Expected'.E14])^2/[$'Chi Square 2-Way Expected'.E14])">
            <text:p/>
          </table:table-cell>
          <table:table-cell table:formula="of:=IF([$'Chi Square 2-Way Observed'.F14]=&quot;&quot;;&quot;&quot;;([$'Chi Square 2-Way Observed'.F14]-[$'Chi Square 2-Way Expected'.F14])^2/[$'Chi Square 2-Way Expected'.F14])">
            <text:p/>
          </table:table-cell>
          <table:table-cell table:formula="of:=IF([$'Chi Square 2-Way Observed'.G14]=&quot;&quot;;&quot;&quot;;([$'Chi Square 2-Way Observed'.G14]-[$'Chi Square 2-Way Expected'.G14])^2/[$'Chi Square 2-Way Expected'.G14])">
            <text:p/>
          </table:table-cell>
          <table:table-cell table:formula="of:=IF([$'Chi Square 2-Way Observed'.H14]=&quot;&quot;;&quot;&quot;;([$'Chi Square 2-Way Observed'.H14]-[$'Chi Square 2-Way Expected'.H14])^2/[$'Chi Square 2-Way Expected'.H14])">
            <text:p/>
          </table:table-cell>
          <table:table-cell table:formula="of:=IF([$'Chi Square 2-Way Observed'.I14]=&quot;&quot;;&quot;&quot;;([$'Chi Square 2-Way Observed'.I14]-[$'Chi Square 2-Way Expected'.I14])^2/[$'Chi Square 2-Way Expected'.I14])">
            <text:p/>
          </table:table-cell>
          <table:table-cell table:formula="of:=IF([$'Chi Square 2-Way Observed'.J14]=&quot;&quot;;&quot;&quot;;([$'Chi Square 2-Way Observed'.J14]-[$'Chi Square 2-Way Expected'.J14])^2/[$'Chi Square 2-Way Expected'.J14])">
            <text:p/>
          </table:table-cell>
          <table:table-cell table:formula="of:=IF([$'Chi Square 2-Way Observed'.K14]=&quot;&quot;;&quot;&quot;;([$'Chi Square 2-Way Observed'.K14]-[$'Chi Square 2-Way Expected'.K14])^2/[$'Chi Square 2-Way Expected'.K14])">
            <text:p/>
          </table:table-cell>
          <table:table-cell table:formula="of:=IF([$'Chi Square 2-Way Observed'.L14]=&quot;&quot;;&quot;&quot;;([$'Chi Square 2-Way Observed'.L14]-[$'Chi Square 2-Way Expected'.L14])^2/[$'Chi Square 2-Way Expected'.L14])">
            <text:p/>
          </table:table-cell>
          <table:table-cell table:formula="of:=IF([$'Chi Square 2-Way Observed'.M14]=&quot;&quot;;&quot;&quot;;([$'Chi Square 2-Way Observed'.M14]-[$'Chi Square 2-Way Expected'.M14])^2/[$'Chi Square 2-Way Expected'.M14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5]=&quot;&quot;;&quot;&quot;;([$'Chi Square 2-Way Observed'.B15]-[$'Chi Square 2-Way Expected'.B15])^2/[$'Chi Square 2-Way Expected'.B15])">
            <text:p/>
          </table:table-cell>
          <table:table-cell table:formula="of:=IF([$'Chi Square 2-Way Observed'.C15]=&quot;&quot;;&quot;&quot;;([$'Chi Square 2-Way Observed'.C15]-[$'Chi Square 2-Way Expected'.C15])^2/[$'Chi Square 2-Way Expected'.C15])">
            <text:p/>
          </table:table-cell>
          <table:table-cell table:formula="of:=IF([$'Chi Square 2-Way Observed'.D15]=&quot;&quot;;&quot;&quot;;([$'Chi Square 2-Way Observed'.D15]-[$'Chi Square 2-Way Expected'.D15])^2/[$'Chi Square 2-Way Expected'.D15])">
            <text:p/>
          </table:table-cell>
          <table:table-cell table:formula="of:=IF([$'Chi Square 2-Way Observed'.E15]=&quot;&quot;;&quot;&quot;;([$'Chi Square 2-Way Observed'.E15]-[$'Chi Square 2-Way Expected'.E15])^2/[$'Chi Square 2-Way Expected'.E15])">
            <text:p/>
          </table:table-cell>
          <table:table-cell table:formula="of:=IF([$'Chi Square 2-Way Observed'.F15]=&quot;&quot;;&quot;&quot;;([$'Chi Square 2-Way Observed'.F15]-[$'Chi Square 2-Way Expected'.F15])^2/[$'Chi Square 2-Way Expected'.F15])">
            <text:p/>
          </table:table-cell>
          <table:table-cell table:formula="of:=IF([$'Chi Square 2-Way Observed'.G15]=&quot;&quot;;&quot;&quot;;([$'Chi Square 2-Way Observed'.G15]-[$'Chi Square 2-Way Expected'.G15])^2/[$'Chi Square 2-Way Expected'.G15])">
            <text:p/>
          </table:table-cell>
          <table:table-cell table:formula="of:=IF([$'Chi Square 2-Way Observed'.H15]=&quot;&quot;;&quot;&quot;;([$'Chi Square 2-Way Observed'.H15]-[$'Chi Square 2-Way Expected'.H15])^2/[$'Chi Square 2-Way Expected'.H15])">
            <text:p/>
          </table:table-cell>
          <table:table-cell table:formula="of:=IF([$'Chi Square 2-Way Observed'.I15]=&quot;&quot;;&quot;&quot;;([$'Chi Square 2-Way Observed'.I15]-[$'Chi Square 2-Way Expected'.I15])^2/[$'Chi Square 2-Way Expected'.I15])">
            <text:p/>
          </table:table-cell>
          <table:table-cell table:formula="of:=IF([$'Chi Square 2-Way Observed'.J15]=&quot;&quot;;&quot;&quot;;([$'Chi Square 2-Way Observed'.J15]-[$'Chi Square 2-Way Expected'.J15])^2/[$'Chi Square 2-Way Expected'.J15])">
            <text:p/>
          </table:table-cell>
          <table:table-cell table:formula="of:=IF([$'Chi Square 2-Way Observed'.K15]=&quot;&quot;;&quot;&quot;;([$'Chi Square 2-Way Observed'.K15]-[$'Chi Square 2-Way Expected'.K15])^2/[$'Chi Square 2-Way Expected'.K15])">
            <text:p/>
          </table:table-cell>
          <table:table-cell table:formula="of:=IF([$'Chi Square 2-Way Observed'.L15]=&quot;&quot;;&quot;&quot;;([$'Chi Square 2-Way Observed'.L15]-[$'Chi Square 2-Way Expected'.L15])^2/[$'Chi Square 2-Way Expected'.L15])">
            <text:p/>
          </table:table-cell>
          <table:table-cell table:formula="of:=IF([$'Chi Square 2-Way Observed'.M15]=&quot;&quot;;&quot;&quot;;([$'Chi Square 2-Way Observed'.M15]-[$'Chi Square 2-Way Expected'.M15])^2/[$'Chi Square 2-Way Expected'.M15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6]=&quot;&quot;;&quot;&quot;;([$'Chi Square 2-Way Observed'.B16]-[$'Chi Square 2-Way Expected'.B16])^2/[$'Chi Square 2-Way Expected'.B16])">
            <text:p/>
          </table:table-cell>
          <table:table-cell table:formula="of:=IF([$'Chi Square 2-Way Observed'.C16]=&quot;&quot;;&quot;&quot;;([$'Chi Square 2-Way Observed'.C16]-[$'Chi Square 2-Way Expected'.C16])^2/[$'Chi Square 2-Way Expected'.C16])">
            <text:p/>
          </table:table-cell>
          <table:table-cell table:formula="of:=IF([$'Chi Square 2-Way Observed'.D16]=&quot;&quot;;&quot;&quot;;([$'Chi Square 2-Way Observed'.D16]-[$'Chi Square 2-Way Expected'.D16])^2/[$'Chi Square 2-Way Expected'.D16])">
            <text:p/>
          </table:table-cell>
          <table:table-cell table:formula="of:=IF([$'Chi Square 2-Way Observed'.E16]=&quot;&quot;;&quot;&quot;;([$'Chi Square 2-Way Observed'.E16]-[$'Chi Square 2-Way Expected'.E16])^2/[$'Chi Square 2-Way Expected'.E16])">
            <text:p/>
          </table:table-cell>
          <table:table-cell table:formula="of:=IF([$'Chi Square 2-Way Observed'.F16]=&quot;&quot;;&quot;&quot;;([$'Chi Square 2-Way Observed'.F16]-[$'Chi Square 2-Way Expected'.F16])^2/[$'Chi Square 2-Way Expected'.F16])">
            <text:p/>
          </table:table-cell>
          <table:table-cell table:formula="of:=IF([$'Chi Square 2-Way Observed'.G16]=&quot;&quot;;&quot;&quot;;([$'Chi Square 2-Way Observed'.G16]-[$'Chi Square 2-Way Expected'.G16])^2/[$'Chi Square 2-Way Expected'.G16])">
            <text:p/>
          </table:table-cell>
          <table:table-cell table:formula="of:=IF([$'Chi Square 2-Way Observed'.H16]=&quot;&quot;;&quot;&quot;;([$'Chi Square 2-Way Observed'.H16]-[$'Chi Square 2-Way Expected'.H16])^2/[$'Chi Square 2-Way Expected'.H16])">
            <text:p/>
          </table:table-cell>
          <table:table-cell table:formula="of:=IF([$'Chi Square 2-Way Observed'.I16]=&quot;&quot;;&quot;&quot;;([$'Chi Square 2-Way Observed'.I16]-[$'Chi Square 2-Way Expected'.I16])^2/[$'Chi Square 2-Way Expected'.I16])">
            <text:p/>
          </table:table-cell>
          <table:table-cell table:formula="of:=IF([$'Chi Square 2-Way Observed'.J16]=&quot;&quot;;&quot;&quot;;([$'Chi Square 2-Way Observed'.J16]-[$'Chi Square 2-Way Expected'.J16])^2/[$'Chi Square 2-Way Expected'.J16])">
            <text:p/>
          </table:table-cell>
          <table:table-cell table:formula="of:=IF([$'Chi Square 2-Way Observed'.K16]=&quot;&quot;;&quot;&quot;;([$'Chi Square 2-Way Observed'.K16]-[$'Chi Square 2-Way Expected'.K16])^2/[$'Chi Square 2-Way Expected'.K16])">
            <text:p/>
          </table:table-cell>
          <table:table-cell table:formula="of:=IF([$'Chi Square 2-Way Observed'.L16]=&quot;&quot;;&quot;&quot;;([$'Chi Square 2-Way Observed'.L16]-[$'Chi Square 2-Way Expected'.L16])^2/[$'Chi Square 2-Way Expected'.L16])">
            <text:p/>
          </table:table-cell>
          <table:table-cell table:formula="of:=IF([$'Chi Square 2-Way Observed'.M16]=&quot;&quot;;&quot;&quot;;([$'Chi Square 2-Way Observed'.M16]-[$'Chi Square 2-Way Expected'.M16])^2/[$'Chi Square 2-Way Expected'.M16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7]=&quot;&quot;;&quot;&quot;;([$'Chi Square 2-Way Observed'.B17]-[$'Chi Square 2-Way Expected'.B17])^2/[$'Chi Square 2-Way Expected'.B17])">
            <text:p/>
          </table:table-cell>
          <table:table-cell table:formula="of:=IF([$'Chi Square 2-Way Observed'.C17]=&quot;&quot;;&quot;&quot;;([$'Chi Square 2-Way Observed'.C17]-[$'Chi Square 2-Way Expected'.C17])^2/[$'Chi Square 2-Way Expected'.C17])">
            <text:p/>
          </table:table-cell>
          <table:table-cell table:formula="of:=IF([$'Chi Square 2-Way Observed'.D17]=&quot;&quot;;&quot;&quot;;([$'Chi Square 2-Way Observed'.D17]-[$'Chi Square 2-Way Expected'.D17])^2/[$'Chi Square 2-Way Expected'.D17])">
            <text:p/>
          </table:table-cell>
          <table:table-cell table:formula="of:=IF([$'Chi Square 2-Way Observed'.E17]=&quot;&quot;;&quot;&quot;;([$'Chi Square 2-Way Observed'.E17]-[$'Chi Square 2-Way Expected'.E17])^2/[$'Chi Square 2-Way Expected'.E17])">
            <text:p/>
          </table:table-cell>
          <table:table-cell table:formula="of:=IF([$'Chi Square 2-Way Observed'.F17]=&quot;&quot;;&quot;&quot;;([$'Chi Square 2-Way Observed'.F17]-[$'Chi Square 2-Way Expected'.F17])^2/[$'Chi Square 2-Way Expected'.F17])">
            <text:p/>
          </table:table-cell>
          <table:table-cell table:formula="of:=IF([$'Chi Square 2-Way Observed'.G17]=&quot;&quot;;&quot;&quot;;([$'Chi Square 2-Way Observed'.G17]-[$'Chi Square 2-Way Expected'.G17])^2/[$'Chi Square 2-Way Expected'.G17])">
            <text:p/>
          </table:table-cell>
          <table:table-cell table:formula="of:=IF([$'Chi Square 2-Way Observed'.H17]=&quot;&quot;;&quot;&quot;;([$'Chi Square 2-Way Observed'.H17]-[$'Chi Square 2-Way Expected'.H17])^2/[$'Chi Square 2-Way Expected'.H17])">
            <text:p/>
          </table:table-cell>
          <table:table-cell table:formula="of:=IF([$'Chi Square 2-Way Observed'.I17]=&quot;&quot;;&quot;&quot;;([$'Chi Square 2-Way Observed'.I17]-[$'Chi Square 2-Way Expected'.I17])^2/[$'Chi Square 2-Way Expected'.I17])">
            <text:p/>
          </table:table-cell>
          <table:table-cell table:formula="of:=IF([$'Chi Square 2-Way Observed'.J17]=&quot;&quot;;&quot;&quot;;([$'Chi Square 2-Way Observed'.J17]-[$'Chi Square 2-Way Expected'.J17])^2/[$'Chi Square 2-Way Expected'.J17])">
            <text:p/>
          </table:table-cell>
          <table:table-cell table:formula="of:=IF([$'Chi Square 2-Way Observed'.K17]=&quot;&quot;;&quot;&quot;;([$'Chi Square 2-Way Observed'.K17]-[$'Chi Square 2-Way Expected'.K17])^2/[$'Chi Square 2-Way Expected'.K17])">
            <text:p/>
          </table:table-cell>
          <table:table-cell table:formula="of:=IF([$'Chi Square 2-Way Observed'.L17]=&quot;&quot;;&quot;&quot;;([$'Chi Square 2-Way Observed'.L17]-[$'Chi Square 2-Way Expected'.L17])^2/[$'Chi Square 2-Way Expected'.L17])">
            <text:p/>
          </table:table-cell>
          <table:table-cell table:formula="of:=IF([$'Chi Square 2-Way Observed'.M17]=&quot;&quot;;&quot;&quot;;([$'Chi Square 2-Way Observed'.M17]-[$'Chi Square 2-Way Expected'.M17])^2/[$'Chi Square 2-Way Expected'.M17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8]=&quot;&quot;;&quot;&quot;;([$'Chi Square 2-Way Observed'.B18]-[$'Chi Square 2-Way Expected'.B18])^2/[$'Chi Square 2-Way Expected'.B18])">
            <text:p/>
          </table:table-cell>
          <table:table-cell table:formula="of:=IF([$'Chi Square 2-Way Observed'.C18]=&quot;&quot;;&quot;&quot;;([$'Chi Square 2-Way Observed'.C18]-[$'Chi Square 2-Way Expected'.C18])^2/[$'Chi Square 2-Way Expected'.C18])">
            <text:p/>
          </table:table-cell>
          <table:table-cell table:formula="of:=IF([$'Chi Square 2-Way Observed'.D18]=&quot;&quot;;&quot;&quot;;([$'Chi Square 2-Way Observed'.D18]-[$'Chi Square 2-Way Expected'.D18])^2/[$'Chi Square 2-Way Expected'.D18])">
            <text:p/>
          </table:table-cell>
          <table:table-cell table:formula="of:=IF([$'Chi Square 2-Way Observed'.E18]=&quot;&quot;;&quot;&quot;;([$'Chi Square 2-Way Observed'.E18]-[$'Chi Square 2-Way Expected'.E18])^2/[$'Chi Square 2-Way Expected'.E18])">
            <text:p/>
          </table:table-cell>
          <table:table-cell table:formula="of:=IF([$'Chi Square 2-Way Observed'.F18]=&quot;&quot;;&quot;&quot;;([$'Chi Square 2-Way Observed'.F18]-[$'Chi Square 2-Way Expected'.F18])^2/[$'Chi Square 2-Way Expected'.F18])">
            <text:p/>
          </table:table-cell>
          <table:table-cell table:formula="of:=IF([$'Chi Square 2-Way Observed'.G18]=&quot;&quot;;&quot;&quot;;([$'Chi Square 2-Way Observed'.G18]-[$'Chi Square 2-Way Expected'.G18])^2/[$'Chi Square 2-Way Expected'.G18])">
            <text:p/>
          </table:table-cell>
          <table:table-cell table:formula="of:=IF([$'Chi Square 2-Way Observed'.H18]=&quot;&quot;;&quot;&quot;;([$'Chi Square 2-Way Observed'.H18]-[$'Chi Square 2-Way Expected'.H18])^2/[$'Chi Square 2-Way Expected'.H18])">
            <text:p/>
          </table:table-cell>
          <table:table-cell table:formula="of:=IF([$'Chi Square 2-Way Observed'.I18]=&quot;&quot;;&quot;&quot;;([$'Chi Square 2-Way Observed'.I18]-[$'Chi Square 2-Way Expected'.I18])^2/[$'Chi Square 2-Way Expected'.I18])">
            <text:p/>
          </table:table-cell>
          <table:table-cell table:formula="of:=IF([$'Chi Square 2-Way Observed'.J18]=&quot;&quot;;&quot;&quot;;([$'Chi Square 2-Way Observed'.J18]-[$'Chi Square 2-Way Expected'.J18])^2/[$'Chi Square 2-Way Expected'.J18])">
            <text:p/>
          </table:table-cell>
          <table:table-cell table:formula="of:=IF([$'Chi Square 2-Way Observed'.K18]=&quot;&quot;;&quot;&quot;;([$'Chi Square 2-Way Observed'.K18]-[$'Chi Square 2-Way Expected'.K18])^2/[$'Chi Square 2-Way Expected'.K18])">
            <text:p/>
          </table:table-cell>
          <table:table-cell table:formula="of:=IF([$'Chi Square 2-Way Observed'.L18]=&quot;&quot;;&quot;&quot;;([$'Chi Square 2-Way Observed'.L18]-[$'Chi Square 2-Way Expected'.L18])^2/[$'Chi Square 2-Way Expected'.L18])">
            <text:p/>
          </table:table-cell>
          <table:table-cell table:formula="of:=IF([$'Chi Square 2-Way Observed'.M18]=&quot;&quot;;&quot;&quot;;([$'Chi Square 2-Way Observed'.M18]-[$'Chi Square 2-Way Expected'.M18])^2/[$'Chi Square 2-Way Expected'.M18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19]=&quot;&quot;;&quot;&quot;;([$'Chi Square 2-Way Observed'.B19]-[$'Chi Square 2-Way Expected'.B19])^2/[$'Chi Square 2-Way Expected'.B19])">
            <text:p/>
          </table:table-cell>
          <table:table-cell table:formula="of:=IF([$'Chi Square 2-Way Observed'.C19]=&quot;&quot;;&quot;&quot;;([$'Chi Square 2-Way Observed'.C19]-[$'Chi Square 2-Way Expected'.C19])^2/[$'Chi Square 2-Way Expected'.C19])">
            <text:p/>
          </table:table-cell>
          <table:table-cell table:formula="of:=IF([$'Chi Square 2-Way Observed'.D19]=&quot;&quot;;&quot;&quot;;([$'Chi Square 2-Way Observed'.D19]-[$'Chi Square 2-Way Expected'.D19])^2/[$'Chi Square 2-Way Expected'.D19])">
            <text:p/>
          </table:table-cell>
          <table:table-cell table:formula="of:=IF([$'Chi Square 2-Way Observed'.E19]=&quot;&quot;;&quot;&quot;;([$'Chi Square 2-Way Observed'.E19]-[$'Chi Square 2-Way Expected'.E19])^2/[$'Chi Square 2-Way Expected'.E19])">
            <text:p/>
          </table:table-cell>
          <table:table-cell table:formula="of:=IF([$'Chi Square 2-Way Observed'.F19]=&quot;&quot;;&quot;&quot;;([$'Chi Square 2-Way Observed'.F19]-[$'Chi Square 2-Way Expected'.F19])^2/[$'Chi Square 2-Way Expected'.F19])">
            <text:p/>
          </table:table-cell>
          <table:table-cell table:formula="of:=IF([$'Chi Square 2-Way Observed'.G19]=&quot;&quot;;&quot;&quot;;([$'Chi Square 2-Way Observed'.G19]-[$'Chi Square 2-Way Expected'.G19])^2/[$'Chi Square 2-Way Expected'.G19])">
            <text:p/>
          </table:table-cell>
          <table:table-cell table:formula="of:=IF([$'Chi Square 2-Way Observed'.H19]=&quot;&quot;;&quot;&quot;;([$'Chi Square 2-Way Observed'.H19]-[$'Chi Square 2-Way Expected'.H19])^2/[$'Chi Square 2-Way Expected'.H19])">
            <text:p/>
          </table:table-cell>
          <table:table-cell table:formula="of:=IF([$'Chi Square 2-Way Observed'.I19]=&quot;&quot;;&quot;&quot;;([$'Chi Square 2-Way Observed'.I19]-[$'Chi Square 2-Way Expected'.I19])^2/[$'Chi Square 2-Way Expected'.I19])">
            <text:p/>
          </table:table-cell>
          <table:table-cell table:formula="of:=IF([$'Chi Square 2-Way Observed'.J19]=&quot;&quot;;&quot;&quot;;([$'Chi Square 2-Way Observed'.J19]-[$'Chi Square 2-Way Expected'.J19])^2/[$'Chi Square 2-Way Expected'.J19])">
            <text:p/>
          </table:table-cell>
          <table:table-cell table:formula="of:=IF([$'Chi Square 2-Way Observed'.K19]=&quot;&quot;;&quot;&quot;;([$'Chi Square 2-Way Observed'.K19]-[$'Chi Square 2-Way Expected'.K19])^2/[$'Chi Square 2-Way Expected'.K19])">
            <text:p/>
          </table:table-cell>
          <table:table-cell table:formula="of:=IF([$'Chi Square 2-Way Observed'.L19]=&quot;&quot;;&quot;&quot;;([$'Chi Square 2-Way Observed'.L19]-[$'Chi Square 2-Way Expected'.L19])^2/[$'Chi Square 2-Way Expected'.L19])">
            <text:p/>
          </table:table-cell>
          <table:table-cell table:formula="of:=IF([$'Chi Square 2-Way Observed'.M19]=&quot;&quot;;&quot;&quot;;([$'Chi Square 2-Way Observed'.M19]-[$'Chi Square 2-Way Expected'.M19])^2/[$'Chi Square 2-Way Expected'.M19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0]=&quot;&quot;;&quot;&quot;;([$'Chi Square 2-Way Observed'.B20]-[$'Chi Square 2-Way Expected'.B20])^2/[$'Chi Square 2-Way Expected'.B20])">
            <text:p/>
          </table:table-cell>
          <table:table-cell table:formula="of:=IF([$'Chi Square 2-Way Observed'.C20]=&quot;&quot;;&quot;&quot;;([$'Chi Square 2-Way Observed'.C20]-[$'Chi Square 2-Way Expected'.C20])^2/[$'Chi Square 2-Way Expected'.C20])">
            <text:p/>
          </table:table-cell>
          <table:table-cell table:formula="of:=IF([$'Chi Square 2-Way Observed'.D20]=&quot;&quot;;&quot;&quot;;([$'Chi Square 2-Way Observed'.D20]-[$'Chi Square 2-Way Expected'.D20])^2/[$'Chi Square 2-Way Expected'.D20])">
            <text:p/>
          </table:table-cell>
          <table:table-cell table:formula="of:=IF([$'Chi Square 2-Way Observed'.E20]=&quot;&quot;;&quot;&quot;;([$'Chi Square 2-Way Observed'.E20]-[$'Chi Square 2-Way Expected'.E20])^2/[$'Chi Square 2-Way Expected'.E20])">
            <text:p/>
          </table:table-cell>
          <table:table-cell table:formula="of:=IF([$'Chi Square 2-Way Observed'.F20]=&quot;&quot;;&quot;&quot;;([$'Chi Square 2-Way Observed'.F20]-[$'Chi Square 2-Way Expected'.F20])^2/[$'Chi Square 2-Way Expected'.F20])">
            <text:p/>
          </table:table-cell>
          <table:table-cell table:formula="of:=IF([$'Chi Square 2-Way Observed'.G20]=&quot;&quot;;&quot;&quot;;([$'Chi Square 2-Way Observed'.G20]-[$'Chi Square 2-Way Expected'.G20])^2/[$'Chi Square 2-Way Expected'.G20])">
            <text:p/>
          </table:table-cell>
          <table:table-cell table:formula="of:=IF([$'Chi Square 2-Way Observed'.H20]=&quot;&quot;;&quot;&quot;;([$'Chi Square 2-Way Observed'.H20]-[$'Chi Square 2-Way Expected'.H20])^2/[$'Chi Square 2-Way Expected'.H20])">
            <text:p/>
          </table:table-cell>
          <table:table-cell table:formula="of:=IF([$'Chi Square 2-Way Observed'.I20]=&quot;&quot;;&quot;&quot;;([$'Chi Square 2-Way Observed'.I20]-[$'Chi Square 2-Way Expected'.I20])^2/[$'Chi Square 2-Way Expected'.I20])">
            <text:p/>
          </table:table-cell>
          <table:table-cell table:formula="of:=IF([$'Chi Square 2-Way Observed'.J20]=&quot;&quot;;&quot;&quot;;([$'Chi Square 2-Way Observed'.J20]-[$'Chi Square 2-Way Expected'.J20])^2/[$'Chi Square 2-Way Expected'.J20])">
            <text:p/>
          </table:table-cell>
          <table:table-cell table:formula="of:=IF([$'Chi Square 2-Way Observed'.K20]=&quot;&quot;;&quot;&quot;;([$'Chi Square 2-Way Observed'.K20]-[$'Chi Square 2-Way Expected'.K20])^2/[$'Chi Square 2-Way Expected'.K20])">
            <text:p/>
          </table:table-cell>
          <table:table-cell table:formula="of:=IF([$'Chi Square 2-Way Observed'.L20]=&quot;&quot;;&quot;&quot;;([$'Chi Square 2-Way Observed'.L20]-[$'Chi Square 2-Way Expected'.L20])^2/[$'Chi Square 2-Way Expected'.L20])">
            <text:p/>
          </table:table-cell>
          <table:table-cell table:formula="of:=IF([$'Chi Square 2-Way Observed'.M20]=&quot;&quot;;&quot;&quot;;([$'Chi Square 2-Way Observed'.M20]-[$'Chi Square 2-Way Expected'.M20])^2/[$'Chi Square 2-Way Expected'.M20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1]=&quot;&quot;;&quot;&quot;;([$'Chi Square 2-Way Observed'.B21]-[$'Chi Square 2-Way Expected'.B21])^2/[$'Chi Square 2-Way Expected'.B21])">
            <text:p/>
          </table:table-cell>
          <table:table-cell table:formula="of:=IF([$'Chi Square 2-Way Observed'.C21]=&quot;&quot;;&quot;&quot;;([$'Chi Square 2-Way Observed'.C21]-[$'Chi Square 2-Way Expected'.C21])^2/[$'Chi Square 2-Way Expected'.C21])">
            <text:p/>
          </table:table-cell>
          <table:table-cell table:formula="of:=IF([$'Chi Square 2-Way Observed'.D21]=&quot;&quot;;&quot;&quot;;([$'Chi Square 2-Way Observed'.D21]-[$'Chi Square 2-Way Expected'.D21])^2/[$'Chi Square 2-Way Expected'.D21])">
            <text:p/>
          </table:table-cell>
          <table:table-cell table:formula="of:=IF([$'Chi Square 2-Way Observed'.E21]=&quot;&quot;;&quot;&quot;;([$'Chi Square 2-Way Observed'.E21]-[$'Chi Square 2-Way Expected'.E21])^2/[$'Chi Square 2-Way Expected'.E21])">
            <text:p/>
          </table:table-cell>
          <table:table-cell table:formula="of:=IF([$'Chi Square 2-Way Observed'.F21]=&quot;&quot;;&quot;&quot;;([$'Chi Square 2-Way Observed'.F21]-[$'Chi Square 2-Way Expected'.F21])^2/[$'Chi Square 2-Way Expected'.F21])">
            <text:p/>
          </table:table-cell>
          <table:table-cell table:formula="of:=IF([$'Chi Square 2-Way Observed'.G21]=&quot;&quot;;&quot;&quot;;([$'Chi Square 2-Way Observed'.G21]-[$'Chi Square 2-Way Expected'.G21])^2/[$'Chi Square 2-Way Expected'.G21])">
            <text:p/>
          </table:table-cell>
          <table:table-cell table:formula="of:=IF([$'Chi Square 2-Way Observed'.H21]=&quot;&quot;;&quot;&quot;;([$'Chi Square 2-Way Observed'.H21]-[$'Chi Square 2-Way Expected'.H21])^2/[$'Chi Square 2-Way Expected'.H21])">
            <text:p/>
          </table:table-cell>
          <table:table-cell table:formula="of:=IF([$'Chi Square 2-Way Observed'.I21]=&quot;&quot;;&quot;&quot;;([$'Chi Square 2-Way Observed'.I21]-[$'Chi Square 2-Way Expected'.I21])^2/[$'Chi Square 2-Way Expected'.I21])">
            <text:p/>
          </table:table-cell>
          <table:table-cell table:formula="of:=IF([$'Chi Square 2-Way Observed'.J21]=&quot;&quot;;&quot;&quot;;([$'Chi Square 2-Way Observed'.J21]-[$'Chi Square 2-Way Expected'.J21])^2/[$'Chi Square 2-Way Expected'.J21])">
            <text:p/>
          </table:table-cell>
          <table:table-cell table:formula="of:=IF([$'Chi Square 2-Way Observed'.K21]=&quot;&quot;;&quot;&quot;;([$'Chi Square 2-Way Observed'.K21]-[$'Chi Square 2-Way Expected'.K21])^2/[$'Chi Square 2-Way Expected'.K21])">
            <text:p/>
          </table:table-cell>
          <table:table-cell table:formula="of:=IF([$'Chi Square 2-Way Observed'.L21]=&quot;&quot;;&quot;&quot;;([$'Chi Square 2-Way Observed'.L21]-[$'Chi Square 2-Way Expected'.L21])^2/[$'Chi Square 2-Way Expected'.L21])">
            <text:p/>
          </table:table-cell>
          <table:table-cell table:formula="of:=IF([$'Chi Square 2-Way Observed'.M21]=&quot;&quot;;&quot;&quot;;([$'Chi Square 2-Way Observed'.M21]-[$'Chi Square 2-Way Expected'.M21])^2/[$'Chi Square 2-Way Expected'.M21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2]=&quot;&quot;;&quot;&quot;;([$'Chi Square 2-Way Observed'.B22]-[$'Chi Square 2-Way Expected'.B22])^2/[$'Chi Square 2-Way Expected'.B22])">
            <text:p/>
          </table:table-cell>
          <table:table-cell table:formula="of:=IF([$'Chi Square 2-Way Observed'.C22]=&quot;&quot;;&quot;&quot;;([$'Chi Square 2-Way Observed'.C22]-[$'Chi Square 2-Way Expected'.C22])^2/[$'Chi Square 2-Way Expected'.C22])">
            <text:p/>
          </table:table-cell>
          <table:table-cell table:formula="of:=IF([$'Chi Square 2-Way Observed'.D22]=&quot;&quot;;&quot;&quot;;([$'Chi Square 2-Way Observed'.D22]-[$'Chi Square 2-Way Expected'.D22])^2/[$'Chi Square 2-Way Expected'.D22])">
            <text:p/>
          </table:table-cell>
          <table:table-cell table:formula="of:=IF([$'Chi Square 2-Way Observed'.E22]=&quot;&quot;;&quot;&quot;;([$'Chi Square 2-Way Observed'.E22]-[$'Chi Square 2-Way Expected'.E22])^2/[$'Chi Square 2-Way Expected'.E22])">
            <text:p/>
          </table:table-cell>
          <table:table-cell table:formula="of:=IF([$'Chi Square 2-Way Observed'.F22]=&quot;&quot;;&quot;&quot;;([$'Chi Square 2-Way Observed'.F22]-[$'Chi Square 2-Way Expected'.F22])^2/[$'Chi Square 2-Way Expected'.F22])">
            <text:p/>
          </table:table-cell>
          <table:table-cell table:formula="of:=IF([$'Chi Square 2-Way Observed'.G22]=&quot;&quot;;&quot;&quot;;([$'Chi Square 2-Way Observed'.G22]-[$'Chi Square 2-Way Expected'.G22])^2/[$'Chi Square 2-Way Expected'.G22])">
            <text:p/>
          </table:table-cell>
          <table:table-cell table:formula="of:=IF([$'Chi Square 2-Way Observed'.H22]=&quot;&quot;;&quot;&quot;;([$'Chi Square 2-Way Observed'.H22]-[$'Chi Square 2-Way Expected'.H22])^2/[$'Chi Square 2-Way Expected'.H22])">
            <text:p/>
          </table:table-cell>
          <table:table-cell table:formula="of:=IF([$'Chi Square 2-Way Observed'.I22]=&quot;&quot;;&quot;&quot;;([$'Chi Square 2-Way Observed'.I22]-[$'Chi Square 2-Way Expected'.I22])^2/[$'Chi Square 2-Way Expected'.I22])">
            <text:p/>
          </table:table-cell>
          <table:table-cell table:formula="of:=IF([$'Chi Square 2-Way Observed'.J22]=&quot;&quot;;&quot;&quot;;([$'Chi Square 2-Way Observed'.J22]-[$'Chi Square 2-Way Expected'.J22])^2/[$'Chi Square 2-Way Expected'.J22])">
            <text:p/>
          </table:table-cell>
          <table:table-cell table:formula="of:=IF([$'Chi Square 2-Way Observed'.K22]=&quot;&quot;;&quot;&quot;;([$'Chi Square 2-Way Observed'.K22]-[$'Chi Square 2-Way Expected'.K22])^2/[$'Chi Square 2-Way Expected'.K22])">
            <text:p/>
          </table:table-cell>
          <table:table-cell table:formula="of:=IF([$'Chi Square 2-Way Observed'.L22]=&quot;&quot;;&quot;&quot;;([$'Chi Square 2-Way Observed'.L22]-[$'Chi Square 2-Way Expected'.L22])^2/[$'Chi Square 2-Way Expected'.L22])">
            <text:p/>
          </table:table-cell>
          <table:table-cell table:formula="of:=IF([$'Chi Square 2-Way Observed'.M22]=&quot;&quot;;&quot;&quot;;([$'Chi Square 2-Way Observed'.M22]-[$'Chi Square 2-Way Expected'.M22])^2/[$'Chi Square 2-Way Expected'.M22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3]=&quot;&quot;;&quot;&quot;;([$'Chi Square 2-Way Observed'.B23]-[$'Chi Square 2-Way Expected'.B23])^2/[$'Chi Square 2-Way Expected'.B23])">
            <text:p/>
          </table:table-cell>
          <table:table-cell table:formula="of:=IF([$'Chi Square 2-Way Observed'.C23]=&quot;&quot;;&quot;&quot;;([$'Chi Square 2-Way Observed'.C23]-[$'Chi Square 2-Way Expected'.C23])^2/[$'Chi Square 2-Way Expected'.C23])">
            <text:p/>
          </table:table-cell>
          <table:table-cell table:formula="of:=IF([$'Chi Square 2-Way Observed'.D23]=&quot;&quot;;&quot;&quot;;([$'Chi Square 2-Way Observed'.D23]-[$'Chi Square 2-Way Expected'.D23])^2/[$'Chi Square 2-Way Expected'.D23])">
            <text:p/>
          </table:table-cell>
          <table:table-cell table:formula="of:=IF([$'Chi Square 2-Way Observed'.E23]=&quot;&quot;;&quot;&quot;;([$'Chi Square 2-Way Observed'.E23]-[$'Chi Square 2-Way Expected'.E23])^2/[$'Chi Square 2-Way Expected'.E23])">
            <text:p/>
          </table:table-cell>
          <table:table-cell table:formula="of:=IF([$'Chi Square 2-Way Observed'.F23]=&quot;&quot;;&quot;&quot;;([$'Chi Square 2-Way Observed'.F23]-[$'Chi Square 2-Way Expected'.F23])^2/[$'Chi Square 2-Way Expected'.F23])">
            <text:p/>
          </table:table-cell>
          <table:table-cell table:formula="of:=IF([$'Chi Square 2-Way Observed'.G23]=&quot;&quot;;&quot;&quot;;([$'Chi Square 2-Way Observed'.G23]-[$'Chi Square 2-Way Expected'.G23])^2/[$'Chi Square 2-Way Expected'.G23])">
            <text:p/>
          </table:table-cell>
          <table:table-cell table:formula="of:=IF([$'Chi Square 2-Way Observed'.H23]=&quot;&quot;;&quot;&quot;;([$'Chi Square 2-Way Observed'.H23]-[$'Chi Square 2-Way Expected'.H23])^2/[$'Chi Square 2-Way Expected'.H23])">
            <text:p/>
          </table:table-cell>
          <table:table-cell table:formula="of:=IF([$'Chi Square 2-Way Observed'.I23]=&quot;&quot;;&quot;&quot;;([$'Chi Square 2-Way Observed'.I23]-[$'Chi Square 2-Way Expected'.I23])^2/[$'Chi Square 2-Way Expected'.I23])">
            <text:p/>
          </table:table-cell>
          <table:table-cell table:formula="of:=IF([$'Chi Square 2-Way Observed'.J23]=&quot;&quot;;&quot;&quot;;([$'Chi Square 2-Way Observed'.J23]-[$'Chi Square 2-Way Expected'.J23])^2/[$'Chi Square 2-Way Expected'.J23])">
            <text:p/>
          </table:table-cell>
          <table:table-cell table:formula="of:=IF([$'Chi Square 2-Way Observed'.K23]=&quot;&quot;;&quot;&quot;;([$'Chi Square 2-Way Observed'.K23]-[$'Chi Square 2-Way Expected'.K23])^2/[$'Chi Square 2-Way Expected'.K23])">
            <text:p/>
          </table:table-cell>
          <table:table-cell table:formula="of:=IF([$'Chi Square 2-Way Observed'.L23]=&quot;&quot;;&quot;&quot;;([$'Chi Square 2-Way Observed'.L23]-[$'Chi Square 2-Way Expected'.L23])^2/[$'Chi Square 2-Way Expected'.L23])">
            <text:p/>
          </table:table-cell>
          <table:table-cell table:formula="of:=IF([$'Chi Square 2-Way Observed'.M23]=&quot;&quot;;&quot;&quot;;([$'Chi Square 2-Way Observed'.M23]-[$'Chi Square 2-Way Expected'.M23])^2/[$'Chi Square 2-Way Expected'.M23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4]=&quot;&quot;;&quot;&quot;;([$'Chi Square 2-Way Observed'.B24]-[$'Chi Square 2-Way Expected'.B24])^2/[$'Chi Square 2-Way Expected'.B24])">
            <text:p/>
          </table:table-cell>
          <table:table-cell table:formula="of:=IF([$'Chi Square 2-Way Observed'.C24]=&quot;&quot;;&quot;&quot;;([$'Chi Square 2-Way Observed'.C24]-[$'Chi Square 2-Way Expected'.C24])^2/[$'Chi Square 2-Way Expected'.C24])">
            <text:p/>
          </table:table-cell>
          <table:table-cell table:formula="of:=IF([$'Chi Square 2-Way Observed'.D24]=&quot;&quot;;&quot;&quot;;([$'Chi Square 2-Way Observed'.D24]-[$'Chi Square 2-Way Expected'.D24])^2/[$'Chi Square 2-Way Expected'.D24])">
            <text:p/>
          </table:table-cell>
          <table:table-cell table:formula="of:=IF([$'Chi Square 2-Way Observed'.E24]=&quot;&quot;;&quot;&quot;;([$'Chi Square 2-Way Observed'.E24]-[$'Chi Square 2-Way Expected'.E24])^2/[$'Chi Square 2-Way Expected'.E24])">
            <text:p/>
          </table:table-cell>
          <table:table-cell table:formula="of:=IF([$'Chi Square 2-Way Observed'.F24]=&quot;&quot;;&quot;&quot;;([$'Chi Square 2-Way Observed'.F24]-[$'Chi Square 2-Way Expected'.F24])^2/[$'Chi Square 2-Way Expected'.F24])">
            <text:p/>
          </table:table-cell>
          <table:table-cell table:formula="of:=IF([$'Chi Square 2-Way Observed'.G24]=&quot;&quot;;&quot;&quot;;([$'Chi Square 2-Way Observed'.G24]-[$'Chi Square 2-Way Expected'.G24])^2/[$'Chi Square 2-Way Expected'.G24])">
            <text:p/>
          </table:table-cell>
          <table:table-cell table:formula="of:=IF([$'Chi Square 2-Way Observed'.H24]=&quot;&quot;;&quot;&quot;;([$'Chi Square 2-Way Observed'.H24]-[$'Chi Square 2-Way Expected'.H24])^2/[$'Chi Square 2-Way Expected'.H24])">
            <text:p/>
          </table:table-cell>
          <table:table-cell table:formula="of:=IF([$'Chi Square 2-Way Observed'.I24]=&quot;&quot;;&quot;&quot;;([$'Chi Square 2-Way Observed'.I24]-[$'Chi Square 2-Way Expected'.I24])^2/[$'Chi Square 2-Way Expected'.I24])">
            <text:p/>
          </table:table-cell>
          <table:table-cell table:formula="of:=IF([$'Chi Square 2-Way Observed'.J24]=&quot;&quot;;&quot;&quot;;([$'Chi Square 2-Way Observed'.J24]-[$'Chi Square 2-Way Expected'.J24])^2/[$'Chi Square 2-Way Expected'.J24])">
            <text:p/>
          </table:table-cell>
          <table:table-cell table:formula="of:=IF([$'Chi Square 2-Way Observed'.K24]=&quot;&quot;;&quot;&quot;;([$'Chi Square 2-Way Observed'.K24]-[$'Chi Square 2-Way Expected'.K24])^2/[$'Chi Square 2-Way Expected'.K24])">
            <text:p/>
          </table:table-cell>
          <table:table-cell table:formula="of:=IF([$'Chi Square 2-Way Observed'.L24]=&quot;&quot;;&quot;&quot;;([$'Chi Square 2-Way Observed'.L24]-[$'Chi Square 2-Way Expected'.L24])^2/[$'Chi Square 2-Way Expected'.L24])">
            <text:p/>
          </table:table-cell>
          <table:table-cell table:formula="of:=IF([$'Chi Square 2-Way Observed'.M24]=&quot;&quot;;&quot;&quot;;([$'Chi Square 2-Way Observed'.M24]-[$'Chi Square 2-Way Expected'.M24])^2/[$'Chi Square 2-Way Expected'.M24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5]=&quot;&quot;;&quot;&quot;;([$'Chi Square 2-Way Observed'.B25]-[$'Chi Square 2-Way Expected'.B25])^2/[$'Chi Square 2-Way Expected'.B25])">
            <text:p/>
          </table:table-cell>
          <table:table-cell table:formula="of:=IF([$'Chi Square 2-Way Observed'.C25]=&quot;&quot;;&quot;&quot;;([$'Chi Square 2-Way Observed'.C25]-[$'Chi Square 2-Way Expected'.C25])^2/[$'Chi Square 2-Way Expected'.C25])">
            <text:p/>
          </table:table-cell>
          <table:table-cell table:formula="of:=IF([$'Chi Square 2-Way Observed'.D25]=&quot;&quot;;&quot;&quot;;([$'Chi Square 2-Way Observed'.D25]-[$'Chi Square 2-Way Expected'.D25])^2/[$'Chi Square 2-Way Expected'.D25])">
            <text:p/>
          </table:table-cell>
          <table:table-cell table:formula="of:=IF([$'Chi Square 2-Way Observed'.E25]=&quot;&quot;;&quot;&quot;;([$'Chi Square 2-Way Observed'.E25]-[$'Chi Square 2-Way Expected'.E25])^2/[$'Chi Square 2-Way Expected'.E25])">
            <text:p/>
          </table:table-cell>
          <table:table-cell table:formula="of:=IF([$'Chi Square 2-Way Observed'.F25]=&quot;&quot;;&quot;&quot;;([$'Chi Square 2-Way Observed'.F25]-[$'Chi Square 2-Way Expected'.F25])^2/[$'Chi Square 2-Way Expected'.F25])">
            <text:p/>
          </table:table-cell>
          <table:table-cell table:formula="of:=IF([$'Chi Square 2-Way Observed'.G25]=&quot;&quot;;&quot;&quot;;([$'Chi Square 2-Way Observed'.G25]-[$'Chi Square 2-Way Expected'.G25])^2/[$'Chi Square 2-Way Expected'.G25])">
            <text:p/>
          </table:table-cell>
          <table:table-cell table:formula="of:=IF([$'Chi Square 2-Way Observed'.H25]=&quot;&quot;;&quot;&quot;;([$'Chi Square 2-Way Observed'.H25]-[$'Chi Square 2-Way Expected'.H25])^2/[$'Chi Square 2-Way Expected'.H25])">
            <text:p/>
          </table:table-cell>
          <table:table-cell table:formula="of:=IF([$'Chi Square 2-Way Observed'.I25]=&quot;&quot;;&quot;&quot;;([$'Chi Square 2-Way Observed'.I25]-[$'Chi Square 2-Way Expected'.I25])^2/[$'Chi Square 2-Way Expected'.I25])">
            <text:p/>
          </table:table-cell>
          <table:table-cell table:formula="of:=IF([$'Chi Square 2-Way Observed'.J25]=&quot;&quot;;&quot;&quot;;([$'Chi Square 2-Way Observed'.J25]-[$'Chi Square 2-Way Expected'.J25])^2/[$'Chi Square 2-Way Expected'.J25])">
            <text:p/>
          </table:table-cell>
          <table:table-cell table:formula="of:=IF([$'Chi Square 2-Way Observed'.K25]=&quot;&quot;;&quot;&quot;;([$'Chi Square 2-Way Observed'.K25]-[$'Chi Square 2-Way Expected'.K25])^2/[$'Chi Square 2-Way Expected'.K25])">
            <text:p/>
          </table:table-cell>
          <table:table-cell table:formula="of:=IF([$'Chi Square 2-Way Observed'.L25]=&quot;&quot;;&quot;&quot;;([$'Chi Square 2-Way Observed'.L25]-[$'Chi Square 2-Way Expected'.L25])^2/[$'Chi Square 2-Way Expected'.L25])">
            <text:p/>
          </table:table-cell>
          <table:table-cell table:formula="of:=IF([$'Chi Square 2-Way Observed'.M25]=&quot;&quot;;&quot;&quot;;([$'Chi Square 2-Way Observed'.M25]-[$'Chi Square 2-Way Expected'.M25])^2/[$'Chi Square 2-Way Expected'.M25])">
            <text:p/>
          </table:table-cell>
          <table:table-cell table:number-columns-repeated="1011"/>
        </table:table-row>
        <table:table-row table:style-name="ro3">
          <table:table-cell/>
          <table:table-cell table:formula="of:=IF([$'Chi Square 2-Way Observed'.B26]=&quot;&quot;;&quot;&quot;;([$'Chi Square 2-Way Observed'.B26]-[$'Chi Square 2-Way Expected'.B26])^2/[$'Chi Square 2-Way Expected'.B26])">
            <text:p/>
          </table:table-cell>
          <table:table-cell table:formula="of:=IF([$'Chi Square 2-Way Observed'.C26]=&quot;&quot;;&quot;&quot;;([$'Chi Square 2-Way Observed'.C26]-[$'Chi Square 2-Way Expected'.C26])^2/[$'Chi Square 2-Way Expected'.C26])">
            <text:p/>
          </table:table-cell>
          <table:table-cell table:formula="of:=IF([$'Chi Square 2-Way Observed'.D26]=&quot;&quot;;&quot;&quot;;([$'Chi Square 2-Way Observed'.D26]-[$'Chi Square 2-Way Expected'.D26])^2/[$'Chi Square 2-Way Expected'.D26])">
            <text:p/>
          </table:table-cell>
          <table:table-cell table:formula="of:=IF([$'Chi Square 2-Way Observed'.E26]=&quot;&quot;;&quot;&quot;;([$'Chi Square 2-Way Observed'.E26]-[$'Chi Square 2-Way Expected'.E26])^2/[$'Chi Square 2-Way Expected'.E26])">
            <text:p/>
          </table:table-cell>
          <table:table-cell table:formula="of:=IF([$'Chi Square 2-Way Observed'.F26]=&quot;&quot;;&quot;&quot;;([$'Chi Square 2-Way Observed'.F26]-[$'Chi Square 2-Way Expected'.F26])^2/[$'Chi Square 2-Way Expected'.F26])">
            <text:p/>
          </table:table-cell>
          <table:table-cell table:formula="of:=IF([$'Chi Square 2-Way Observed'.G26]=&quot;&quot;;&quot;&quot;;([$'Chi Square 2-Way Observed'.G26]-[$'Chi Square 2-Way Expected'.G26])^2/[$'Chi Square 2-Way Expected'.G26])">
            <text:p/>
          </table:table-cell>
          <table:table-cell table:formula="of:=IF([$'Chi Square 2-Way Observed'.H26]=&quot;&quot;;&quot;&quot;;([$'Chi Square 2-Way Observed'.H26]-[$'Chi Square 2-Way Expected'.H26])^2/[$'Chi Square 2-Way Expected'.H26])">
            <text:p/>
          </table:table-cell>
          <table:table-cell table:formula="of:=IF([$'Chi Square 2-Way Observed'.I26]=&quot;&quot;;&quot;&quot;;([$'Chi Square 2-Way Observed'.I26]-[$'Chi Square 2-Way Expected'.I26])^2/[$'Chi Square 2-Way Expected'.I26])">
            <text:p/>
          </table:table-cell>
          <table:table-cell table:formula="of:=IF([$'Chi Square 2-Way Observed'.J26]=&quot;&quot;;&quot;&quot;;([$'Chi Square 2-Way Observed'.J26]-[$'Chi Square 2-Way Expected'.J26])^2/[$'Chi Square 2-Way Expected'.J26])">
            <text:p/>
          </table:table-cell>
          <table:table-cell table:formula="of:=IF([$'Chi Square 2-Way Observed'.K26]=&quot;&quot;;&quot;&quot;;([$'Chi Square 2-Way Observed'.K26]-[$'Chi Square 2-Way Expected'.K26])^2/[$'Chi Square 2-Way Expected'.K26])">
            <text:p/>
          </table:table-cell>
          <table:table-cell table:formula="of:=IF([$'Chi Square 2-Way Observed'.L26]=&quot;&quot;;&quot;&quot;;([$'Chi Square 2-Way Observed'.L26]-[$'Chi Square 2-Way Expected'.L26])^2/[$'Chi Square 2-Way Expected'.L26])">
            <text:p/>
          </table:table-cell>
          <table:table-cell table:formula="of:=IF([$'Chi Square 2-Way Observed'.M26]=&quot;&quot;;&quot;&quot;;([$'Chi Square 2-Way Observed'.M26]-[$'Chi Square 2-Way Expected'.M26])^2/[$'Chi Square 2-Way Expected'.M26])">
            <text:p/>
          </table:table-cell>
          <table:table-cell table:number-columns-repeated="1011"/>
        </table:table-row>
        <table:table-row table:style-name="ro3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ndard Normal Distribution" table:style-name="ta6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5" table:number-columns-repeated="19" table:default-cell-style-name="Default"/>
        <table:table-column table:style-name="co6" table:number-columns-repeated="99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Probabilities</text:p>
          </table:table-cell>
          <table:covered-table-cell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=</text:p>
          </table:table-cell>
          <table:table-cell table:style-name="ce5" office:value-type="float" office:value="-0.75" calcext:value-type="float">
            <text:p>-0.75</text:p>
          </table:table-cell>
          <table:table-cell table:style-name="ce1"/>
          <table:table-cell table:style-name="ce4" office:value-type="string" calcext:value-type="string">
            <text:p>P(Z &lt; a)=</text:p>
          </table:table-cell>
          <table:table-cell table:style-name="ce18" table:formula="of:=ROUND(norm.dist([.B2];0;1;1);4)" office:value-type="string" office:string-value="" calcext:value-type="error">
            <text:p>#NAME?</text:p>
          </table:table-cell>
          <table:table-cell table:style-name="ce4" office:value-type="string" calcext:value-type="string">
            <text:p>P(Z &gt; a)=</text:p>
          </table:table-cell>
          <table:table-cell table:style-name="ce18" table:formula="of:=1-[.E2]" office:value-type="string" office:string-value="" calcext:value-type="error">
            <text:p>#NAME?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=</text:p>
          </table:table-cell>
          <table:table-cell table:style-name="ce5" office:value-type="float" office:value="2.5" calcext:value-type="float">
            <text:p>2.5</text:p>
          </table:table-cell>
          <table:table-cell table:style-name="ce1"/>
          <table:table-cell table:style-name="ce4" office:value-type="string" calcext:value-type="string">
            <text:p>P(Z &lt; b)=</text:p>
          </table:table-cell>
          <table:table-cell table:style-name="ce18" table:formula="of:=ROUND(norm.dist([.B3];0;1;1);4)" office:value-type="string" office:string-value="" calcext:value-type="error">
            <text:p>#NAME?</text:p>
          </table:table-cell>
          <table:table-cell table:style-name="ce4" office:value-type="string" calcext:value-type="string">
            <text:p>P(Z &gt; b)=</text:p>
          </table:table-cell>
          <table:table-cell table:style-name="ce18" table:formula="of:=1-[.E3]" office:value-type="string" office:string-value="" calcext:value-type="error">
            <text:p>#NAME?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P( a &lt; Z &lt; b)=</text:p>
          </table:table-cell>
          <table:table-cell table:style-name="ce18" table:formula="of:=[.E3]-[.E2]" office:value-type="float" office:value="0.7672" calcext:value-type="float">
            <text:p>0.767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7" office:value-type="string" calcext:value-type="string" table:number-columns-spanned="2" table:number-rows-spanned="1">
            <text:p>Cutoffs</text:p>
          </table:table-cell>
          <table:covered-table-cell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rea to the left=</text:p>
          </table:table-cell>
          <table:table-cell table:style-name="ce5" office:value-type="float" office:value="0.5" calcext:value-type="float">
            <text:p>0.5</text:p>
          </table:table-cell>
          <table:table-cell table:style-name="ce1"/>
          <table:table-cell table:style-name="ce4" office:value-type="string" calcext:value-type="string">
            <text:p>Z=</text:p>
          </table:table-cell>
          <table:table-cell table:style-name="ce18" table:formula="of:=ROUND(LEGACY.NORMSINV([.B8]);3)" office:value-type="float" office:value="0" calcext:value-type="float">
            <text:p>0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92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mal Distribution" table:style-name="ta7"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5" table:number-columns-repeated="19" table:default-cell-style-name="Default"/>
        <table:table-column table:style-name="co6" table:number-columns-repeated="998" table:default-cell-style-name="Default"/>
        <table:table-row table:style-name="ro1">
          <table:table-cell table:style-name="ce6" office:value-type="string" calcext:value-type="string">
            <text:p>Mean=</text:p>
          </table:table-cell>
          <table:table-cell table:style-name="ce5" office:value-type="float" office:value="64" calcext:value-type="float">
            <text:p>64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Standard Deviation=</text:p>
          </table:table-cell>
          <table:table-cell table:style-name="ce5" office:value-type="float" office:value="4" calcext:value-type="float">
            <text:p>4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6"/>
          <table:table-cell table:style-name="ce5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7" office:value-type="string" calcext:value-type="string" table:number-columns-spanned="2" table:number-rows-spanned="1">
            <text:p>Probabilities</text:p>
          </table:table-cell>
          <table:covered-table-cell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=</text:p>
          </table:table-cell>
          <table:table-cell table:style-name="ce5" office:value-type="float" office:value="61" calcext:value-type="float">
            <text:p>61</text:p>
          </table:table-cell>
          <table:table-cell table:style-name="ce1"/>
          <table:table-cell table:style-name="ce4" office:value-type="string" calcext:value-type="string">
            <text:p>P(X &lt; a)=</text:p>
          </table:table-cell>
          <table:table-cell table:style-name="ce18" table:formula="of:=ROUND(norm.dist([.B5];[.$B$1];[.$B$2];1);4)" office:value-type="string" office:string-value="" calcext:value-type="error">
            <text:p>#NAME?</text:p>
          </table:table-cell>
          <table:table-cell table:style-name="ce4" office:value-type="string" calcext:value-type="string">
            <text:p>P(X &gt; a)=</text:p>
          </table:table-cell>
          <table:table-cell table:style-name="ce18" table:formula="of:=1-[.E5]" office:value-type="string" office:string-value="" calcext:value-type="error">
            <text:p>#NAME?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=</text:p>
          </table:table-cell>
          <table:table-cell table:style-name="ce5" office:value-type="float" office:value="74" calcext:value-type="float">
            <text:p>74</text:p>
          </table:table-cell>
          <table:table-cell table:style-name="ce1"/>
          <table:table-cell table:style-name="ce4" office:value-type="string" calcext:value-type="string">
            <text:p>P(X &lt; b)=</text:p>
          </table:table-cell>
          <table:table-cell table:style-name="ce18" table:formula="of:=ROUND(norm.dist([.B6];[.$B$1];[.$B$2];1);4)" office:value-type="string" office:string-value="" calcext:value-type="error">
            <text:p>#NAME?</text:p>
          </table:table-cell>
          <table:table-cell table:style-name="ce4" office:value-type="string" calcext:value-type="string">
            <text:p>P(X &gt; b)=</text:p>
          </table:table-cell>
          <table:table-cell table:style-name="ce18" table:formula="of:=1-[.E6]" office:value-type="string" office:string-value="" calcext:value-type="error">
            <text:p>#NAME?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P( a &lt; X &lt; b)=</text:p>
          </table:table-cell>
          <table:table-cell table:style-name="ce18" table:formula="of:=[.E6]-[.E5]" office:value-type="float" office:value="0.7672" calcext:value-type="float">
            <text:p>0.767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7" office:value-type="string" calcext:value-type="string" table:number-columns-spanned="2" table:number-rows-spanned="1">
            <text:p>Cutoffs</text:p>
          </table:table-cell>
          <table:covered-table-cell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rea to the left=</text:p>
          </table:table-cell>
          <table:table-cell table:style-name="ce5" office:value-type="float" office:value="0.5" calcext:value-type="float">
            <text:p>0.5</text:p>
          </table:table-cell>
          <table:table-cell table:style-name="ce1"/>
          <table:table-cell table:style-name="ce4" office:value-type="string" calcext:value-type="string">
            <text:p>X=</text:p>
          </table:table-cell>
          <table:table-cell table:style-name="ce18" table:formula="of:=LEGACY.NORMSINV([.B11])*[.B2]+[.B1]" office:value-type="float" office:value="64" calcext:value-type="float">
            <text:p>64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89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3.81pt"/>
      </style:header-style>
      <style:footer-style>
        <style:header-footer-properties fo:min-height="75.8pt" fo:margin-left="0pt" fo:margin-right="0pt" fo:margin-top="63.81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i_20_Square_20_2-Way_20_Observed" style:display-name="PageStyle_Chi Square 2-Way Observ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_20_Square_20_2-Way_20_Expected" style:display-name="PageStyle_Chi Square 2-Way Expect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sic_20_Stats_20_and_20_Scratch_20_Work" style:display-name="PageStyle_Basic Stats and Scratch Wor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hi_20_Square_20_GOF" style:display-name="PageStyle_Chi Square GO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_20_Square_20_Work" style:display-name="PageStyle_Chi Square Wor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ndard_20_Normal_20_Distribution" style:display-name="PageStyle_Standard Normal Distribu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mal_20_Distribution" style:display-name="PageStyle_Normal Distribut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0:48:17.285605135</dc:date>
    <meta:editing-duration>PT2M11S</meta:editing-duration>
    <meta:editing-cycles>1</meta:editing-cycles>
    <meta:generator>LibreOffice/6.1.6.3$Linux_X86_64 LibreOffice_project/10$Build-3</meta:generator>
    <meta:document-statistic meta:table-count="7" meta:cell-count="805" meta:object-count="0"/>
  </office:meta>
</office:document-meta>
</file>